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54.71pt"/>
    </style:style>
    <style:style style:name="co15" style:family="table-column">
      <style:table-column-properties fo:break-before="auto" style:column-width="28.8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99"/>
      <style:text-properties fo:color="#ff6600"/>
    </style:style>
    <style:style style:name="ce29" style:family="table-cell" style:parent-style-name="Default">
      <style:table-cell-properties fo:background-color="#ccffcc"/>
      <style:text-properties fo:color="#ff6600"/>
    </style:style>
    <style:style style:name="ce30" style:family="table-cell" style:parent-style-name="Default">
      <style:table-cell-properties fo:background-color="#ccffff"/>
      <style:text-properties fo:color="#ff6600"/>
    </style:style>
    <style:style style:name="ce31" style:family="table-cell" style:parent-style-name="Default">
      <style:table-cell-properties fo:background-color="#ffccff"/>
      <style:text-properties fo:color="#ff6600"/>
    </style:style>
    <style:style style:name="ce32" style:family="table-cell" style:parent-style-name="Default">
      <style:table-cell-properties fo:background-color="#66ff66"/>
      <style:text-properties fo:color="#ff6600"/>
    </style:style>
    <style:style style:name="ce33" style:family="table-cell" style:parent-style-name="Default">
      <style:table-cell-properties fo:background-color="#eeeeee"/>
      <style:text-properties fo:color="#ff6600"/>
    </style:style>
    <style:style style:name="ce34" style:family="table-cell" style:parent-style-name="Default">
      <style:table-cell-properties fo:background-color="#ffcc00"/>
      <style:text-properties fo:color="#ff6600"/>
    </style:style>
    <style:style style:name="ce35" style:family="table-cell" style:parent-style-name="Default">
      <style:text-properties fo:color="#ff66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eeeeee"/>
      <style:text-properties fo:color="#6666ff"/>
    </style:style>
    <style:style style:name="ce38" style:family="table-cell" style:parent-style-name="Default">
      <style:table-cell-properties fo:background-color="#ccffff"/>
      <style:text-properties fo:color="#6666ff"/>
    </style:style>
    <style:style style:name="ce39" style:family="table-cell" style:parent-style-name="Default">
      <style:table-cell-properties fo:background-color="#ffff99"/>
      <style:text-properties fo:color="#6666ff"/>
    </style:style>
    <style:style style:name="ce40" style:family="table-cell" style:parent-style-name="Default">
      <style:table-cell-properties fo:background-color="#ffccff"/>
      <style:text-properties fo:color="#6666ff"/>
    </style:style>
    <style:style style:name="ce41" style:family="table-cell" style:parent-style-name="Default">
      <style:table-cell-properties fo:background-color="#ffcc00"/>
      <style:text-properties fo:color="#6666ff"/>
    </style:style>
    <style:style style:name="ce42" style:family="table-cell" style:parent-style-name="Default">
      <style:table-cell-properties fo:background-color="#ccffcc"/>
      <style:text-properties fo:color="#6666ff"/>
    </style:style>
    <style:style style:name="ce43" style:family="table-cell" style:parent-style-name="Default">
      <style:table-cell-properties fo:background-color="#66ff66"/>
      <style:text-properties fo:color="#6666ff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66ff6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ff9999"/>
    </style:style>
    <style:style style:name="ce48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33ff99"/>
    </style:style>
    <style:style style:name="ce51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#00ccff"/>
    </style:style>
    <style:style style:name="ce53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99ff"/>
    </style:style>
    <style:style style:name="ce56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57" style:family="table-cell" style:parent-style-name="Default">
      <style:table-cell-properties fo:background-color="#66ffff"/>
    </style:style>
    <style:style style:name="ce5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ccff99"/>
    </style:style>
    <style:style style:name="ce60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ackground-color="#ffcc00"/>
    </style:style>
    <style:style style:name="ce62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99ff66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9999"/>
      <style:text-properties fo:color="#ff6600"/>
    </style:style>
    <style:style style:name="ce69" style:family="table-cell" style:parent-style-name="Default">
      <style:table-cell-properties fo:background-color="#ccff99"/>
      <style:text-properties fo:color="#ff6600"/>
    </style:style>
    <style:style style:name="ce70" style:family="table-cell" style:parent-style-name="Default">
      <style:table-cell-properties fo:background-color="#33ff99"/>
      <style:text-properties fo:color="#ff6600"/>
    </style:style>
    <style:style style:name="ce71" style:family="table-cell" style:parent-style-name="Default">
      <style:table-cell-properties fo:background-color="#66ffff"/>
      <style:text-properties fo:color="#ff6600"/>
    </style:style>
    <style:style style:name="ce72" style:family="table-cell" style:parent-style-name="Default">
      <style:table-cell-properties fo:background-color="#00ccff"/>
      <style:text-properties fo:color="#ff6600"/>
    </style:style>
    <style:style style:name="ce73" style:family="table-cell" style:parent-style-name="Default">
      <style:table-cell-properties fo:background-color="#ff99ff"/>
      <style:text-properties fo:color="#ff6600"/>
    </style:style>
    <style:style style:name="ce74" style:family="table-cell" style:parent-style-name="Default">
      <style:table-cell-properties fo:background-color="#ff9999"/>
      <style:text-properties fo:color="#000000"/>
    </style:style>
    <style:style style:name="ce75" style:family="table-cell" style:parent-style-name="Default">
      <style:table-cell-properties fo:background-color="#ffcc00"/>
      <style:text-properties fo:color="#000000"/>
    </style:style>
    <style:style style:name="ce76" style:family="table-cell" style:parent-style-name="Default">
      <style:table-cell-properties fo:background-color="#ffff99"/>
      <style:text-properties fo:color="#000000"/>
    </style:style>
    <style:style style:name="ce77" style:family="table-cell" style:parent-style-name="Default">
      <style:table-cell-properties fo:background-color="#ccff99"/>
      <style:text-properties fo:color="#000000"/>
    </style:style>
    <style:style style:name="ce78" style:family="table-cell" style:parent-style-name="Default">
      <style:table-cell-properties fo:background-color="#33ff99"/>
      <style:text-properties fo:color="#000000"/>
    </style:style>
    <style:style style:name="ce79" style:family="table-cell" style:parent-style-name="Default">
      <style:table-cell-properties fo:background-color="#66ffff"/>
      <style:text-properties fo:color="#000000"/>
    </style:style>
    <style:style style:name="ce80" style:family="table-cell" style:parent-style-name="Default">
      <style:table-cell-properties fo:background-color="#00ccff"/>
      <style:text-properties fo:color="#000000"/>
    </style:style>
    <style:style style:name="ce81" style:family="table-cell" style:parent-style-name="Default">
      <style:table-cell-properties fo:background-color="#ff99ff"/>
      <style:text-properties fo:color="#000000"/>
    </style:style>
    <style:style style:name="ce82" style:family="table-cell" style:parent-style-name="Default">
      <style:table-cell-properties fo:background-color="#66ffff"/>
      <style:text-properties fo:color="#6666ff"/>
    </style:style>
    <style:style style:name="ce83" style:family="table-cell" style:parent-style-name="Default">
      <style:table-cell-properties fo:background-color="#ff9999"/>
      <style:text-properties fo:color="#6666ff"/>
    </style:style>
    <style:style style:name="ce84" style:family="table-cell" style:parent-style-name="Default">
      <style:table-cell-properties fo:background-color="#ccff99"/>
      <style:text-properties fo:color="#6666ff"/>
    </style:style>
    <style:style style:name="ce85" style:family="table-cell" style:parent-style-name="Default">
      <style:table-cell-properties fo:background-color="#00ccff"/>
      <style:text-properties fo:color="#6666ff"/>
    </style:style>
    <style:style style:name="ce86" style:family="table-cell" style:parent-style-name="Default">
      <style:table-cell-properties fo:background-color="#33ff99"/>
      <style:text-properties fo:color="#6666ff"/>
    </style:style>
    <style:style style:name="ce87" style:family="table-cell" style:parent-style-name="Default">
      <style:table-cell-properties fo:background-color="#ff99ff"/>
      <style:text-properties fo:color="#6666ff"/>
    </style:style>
    <style:style style:name="ce88" style:family="table-cell" style:parent-style-name="Default">
      <style:text-properties fo:color="#000000"/>
    </style:style>
    <style:style style:name="ce89" style:family="table-cell" style:parent-style-name="Default">
      <style:table-cell-properties fo:background-color="#ff66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91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6" style:family="table-cell" style:parent-style-name="Default">
      <style:table-cell-properties fo:background-color="#99ffff"/>
    </style:style>
    <style:style style:name="ce97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table:formula="of:=COS(PI()/8*([.B$2]+0.5)*([.$A3]+0.5))" office:value-type="float" office:value="0.995184726672197" calcext:value-type="float">
            <text:p>0.9951847267</text:p>
          </table:table-cell>
          <table:table-cell table:style-name="ce29" table:formula="of:=COS(PI()/8*([.C$2]+0.5)*([.$A3]+0.5))" office:value-type="float" office:value="0.956940335732209" calcext:value-type="float">
            <text:p>0.9569403357</text:p>
          </table:table-cell>
          <table:table-cell table:style-name="ce30" table:formula="of:=COS(PI()/8*([.D$2]+0.5)*([.$A3]+0.5))" office:value-type="float" office:value="0.881921264348355" calcext:value-type="float">
            <text:p>0.8819212643</text:p>
          </table:table-cell>
          <table:table-cell table:style-name="ce31" table:formula="of:=COS(PI()/8*([.E$2]+0.5)*([.$A3]+0.5))" office:value-type="float" office:value="0.773010453362737" calcext:value-type="float">
            <text:p>0.7730104534</text:p>
          </table:table-cell>
          <table:table-cell table:style-name="ce32" table:formula="of:=COS(PI()/8*([.F$2]+0.5)*([.$A3]+0.5))" office:value-type="float" office:value="0.634393284163645" calcext:value-type="float">
            <text:p>0.6343932842</text:p>
          </table:table-cell>
          <table:table-cell table:style-name="ce33" table:formula="of:=COS(PI()/8*([.G$2]+0.5)*([.$A3]+0.5))" office:value-type="float" office:value="0.471396736825998" calcext:value-type="float">
            <text:p>0.4713967368</text:p>
          </table:table-cell>
          <table:table-cell table:style-name="ce34" table:formula="of:=COS(PI()/8*([.H$2]+0.5)*([.$A3]+0.5))" office:value-type="float" office:value="0.290284677254462" calcext:value-type="float">
            <text:p>0.2902846773</text:p>
          </table:table-cell>
          <table:table-cell table:style-name="ce35" table:formula="of:=COS(PI()/8*([.I$2]+0.5)*([.$A3]+0.5))" office:value-type="float" office:value="0.0980171403295608" calcext:value-type="float">
            <text:p>0.0980171403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29" table:formula="of:=COS(PI()/8*([.B$2]+0.5)*([.$A4]+0.5))" office:value-type="float" office:value="0.956940335732209" calcext:value-type="float">
            <text:p>0.9569403357</text:p>
          </table:table-cell>
          <table:table-cell table:style-name="ce32" table:formula="of:=COS(PI()/8*([.C$2]+0.5)*([.$A4]+0.5))" office:value-type="float" office:value="0.634393284163645" calcext:value-type="float">
            <text:p>0.6343932842</text:p>
          </table:table-cell>
          <table:table-cell table:style-name="ce35" table:formula="of:=COS(PI()/8*([.D$2]+0.5)*([.$A4]+0.5))" office:value-type="float" office:value="0.0980171403295608" calcext:value-type="float">
            <text:p>0.0980171403</text:p>
          </table:table-cell>
          <table:table-cell table:style-name="ce37" table:formula="of:=COS(PI()/8*([.E$2]+0.5)*([.$A4]+0.5))" office:value-type="float" office:value="-0.471396736825998" calcext:value-type="float">
            <text:p>-0.4713967368</text:p>
          </table:table-cell>
          <table:table-cell table:style-name="ce38" table:formula="of:=COS(PI()/8*([.F$2]+0.5)*([.$A4]+0.5))" office:value-type="float" office:value="-0.881921264348355" calcext:value-type="float">
            <text:p>-0.8819212643</text:p>
          </table:table-cell>
          <table:table-cell table:style-name="ce39" table:formula="of:=COS(PI()/8*([.G$2]+0.5)*([.$A4]+0.5))" office:value-type="float" office:value="-0.995184726672197" calcext:value-type="float">
            <text:p>-0.9951847267</text:p>
          </table:table-cell>
          <table:table-cell table:style-name="ce40" table:formula="of:=COS(PI()/8*([.H$2]+0.5)*([.$A4]+0.5))" office:value-type="float" office:value="-0.773010453362737" calcext:value-type="float">
            <text:p>-0.7730104534</text:p>
          </table:table-cell>
          <table:table-cell table:style-name="ce41" table:formula="of:=COS(PI()/8*([.I$2]+0.5)*([.$A4]+0.5))" office:value-type="float" office:value="-0.290284677254463" calcext:value-type="float">
            <text:p>-0.290284677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0" table:formula="of:=COS(PI()/8*([.B$2]+0.5)*([.$A5]+0.5))" office:value-type="float" office:value="0.881921264348355" calcext:value-type="float">
            <text:p>0.8819212643</text:p>
          </table:table-cell>
          <table:table-cell table:style-name="ce35" table:formula="of:=COS(PI()/8*([.C$2]+0.5)*([.$A5]+0.5))" office:value-type="float" office:value="0.0980171403295608" calcext:value-type="float">
            <text:p>0.0980171403</text:p>
          </table:table-cell>
          <table:table-cell table:style-name="ce40" table:formula="of:=COS(PI()/8*([.D$2]+0.5)*([.$A5]+0.5))" office:value-type="float" office:value="-0.773010453362737" calcext:value-type="float">
            <text:p>-0.7730104534</text:p>
          </table:table-cell>
          <table:table-cell table:style-name="ce42" table:formula="of:=COS(PI()/8*([.E$2]+0.5)*([.$A5]+0.5))" office:value-type="float" office:value="-0.956940335732209" calcext:value-type="float">
            <text:p>-0.9569403357</text:p>
          </table:table-cell>
          <table:table-cell table:style-name="ce41" table:formula="of:=COS(PI()/8*([.F$2]+0.5)*([.$A5]+0.5))" office:value-type="float" office:value="-0.290284677254462" calcext:value-type="float">
            <text:p>-0.2902846773</text:p>
          </table:table-cell>
          <table:table-cell table:style-name="ce32" table:formula="of:=COS(PI()/8*([.G$2]+0.5)*([.$A5]+0.5))" office:value-type="float" office:value="0.634393284163645" calcext:value-type="float">
            <text:p>0.6343932842</text:p>
          </table:table-cell>
          <table:table-cell table:style-name="ce28" table:formula="of:=COS(PI()/8*([.H$2]+0.5)*([.$A5]+0.5))" office:value-type="float" office:value="0.995184726672197" calcext:value-type="float">
            <text:p>0.9951847267</text:p>
          </table:table-cell>
          <table:table-cell table:style-name="ce33" table:formula="of:=COS(PI()/8*([.I$2]+0.5)*([.$A5]+0.5))" office:value-type="float" office:value="0.471396736825998" calcext:value-type="float">
            <text:p>0.471396736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1" table:formula="of:=COS(PI()/8*([.B$2]+0.5)*([.$A6]+0.5))" office:value-type="float" office:value="0.773010453362737" calcext:value-type="float">
            <text:p>0.7730104534</text:p>
          </table:table-cell>
          <table:table-cell table:style-name="ce37" table:formula="of:=COS(PI()/8*([.C$2]+0.5)*([.$A6]+0.5))" office:value-type="float" office:value="-0.471396736825998" calcext:value-type="float">
            <text:p>-0.4713967368</text:p>
          </table:table-cell>
          <table:table-cell table:style-name="ce42" table:formula="of:=COS(PI()/8*([.D$2]+0.5)*([.$A6]+0.5))" office:value-type="float" office:value="-0.956940335732209" calcext:value-type="float">
            <text:p>-0.9569403357</text:p>
          </table:table-cell>
          <table:table-cell table:style-name="ce35" table:formula="of:=COS(PI()/8*([.E$2]+0.5)*([.$A6]+0.5))" office:value-type="float" office:value="0.0980171403295601" calcext:value-type="float">
            <text:p>0.0980171403</text:p>
          </table:table-cell>
          <table:table-cell table:style-name="ce28" table:formula="of:=COS(PI()/8*([.F$2]+0.5)*([.$A6]+0.5))" office:value-type="float" office:value="0.995184726672197" calcext:value-type="float">
            <text:p>0.9951847267</text:p>
          </table:table-cell>
          <table:table-cell table:style-name="ce34" table:formula="of:=COS(PI()/8*([.G$2]+0.5)*([.$A6]+0.5))" office:value-type="float" office:value="0.290284677254463" calcext:value-type="float">
            <text:p>0.2902846773</text:p>
          </table:table-cell>
          <table:table-cell table:style-name="ce38" table:formula="of:=COS(PI()/8*([.H$2]+0.5)*([.$A6]+0.5))" office:value-type="float" office:value="-0.881921264348356" calcext:value-type="float">
            <text:p>-0.8819212643</text:p>
          </table:table-cell>
          <table:table-cell table:style-name="ce45" table:formula="of:=COS(PI()/8*([.I$2]+0.5)*([.$A6]+0.5))" office:value-type="float" office:value="-0.634393284163647" calcext:value-type="float">
            <text:p>-0.6343932842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2" table:formula="of:=COS(PI()/8*([.B$2]+0.5)*([.$A7]+0.5))" office:value-type="float" office:value="0.634393284163645" calcext:value-type="float">
            <text:p>0.6343932842</text:p>
          </table:table-cell>
          <table:table-cell table:style-name="ce38" table:formula="of:=COS(PI()/8*([.C$2]+0.5)*([.$A7]+0.5))" office:value-type="float" office:value="-0.881921264348355" calcext:value-type="float">
            <text:p>-0.8819212643</text:p>
          </table:table-cell>
          <table:table-cell table:style-name="ce41" table:formula="of:=COS(PI()/8*([.D$2]+0.5)*([.$A7]+0.5))" office:value-type="float" office:value="-0.290284677254462" calcext:value-type="float">
            <text:p>-0.2902846773</text:p>
          </table:table-cell>
          <table:table-cell table:style-name="ce28" table:formula="of:=COS(PI()/8*([.E$2]+0.5)*([.$A7]+0.5))" office:value-type="float" office:value="0.995184726672197" calcext:value-type="float">
            <text:p>0.9951847267</text:p>
          </table:table-cell>
          <table:table-cell table:style-name="ce44" table:formula="of:=COS(PI()/8*([.F$2]+0.5)*([.$A7]+0.5))" office:value-type="float" office:value="-0.09801714032956" calcext:value-type="float">
            <text:p>-0.0980171403</text:p>
          </table:table-cell>
          <table:table-cell table:style-name="ce42" table:formula="of:=COS(PI()/8*([.G$2]+0.5)*([.$A7]+0.5))" office:value-type="float" office:value="-0.956940335732209" calcext:value-type="float">
            <text:p>-0.9569403357</text:p>
          </table:table-cell>
          <table:table-cell table:style-name="ce33" table:formula="of:=COS(PI()/8*([.H$2]+0.5)*([.$A7]+0.5))" office:value-type="float" office:value="0.471396736825997" calcext:value-type="float">
            <text:p>0.4713967368</text:p>
          </table:table-cell>
          <table:table-cell table:style-name="ce31" table:formula="of:=COS(PI()/8*([.I$2]+0.5)*([.$A7]+0.5))" office:value-type="float" office:value="0.773010453362738" calcext:value-type="float">
            <text:p>0.7730104534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3" table:formula="of:=COS(PI()/8*([.B$2]+0.5)*([.$A8]+0.5))" office:value-type="float" office:value="0.471396736825998" calcext:value-type="float">
            <text:p>0.4713967368</text:p>
          </table:table-cell>
          <table:table-cell table:style-name="ce39" table:formula="of:=COS(PI()/8*([.C$2]+0.5)*([.$A8]+0.5))" office:value-type="float" office:value="-0.995184726672197" calcext:value-type="float">
            <text:p>-0.9951847267</text:p>
          </table:table-cell>
          <table:table-cell table:style-name="ce32" table:formula="of:=COS(PI()/8*([.D$2]+0.5)*([.$A8]+0.5))" office:value-type="float" office:value="0.634393284163646" calcext:value-type="float">
            <text:p>0.6343932842</text:p>
          </table:table-cell>
          <table:table-cell table:style-name="ce34" table:formula="of:=COS(PI()/8*([.E$2]+0.5)*([.$A8]+0.5))" office:value-type="float" office:value="0.290284677254463" calcext:value-type="float">
            <text:p>0.2902846773</text:p>
          </table:table-cell>
          <table:table-cell table:style-name="ce42" table:formula="of:=COS(PI()/8*([.F$2]+0.5)*([.$A8]+0.5))" office:value-type="float" office:value="-0.956940335732209" calcext:value-type="float">
            <text:p>-0.9569403357</text:p>
          </table:table-cell>
          <table:table-cell table:style-name="ce31" table:formula="of:=COS(PI()/8*([.G$2]+0.5)*([.$A8]+0.5))" office:value-type="float" office:value="0.773010453362736" calcext:value-type="float">
            <text:p>0.7730104534</text:p>
          </table:table-cell>
          <table:table-cell table:style-name="ce35" table:formula="of:=COS(PI()/8*([.H$2]+0.5)*([.$A8]+0.5))" office:value-type="float" office:value="0.0980171403295591" calcext:value-type="float">
            <text:p>0.0980171403</text:p>
          </table:table-cell>
          <table:table-cell table:style-name="ce38" table:formula="of:=COS(PI()/8*([.I$2]+0.5)*([.$A8]+0.5))" office:value-type="float" office:value="-0.881921264348356" calcext:value-type="float">
            <text:p>-0.8819212643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4" table:formula="of:=COS(PI()/8*([.B$2]+0.5)*([.$A9]+0.5))" office:value-type="float" office:value="0.290284677254462" calcext:value-type="float">
            <text:p>0.2902846773</text:p>
          </table:table-cell>
          <table:table-cell table:style-name="ce40" table:formula="of:=COS(PI()/8*([.C$2]+0.5)*([.$A9]+0.5))" office:value-type="float" office:value="-0.773010453362737" calcext:value-type="float">
            <text:p>-0.7730104534</text:p>
          </table:table-cell>
          <table:table-cell table:style-name="ce28" table:formula="of:=COS(PI()/8*([.D$2]+0.5)*([.$A9]+0.5))" office:value-type="float" office:value="0.995184726672197" calcext:value-type="float">
            <text:p>0.9951847267</text:p>
          </table:table-cell>
          <table:table-cell table:style-name="ce38" table:formula="of:=COS(PI()/8*([.E$2]+0.5)*([.$A9]+0.5))" office:value-type="float" office:value="-0.881921264348355" calcext:value-type="float">
            <text:p>-0.8819212643</text:p>
          </table:table-cell>
          <table:table-cell table:style-name="ce33" table:formula="of:=COS(PI()/8*([.F$2]+0.5)*([.$A9]+0.5))" office:value-type="float" office:value="0.471396736825997" calcext:value-type="float">
            <text:p>0.4713967368</text:p>
          </table:table-cell>
          <table:table-cell table:style-name="ce35" table:formula="of:=COS(PI()/8*([.G$2]+0.5)*([.$A9]+0.5))" office:value-type="float" office:value="0.0980171403295626" calcext:value-type="float">
            <text:p>0.0980171403</text:p>
          </table:table-cell>
          <table:table-cell table:style-name="ce43" table:formula="of:=COS(PI()/8*([.H$2]+0.5)*([.$A9]+0.5))" office:value-type="float" office:value="-0.634393284163646" calcext:value-type="float">
            <text:p>-0.6343932842</text:p>
          </table:table-cell>
          <table:table-cell table:style-name="ce29" table:formula="of:=COS(PI()/8*([.I$2]+0.5)*([.$A9]+0.5))" office:value-type="float" office:value="0.956940335732209" calcext:value-type="float">
            <text:p>0.9569403357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5" table:formula="of:=COS(PI()/8*([.B$2]+0.5)*([.$A10]+0.5))" office:value-type="float" office:value="0.0980171403295608" calcext:value-type="float">
            <text:p>0.0980171403</text:p>
          </table:table-cell>
          <table:table-cell table:style-name="ce41" table:formula="of:=COS(PI()/8*([.C$2]+0.5)*([.$A10]+0.5))" office:value-type="float" office:value="-0.290284677254462" calcext:value-type="float">
            <text:p>-0.2902846773</text:p>
          </table:table-cell>
          <table:table-cell table:style-name="ce33" table:formula="of:=COS(PI()/8*([.D$2]+0.5)*([.$A10]+0.5))" office:value-type="float" office:value="0.471396736825998" calcext:value-type="float">
            <text:p>0.4713967368</text:p>
          </table:table-cell>
          <table:table-cell table:style-name="ce43" table:formula="of:=COS(PI()/8*([.E$2]+0.5)*([.$A10]+0.5))" office:value-type="float" office:value="-0.634393284163645" calcext:value-type="float">
            <text:p>-0.6343932842</text:p>
          </table:table-cell>
          <table:table-cell table:style-name="ce31" table:formula="of:=COS(PI()/8*([.F$2]+0.5)*([.$A10]+0.5))" office:value-type="float" office:value="0.773010453362738" calcext:value-type="float">
            <text:p>0.7730104534</text:p>
          </table:table-cell>
          <table:table-cell table:style-name="ce38" table:formula="of:=COS(PI()/8*([.G$2]+0.5)*([.$A10]+0.5))" office:value-type="float" office:value="-0.881921264348356" calcext:value-type="float">
            <text:p>-0.8819212643</text:p>
          </table:table-cell>
          <table:table-cell table:style-name="ce29" table:formula="of:=COS(PI()/8*([.H$2]+0.5)*([.$A10]+0.5))" office:value-type="float" office:value="0.956940335732208" calcext:value-type="float">
            <text:p>0.9569403357</text:p>
          </table:table-cell>
          <table:table-cell table:style-name="ce39" table:formula="of:=COS(PI()/8*([.I$2]+0.5)*([.$A10]+0.5))" office:value-type="float" office:value="-0.995184726672197" calcext:value-type="float">
            <text:p>-0.995184726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521764" calcext:value-type="float">
            <text:p>521764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462382" calcext:value-type="float">
            <text:p>462382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332606" calcext:value-type="float">
            <text:p>332606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6" office:value-type="float" office:value="501712" calcext:value-type="float">
            <text:p>501712</text:p>
          </table:table-cell>
          <table:table-cell table:style-name="ce36" office:value-type="float" office:value="332603" calcext:value-type="float">
            <text:p>33260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6" office:value-type="float" office:value="462380" calcext:value-type="float">
            <text:p>4623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05281" calcext:value-type="float">
            <text:p>-405281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-152193" calcext:value-type="float">
            <text:p>-152193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6" office:value-type="float" office:value="332604" calcext:value-type="float">
            <text:p>332604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51390" calcext:value-type="float">
            <text:p>-51390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332604" calcext:value-type="float">
            <text:p>-332604</text:p>
          </table:table-cell>
          <table:table-cell table:style-name="ce36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6" office:value-type="float" office:value="51388" calcext:value-type="float">
            <text:p>51388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-332607" calcext:value-type="float">
            <text:p>-332607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462383" calcext:value-type="float">
            <text:p>-462383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16]-ROUND([.B27]/8)" office:value-type="float" office:value="1" calcext:value-type="float">
            <text:p>1</text:p>
          </table:table-cell>
          <table:table-cell table:style-name="ce46" table:formula="of:=[.M16]-ROUND([.C27]/8)" office:value-type="float" office:value="1" calcext:value-type="float">
            <text:p>1</text:p>
          </table:table-cell>
          <table:table-cell table:style-name="ce46" table:formula="of:=[.N16]-ROUND([.D27]/8)" office:value-type="float" office:value="1" calcext:value-type="float">
            <text:p>1</text:p>
          </table:table-cell>
          <table:table-cell table:style-name="ce46" table:formula="of:=[.O16]-ROUND([.E27]/8)" office:value-type="float" office:value="0" calcext:value-type="float">
            <text:p>0</text:p>
          </table:table-cell>
          <table:table-cell table:style-name="ce46" table:formula="of:=[.P16]-ROUND([.F27]/8)" office:value-type="float" office:value="1" calcext:value-type="float">
            <text:p>1</text:p>
          </table:table-cell>
          <table:table-cell table:style-name="ce46" table:formula="of:=[.Q16]-ROUND([.G27]/8)" office:value-type="float" office:value="-2" calcext:value-type="float">
            <text:p>-2</text:p>
          </table:table-cell>
          <table:table-cell table:style-name="ce46" table:formula="of:=[.R16]-ROUND([.H27]/8)" office:value-type="float" office:value="0" calcext:value-type="float">
            <text:p>0</text:p>
          </table:table-cell>
          <table:table-cell table:style-name="ce46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6" table:formula="of:=[.L17]-ROUND([.B28]/8)" office:value-type="float" office:value="0" calcext:value-type="float">
            <text:p>0</text:p>
          </table:table-cell>
          <table:table-cell table:style-name="ce46" table:formula="of:=[.M17]-ROUND([.C28]/8)" office:value-type="float" office:value="-2" calcext:value-type="float">
            <text:p>-2</text:p>
          </table:table-cell>
          <table:table-cell table:style-name="ce46" table:formula="of:=[.N17]-ROUND([.D28]/8)" office:value-type="float" office:value="0" calcext:value-type="float">
            <text:p>0</text:p>
          </table:table-cell>
          <table:table-cell table:style-name="ce46" table:formula="of:=[.O17]-ROUND([.E28]/8)" office:value-type="float" office:value="-1" calcext:value-type="float">
            <text:p>-1</text:p>
          </table:table-cell>
          <table:table-cell table:style-name="ce46" table:formula="of:=[.P17]-ROUND([.F28]/8)" office:value-type="float" office:value="0" calcext:value-type="float">
            <text:p>0</text:p>
          </table:table-cell>
          <table:table-cell table:style-name="ce46" table:formula="of:=[.Q17]-ROUND([.G28]/8)" office:value-type="float" office:value="-1" calcext:value-type="float">
            <text:p>-1</text:p>
          </table:table-cell>
          <table:table-cell table:style-name="ce46" table:formula="of:=[.R17]-ROUND([.H28]/8)" office:value-type="float" office:value="-2" calcext:value-type="float">
            <text:p>-2</text:p>
          </table:table-cell>
          <table:table-cell table:style-name="ce46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6" table:formula="of:=[.L18]-ROUND([.B29]/8)" office:value-type="float" office:value="-1" calcext:value-type="float">
            <text:p>-1</text:p>
          </table:table-cell>
          <table:table-cell table:style-name="ce46" table:formula="of:=[.M18]-ROUND([.C29]/8)" office:value-type="float" office:value="1" calcext:value-type="float">
            <text:p>1</text:p>
          </table:table-cell>
          <table:table-cell table:style-name="ce46" table:formula="of:=[.N18]-ROUND([.D29]/8)" office:value-type="float" office:value="-1" calcext:value-type="float">
            <text:p>-1</text:p>
          </table:table-cell>
          <table:table-cell table:style-name="ce46" table:formula="of:=[.O18]-ROUND([.E29]/8)" office:value-type="float" office:value="-1" calcext:value-type="float">
            <text:p>-1</text:p>
          </table:table-cell>
          <table:table-cell table:style-name="ce46" table:formula="of:=[.P18]-ROUND([.F29]/8)" office:value-type="float" office:value="0" calcext:value-type="float">
            <text:p>0</text:p>
          </table:table-cell>
          <table:table-cell table:style-name="ce46" table:formula="of:=[.Q18]-ROUND([.G29]/8)" office:value-type="float" office:value="0" calcext:value-type="float">
            <text:p>0</text:p>
          </table:table-cell>
          <table:table-cell table:style-name="ce46" table:formula="of:=[.R18]-ROUND([.H29]/8)" office:value-type="float" office:value="0" calcext:value-type="float">
            <text:p>0</text:p>
          </table:table-cell>
          <table:table-cell table:style-name="ce46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6" table:formula="of:=[.L19]-ROUND([.B30]/8)" office:value-type="float" office:value="0" calcext:value-type="float">
            <text:p>0</text:p>
          </table:table-cell>
          <table:table-cell table:style-name="ce46" table:formula="of:=[.M19]-ROUND([.C30]/8)" office:value-type="float" office:value="-1" calcext:value-type="float">
            <text:p>-1</text:p>
          </table:table-cell>
          <table:table-cell table:style-name="ce46" table:formula="of:=[.N19]-ROUND([.D30]/8)" office:value-type="float" office:value="-1" calcext:value-type="float">
            <text:p>-1</text:p>
          </table:table-cell>
          <table:table-cell table:style-name="ce46" table:formula="of:=[.O19]-ROUND([.E30]/8)" office:value-type="float" office:value="0" calcext:value-type="float">
            <text:p>0</text:p>
          </table:table-cell>
          <table:table-cell table:style-name="ce46" table:formula="of:=[.P19]-ROUND([.F30]/8)" office:value-type="float" office:value="0" calcext:value-type="float">
            <text:p>0</text:p>
          </table:table-cell>
          <table:table-cell table:style-name="ce46" table:formula="of:=[.Q19]-ROUND([.G30]/8)" office:value-type="float" office:value="0" calcext:value-type="float">
            <text:p>0</text:p>
          </table:table-cell>
          <table:table-cell table:style-name="ce46" table:formula="of:=[.R19]-ROUND([.H30]/8)" office:value-type="float" office:value="0" calcext:value-type="float">
            <text:p>0</text:p>
          </table:table-cell>
          <table:table-cell table:style-name="ce46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6" table:formula="of:=[.L20]-ROUND([.B31]/8)" office:value-type="float" office:value="-1" calcext:value-type="float">
            <text:p>-1</text:p>
          </table:table-cell>
          <table:table-cell table:style-name="ce46" table:formula="of:=[.M20]-ROUND([.C31]/8)" office:value-type="float" office:value="0" calcext:value-type="float">
            <text:p>0</text:p>
          </table:table-cell>
          <table:table-cell table:style-name="ce46" table:formula="of:=[.N20]-ROUND([.D31]/8)" office:value-type="float" office:value="-1" calcext:value-type="float">
            <text:p>-1</text:p>
          </table:table-cell>
          <table:table-cell table:style-name="ce46" table:formula="of:=[.O20]-ROUND([.E31]/8)" office:value-type="float" office:value="0" calcext:value-type="float">
            <text:p>0</text:p>
          </table:table-cell>
          <table:table-cell table:style-name="ce46" table:formula="of:=[.P20]-ROUND([.F31]/8)" office:value-type="float" office:value="-1" calcext:value-type="float">
            <text:p>-1</text:p>
          </table:table-cell>
          <table:table-cell table:style-name="ce46" table:formula="of:=[.Q20]-ROUND([.G31]/8)" office:value-type="float" office:value="-1" calcext:value-type="float">
            <text:p>-1</text:p>
          </table:table-cell>
          <table:table-cell table:style-name="ce46" table:formula="of:=[.R20]-ROUND([.H31]/8)" office:value-type="float" office:value="0" calcext:value-type="float">
            <text:p>0</text:p>
          </table:table-cell>
          <table:table-cell table:style-name="ce46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6" table:formula="of:=[.L21]-ROUND([.B32]/8)" office:value-type="float" office:value="0" calcext:value-type="float">
            <text:p>0</text:p>
          </table:table-cell>
          <table:table-cell table:style-name="ce46" table:formula="of:=[.M21]-ROUND([.C32]/8)" office:value-type="float" office:value="-1" calcext:value-type="float">
            <text:p>-1</text:p>
          </table:table-cell>
          <table:table-cell table:style-name="ce46" table:formula="of:=[.N21]-ROUND([.D32]/8)" office:value-type="float" office:value="0" calcext:value-type="float">
            <text:p>0</text:p>
          </table:table-cell>
          <table:table-cell table:style-name="ce46" table:formula="of:=[.O21]-ROUND([.E32]/8)" office:value-type="float" office:value="-1" calcext:value-type="float">
            <text:p>-1</text:p>
          </table:table-cell>
          <table:table-cell table:style-name="ce46" table:formula="of:=[.P21]-ROUND([.F32]/8)" office:value-type="float" office:value="-1" calcext:value-type="float">
            <text:p>-1</text:p>
          </table:table-cell>
          <table:table-cell table:style-name="ce46" table:formula="of:=[.Q21]-ROUND([.G32]/8)" office:value-type="float" office:value="0" calcext:value-type="float">
            <text:p>0</text:p>
          </table:table-cell>
          <table:table-cell table:style-name="ce46" table:formula="of:=[.R21]-ROUND([.H32]/8)" office:value-type="float" office:value="1" calcext:value-type="float">
            <text:p>1</text:p>
          </table:table-cell>
          <table:table-cell table:style-name="ce46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6" table:formula="of:=[.L22]-ROUND([.B33]/8)" office:value-type="float" office:value="-1" calcext:value-type="float">
            <text:p>-1</text:p>
          </table:table-cell>
          <table:table-cell table:style-name="ce46" table:formula="of:=[.M22]-ROUND([.C33]/8)" office:value-type="float" office:value="-2" calcext:value-type="float">
            <text:p>-2</text:p>
          </table:table-cell>
          <table:table-cell table:style-name="ce46" table:formula="of:=[.N22]-ROUND([.D33]/8)" office:value-type="float" office:value="0" calcext:value-type="float">
            <text:p>0</text:p>
          </table:table-cell>
          <table:table-cell table:style-name="ce46" table:formula="of:=[.O22]-ROUND([.E33]/8)" office:value-type="float" office:value="0" calcext:value-type="float">
            <text:p>0</text:p>
          </table:table-cell>
          <table:table-cell table:style-name="ce46" table:formula="of:=[.P22]-ROUND([.F33]/8)" office:value-type="float" office:value="0" calcext:value-type="float">
            <text:p>0</text:p>
          </table:table-cell>
          <table:table-cell table:style-name="ce46" table:formula="of:=[.Q22]-ROUND([.G33]/8)" office:value-type="float" office:value="0" calcext:value-type="float">
            <text:p>0</text:p>
          </table:table-cell>
          <table:table-cell table:style-name="ce46" table:formula="of:=[.R22]-ROUND([.H33]/8)" office:value-type="float" office:value="1" calcext:value-type="float">
            <text:p>1</text:p>
          </table:table-cell>
          <table:table-cell table:style-name="ce46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6" table:formula="of:=[.L23]-ROUND([.B34]/8)" office:value-type="float" office:value="-1" calcext:value-type="float">
            <text:p>-1</text:p>
          </table:table-cell>
          <table:table-cell table:style-name="ce46" table:formula="of:=[.M23]-ROUND([.C34]/8)" office:value-type="float" office:value="-1" calcext:value-type="float">
            <text:p>-1</text:p>
          </table:table-cell>
          <table:table-cell table:style-name="ce46" table:formula="of:=[.N23]-ROUND([.D34]/8)" office:value-type="float" office:value="-2" calcext:value-type="float">
            <text:p>-2</text:p>
          </table:table-cell>
          <table:table-cell table:style-name="ce46" table:formula="of:=[.O23]-ROUND([.E34]/8)" office:value-type="float" office:value="-2" calcext:value-type="float">
            <text:p>-2</text:p>
          </table:table-cell>
          <table:table-cell table:style-name="ce46" table:formula="of:=[.P23]-ROUND([.F34]/8)" office:value-type="float" office:value="0" calcext:value-type="float">
            <text:p>0</text:p>
          </table:table-cell>
          <table:table-cell table:style-name="ce46" table:formula="of:=[.Q23]-ROUND([.G34]/8)" office:value-type="float" office:value="-2" calcext:value-type="float">
            <text:p>-2</text:p>
          </table:table-cell>
          <table:table-cell table:style-name="ce46" table:formula="of:=[.R23]-ROUND([.H34]/8)" office:value-type="float" office:value="1" calcext:value-type="float">
            <text:p>1</text:p>
          </table:table-cell>
          <table:table-cell table:style-name="ce46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1389860" calcext:value-type="float">
            <text:p>1389860</text:p>
          </table:table-cell>
          <table:table-cell table:style-name="ce36" office:value-type="float" office:value="-793855" calcext:value-type="float">
            <text:p>-793855</text:p>
          </table:table-cell>
          <table:table-cell table:style-name="ce36" office:value-type="float" office:value="-555835" calcext:value-type="float">
            <text:p>-555835</text:p>
          </table:table-cell>
          <table:table-cell table:style-name="ce36" office:value-type="float" office:value="31464" calcext:value-type="float">
            <text:p>31464</text:p>
          </table:table-cell>
          <table:table-cell table:style-name="ce36" office:value-type="float" office:value="3875456" calcext:value-type="float">
            <text:p>3875456</text:p>
          </table:table-cell>
          <table:table-cell table:style-name="ce36" office:value-type="float" office:value="-6300309" calcext:value-type="float">
            <text:p>-6300309</text:p>
          </table:table-cell>
          <table:table-cell table:style-name="ce36" office:value-type="float" office:value="7539402" calcext:value-type="float">
            <text:p>7539402</text:p>
          </table:table-cell>
          <table:table-cell table:style-name="ce36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-2339488" calcext:value-type="float">
            <text:p>-2339488</text:p>
          </table:table-cell>
          <table:table-cell table:style-name="ce36" office:value-type="float" office:value="-887423" calcext:value-type="float">
            <text:p>-887423</text:p>
          </table:table-cell>
          <table:table-cell table:style-name="ce36" office:value-type="float" office:value="-379797" calcext:value-type="float">
            <text:p>-379797</text:p>
          </table:table-cell>
          <table:table-cell table:style-name="ce36" office:value-type="float" office:value="-1229859" calcext:value-type="float">
            <text:p>-1229859</text:p>
          </table:table-cell>
          <table:table-cell table:style-name="ce36" office:value-type="float" office:value="1267414" calcext:value-type="float">
            <text:p>1267414</text:p>
          </table:table-cell>
          <table:table-cell table:style-name="ce36" office:value-type="float" office:value="-1286791" calcext:value-type="float">
            <text:p>-1286791</text:p>
          </table:table-cell>
          <table:table-cell table:style-name="ce36" office:value-type="float" office:value="2340699" calcext:value-type="float">
            <text:p>2340699</text:p>
          </table:table-cell>
          <table:table-cell table:style-name="ce36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6" office:value-type="float" office:value="-7774591" calcext:value-type="float">
            <text:p>-7774591</text:p>
          </table:table-cell>
          <table:table-cell table:style-name="ce36" office:value-type="float" office:value="-2634483" calcext:value-type="float">
            <text:p>-2634483</text:p>
          </table:table-cell>
          <table:table-cell table:style-name="ce36" office:value-type="float" office:value="1299114" calcext:value-type="float">
            <text:p>1299114</text:p>
          </table:table-cell>
          <table:table-cell table:style-name="ce36" office:value-type="float" office:value="-3518779" calcext:value-type="float">
            <text:p>-3518779</text:p>
          </table:table-cell>
          <table:table-cell table:style-name="ce36" office:value-type="float" office:value="6562080" calcext:value-type="float">
            <text:p>6562080</text:p>
          </table:table-cell>
          <table:table-cell table:style-name="ce36" office:value-type="float" office:value="-5887275" calcext:value-type="float">
            <text:p>-5887275</text:p>
          </table:table-cell>
          <table:table-cell table:style-name="ce36" office:value-type="float" office:value="3230780" calcext:value-type="float">
            <text:p>3230780</text:p>
          </table:table-cell>
          <table:table-cell table:style-name="ce36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6" office:value-type="float" office:value="542737" calcext:value-type="float">
            <text:p>542737</text:p>
          </table:table-cell>
          <table:table-cell table:style-name="ce36" office:value-type="float" office:value="-11277" calcext:value-type="float">
            <text:p>-11277</text:p>
          </table:table-cell>
          <table:table-cell table:style-name="ce36" office:value-type="float" office:value="-651624" calcext:value-type="float">
            <text:p>-651624</text:p>
          </table:table-cell>
          <table:table-cell table:style-name="ce36" office:value-type="float" office:value="1401696" calcext:value-type="float">
            <text:p>1401696</text:p>
          </table:table-cell>
          <table:table-cell table:style-name="ce36" office:value-type="float" office:value="2697360" calcext:value-type="float">
            <text:p>2697360</text:p>
          </table:table-cell>
          <table:table-cell table:style-name="ce36" office:value-type="float" office:value="-295760" calcext:value-type="float">
            <text:p>-295760</text:p>
          </table:table-cell>
          <table:table-cell table:style-name="ce36" office:value-type="float" office:value="950102" calcext:value-type="float">
            <text:p>950102</text:p>
          </table:table-cell>
          <table:table-cell table:style-name="ce36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6" office:value-type="float" office:value="-8071671" calcext:value-type="float">
            <text:p>-8071671</text:p>
          </table:table-cell>
          <table:table-cell table:style-name="ce36" office:value-type="float" office:value="2355574" calcext:value-type="float">
            <text:p>2355574</text:p>
          </table:table-cell>
          <table:table-cell table:style-name="ce36" office:value-type="float" office:value="-5244955" calcext:value-type="float">
            <text:p>-5244955</text:p>
          </table:table-cell>
          <table:table-cell table:style-name="ce36" office:value-type="float" office:value="5785948" calcext:value-type="float">
            <text:p>5785948</text:p>
          </table:table-cell>
          <table:table-cell table:style-name="ce36" office:value-type="float" office:value="7882154" calcext:value-type="float">
            <text:p>7882154</text:p>
          </table:table-cell>
          <table:table-cell table:style-name="ce36" office:value-type="float" office:value="1526274" calcext:value-type="float">
            <text:p>1526274</text:p>
          </table:table-cell>
          <table:table-cell table:style-name="ce36" office:value-type="float" office:value="6864370" calcext:value-type="float">
            <text:p>6864370</text:p>
          </table:table-cell>
          <table:table-cell table:style-name="ce36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6" office:value-type="float" office:value="672380" calcext:value-type="float">
            <text:p>672380</text:p>
          </table:table-cell>
          <table:table-cell table:style-name="ce36" office:value-type="float" office:value="1086470" calcext:value-type="float">
            <text:p>1086470</text:p>
          </table:table-cell>
          <table:table-cell table:style-name="ce36" office:value-type="float" office:value="1450823" calcext:value-type="float">
            <text:p>1450823</text:p>
          </table:table-cell>
          <table:table-cell table:style-name="ce36" office:value-type="float" office:value="343939" calcext:value-type="float">
            <text:p>343939</text:p>
          </table:table-cell>
          <table:table-cell table:style-name="ce36" office:value-type="float" office:value="-1468223" calcext:value-type="float">
            <text:p>-1468223</text:p>
          </table:table-cell>
          <table:table-cell table:style-name="ce36" office:value-type="float" office:value="-2866640" calcext:value-type="float">
            <text:p>-2866640</text:p>
          </table:table-cell>
          <table:table-cell table:style-name="ce36" office:value-type="float" office:value="188951" calcext:value-type="float">
            <text:p>188951</text:p>
          </table:table-cell>
          <table:table-cell table:style-name="ce36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6" office:value-type="float" office:value="-1026461" calcext:value-type="float">
            <text:p>-1026461</text:p>
          </table:table-cell>
          <table:table-cell table:style-name="ce36" office:value-type="float" office:value="-7484099" calcext:value-type="float">
            <text:p>-7484099</text:p>
          </table:table-cell>
          <table:table-cell table:style-name="ce36" office:value-type="float" office:value="-2985353" calcext:value-type="float">
            <text:p>-2985353</text:p>
          </table:table-cell>
          <table:table-cell table:style-name="ce36" office:value-type="float" office:value="-7460675" calcext:value-type="float">
            <text:p>-7460675</text:p>
          </table:table-cell>
          <table:table-cell table:style-name="ce36" office:value-type="float" office:value="-3355491" calcext:value-type="float">
            <text:p>-3355491</text:p>
          </table:table-cell>
          <table:table-cell table:style-name="ce36" office:value-type="float" office:value="5652142" calcext:value-type="float">
            <text:p>5652142</text:p>
          </table:table-cell>
          <table:table-cell table:style-name="ce36" office:value-type="float" office:value="3039626" calcext:value-type="float">
            <text:p>3039626</text:p>
          </table:table-cell>
          <table:table-cell table:style-name="ce36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6" office:value-type="float" office:value="1050087" calcext:value-type="float">
            <text:p>1050087</text:p>
          </table:table-cell>
          <table:table-cell table:style-name="ce36" office:value-type="float" office:value="-813046" calcext:value-type="float">
            <text:p>-813046</text:p>
          </table:table-cell>
          <table:table-cell table:style-name="ce36" office:value-type="float" office:value="-136599" calcext:value-type="float">
            <text:p>-136599</text:p>
          </table:table-cell>
          <table:table-cell table:style-name="ce36" office:value-type="float" office:value="-1954920" calcext:value-type="float">
            <text:p>-1954920</text:p>
          </table:table-cell>
          <table:table-cell table:style-name="ce36" office:value-type="float" office:value="-80949" calcext:value-type="float">
            <text:p>-80949</text:p>
          </table:table-cell>
          <table:table-cell table:style-name="ce36" office:value-type="float" office:value="329823" calcext:value-type="float">
            <text:p>329823</text:p>
          </table:table-cell>
          <table:table-cell table:style-name="ce36" office:value-type="float" office:value="-175528" calcext:value-type="float">
            <text:p>-175528</text:p>
          </table:table-cell>
          <table:table-cell table:style-name="ce36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6" office:value-type="float" office:value="-4621555" calcext:value-type="float">
            <text:p>-4621555</text:p>
          </table:table-cell>
          <table:table-cell table:style-name="ce36" office:value-type="float" office:value="-2861075" calcext:value-type="float">
            <text:p>-2861075</text:p>
          </table:table-cell>
          <table:table-cell table:style-name="ce36" office:value-type="float" office:value="3331602" calcext:value-type="float">
            <text:p>3331602</text:p>
          </table:table-cell>
          <table:table-cell table:style-name="ce36" office:value-type="float" office:value="-5547987" calcext:value-type="float">
            <text:p>-5547987</text:p>
          </table:table-cell>
          <table:table-cell table:style-name="ce36" office:value-type="float" office:value="2113174" calcext:value-type="float">
            <text:p>2113174</text:p>
          </table:table-cell>
          <table:table-cell table:style-name="ce36" office:value-type="float" office:value="-5859" calcext:value-type="float">
            <text:p>-5859</text:p>
          </table:table-cell>
          <table:table-cell table:style-name="ce36" office:value-type="float" office:value="-3886271" calcext:value-type="float">
            <text:p>-3886271</text:p>
          </table:table-cell>
          <table:table-cell table:style-name="ce36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6" office:value-type="float" office:value="1555989" calcext:value-type="float">
            <text:p>1555989</text:p>
          </table:table-cell>
          <table:table-cell table:style-name="ce36" office:value-type="float" office:value="-773159" calcext:value-type="float">
            <text:p>-773159</text:p>
          </table:table-cell>
          <table:table-cell table:style-name="ce36" office:value-type="float" office:value="678820" calcext:value-type="float">
            <text:p>678820</text:p>
          </table:table-cell>
          <table:table-cell table:style-name="ce36" office:value-type="float" office:value="684271" calcext:value-type="float">
            <text:p>684271</text:p>
          </table:table-cell>
          <table:table-cell table:style-name="ce36" office:value-type="float" office:value="-991172" calcext:value-type="float">
            <text:p>-991172</text:p>
          </table:table-cell>
          <table:table-cell table:style-name="ce36" office:value-type="float" office:value="837955" calcext:value-type="float">
            <text:p>837955</text:p>
          </table:table-cell>
          <table:table-cell table:style-name="ce36" office:value-type="float" office:value="-790726" calcext:value-type="float">
            <text:p>-790726</text:p>
          </table:table-cell>
          <table:table-cell table:style-name="ce36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6" office:value-type="float" office:value="-2123379" calcext:value-type="float">
            <text:p>-2123379</text:p>
          </table:table-cell>
          <table:table-cell table:style-name="ce36" office:value-type="float" office:value="3012492" calcext:value-type="float">
            <text:p>3012492</text:p>
          </table:table-cell>
          <table:table-cell table:style-name="ce36" office:value-type="float" office:value="-1254513" calcext:value-type="float">
            <text:p>-1254513</text:p>
          </table:table-cell>
          <table:table-cell table:style-name="ce36" office:value-type="float" office:value="-5822875" calcext:value-type="float">
            <text:p>-5822875</text:p>
          </table:table-cell>
          <table:table-cell table:style-name="ce36" office:value-type="float" office:value="-8144877" calcext:value-type="float">
            <text:p>-8144877</text:p>
          </table:table-cell>
          <table:table-cell table:style-name="ce36" office:value-type="float" office:value="-3837233" calcext:value-type="float">
            <text:p>-3837233</text:p>
          </table:table-cell>
          <table:table-cell table:style-name="ce36" office:value-type="float" office:value="4928728" calcext:value-type="float">
            <text:p>4928728</text:p>
          </table:table-cell>
          <table:table-cell table:style-name="ce36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6" office:value-type="float" office:value="270320" calcext:value-type="float">
            <text:p>270320</text:p>
          </table:table-cell>
          <table:table-cell table:style-name="ce36" office:value-type="float" office:value="429429" calcext:value-type="float">
            <text:p>429429</text:p>
          </table:table-cell>
          <table:table-cell table:style-name="ce36" office:value-type="float" office:value="-2056237" calcext:value-type="float">
            <text:p>-2056237</text:p>
          </table:table-cell>
          <table:table-cell table:style-name="ce36" office:value-type="float" office:value="-119308" calcext:value-type="float">
            <text:p>-119308</text:p>
          </table:table-cell>
          <table:table-cell table:style-name="ce36" office:value-type="float" office:value="-541918" calcext:value-type="float">
            <text:p>-541918</text:p>
          </table:table-cell>
          <table:table-cell table:style-name="ce36" office:value-type="float" office:value="149954" calcext:value-type="float">
            <text:p>149954</text:p>
          </table:table-cell>
          <table:table-cell table:style-name="ce36" office:value-type="float" office:value="2516547" calcext:value-type="float">
            <text:p>2516547</text:p>
          </table:table-cell>
          <table:table-cell table:style-name="ce36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6" office:value-type="float" office:value="-4029339" calcext:value-type="float">
            <text:p>-4029339</text:p>
          </table:table-cell>
          <table:table-cell table:style-name="ce36" office:value-type="float" office:value="-136711" calcext:value-type="float">
            <text:p>-136711</text:p>
          </table:table-cell>
          <table:table-cell table:style-name="ce36" office:value-type="float" office:value="3172850" calcext:value-type="float">
            <text:p>3172850</text:p>
          </table:table-cell>
          <table:table-cell table:style-name="ce36" office:value-type="float" office:value="-1088925" calcext:value-type="float">
            <text:p>-1088925</text:p>
          </table:table-cell>
          <table:table-cell table:style-name="ce36" office:value-type="float" office:value="-4442099" calcext:value-type="float">
            <text:p>-4442099</text:p>
          </table:table-cell>
          <table:table-cell table:style-name="ce36" office:value-type="float" office:value="-8107741" calcext:value-type="float">
            <text:p>-8107741</text:p>
          </table:table-cell>
          <table:table-cell table:style-name="ce36" office:value-type="float" office:value="2159480" calcext:value-type="float">
            <text:p>2159480</text:p>
          </table:table-cell>
          <table:table-cell table:style-name="ce36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6" office:value-type="float" office:value="365574" calcext:value-type="float">
            <text:p>365574</text:p>
          </table:table-cell>
          <table:table-cell table:style-name="ce36" office:value-type="float" office:value="1655279" calcext:value-type="float">
            <text:p>1655279</text:p>
          </table:table-cell>
          <table:table-cell table:style-name="ce36" office:value-type="float" office:value="389934" calcext:value-type="float">
            <text:p>389934</text:p>
          </table:table-cell>
          <table:table-cell table:style-name="ce36" office:value-type="float" office:value="2477119" calcext:value-type="float">
            <text:p>2477119</text:p>
          </table:table-cell>
          <table:table-cell table:style-name="ce36" office:value-type="float" office:value="542836" calcext:value-type="float">
            <text:p>542836</text:p>
          </table:table-cell>
          <table:table-cell table:style-name="ce36" office:value-type="float" office:value="576254" calcext:value-type="float">
            <text:p>576254</text:p>
          </table:table-cell>
          <table:table-cell table:style-name="ce36" office:value-type="float" office:value="-784101" calcext:value-type="float">
            <text:p>-784101</text:p>
          </table:table-cell>
          <table:table-cell table:style-name="ce36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6" office:value-type="float" office:value="3625490" calcext:value-type="float">
            <text:p>3625490</text:p>
          </table:table-cell>
          <table:table-cell table:style-name="ce36" office:value-type="float" office:value="3613894" calcext:value-type="float">
            <text:p>3613894</text:p>
          </table:table-cell>
          <table:table-cell table:style-name="ce36" office:value-type="float" office:value="7771854" calcext:value-type="float">
            <text:p>7771854</text:p>
          </table:table-cell>
          <table:table-cell table:style-name="ce36" office:value-type="float" office:value="7571210" calcext:value-type="float">
            <text:p>7571210</text:p>
          </table:table-cell>
          <table:table-cell table:style-name="ce36" office:value-type="float" office:value="-5777837" calcext:value-type="float">
            <text:p>-5777837</text:p>
          </table:table-cell>
          <table:table-cell table:style-name="ce36" office:value-type="float" office:value="615690" calcext:value-type="float">
            <text:p>615690</text:p>
          </table:table-cell>
          <table:table-cell table:style-name="ce36" office:value-type="float" office:value="-7728503" calcext:value-type="float">
            <text:p>-7728503</text:p>
          </table:table-cell>
          <table:table-cell table:style-name="ce36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6" office:value-type="float" office:value="-1240551" calcext:value-type="float">
            <text:p>-1240551</text:p>
          </table:table-cell>
          <table:table-cell table:style-name="ce36" office:value-type="float" office:value="-256315" calcext:value-type="float">
            <text:p>-256315</text:p>
          </table:table-cell>
          <table:table-cell table:style-name="ce36" office:value-type="float" office:value="-253325" calcext:value-type="float">
            <text:p>-253325</text:p>
          </table:table-cell>
          <table:table-cell table:style-name="ce36" office:value-type="float" office:value="94364" calcext:value-type="float">
            <text:p>94364</text:p>
          </table:table-cell>
          <table:table-cell table:style-name="ce36" office:value-type="float" office:value="1829394" calcext:value-type="float">
            <text:p>1829394</text:p>
          </table:table-cell>
          <table:table-cell table:style-name="ce36" office:value-type="float" office:value="-845812" calcext:value-type="float">
            <text:p>-845812</text:p>
          </table:table-cell>
          <table:table-cell table:style-name="ce36" office:value-type="float" office:value="439439" calcext:value-type="float">
            <text:p>439439</text:p>
          </table:table-cell>
          <table:table-cell table:style-name="ce36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38]-ROUND([.B49]/8)" office:value-type="float" office:value="-9" calcext:value-type="float">
            <text:p>-9</text:p>
          </table:table-cell>
          <table:table-cell table:style-name="ce46" table:formula="of:=[.M38]-ROUND([.C49]/8)" office:value-type="float" office:value="-3" calcext:value-type="float">
            <text:p>-3</text:p>
          </table:table-cell>
          <table:table-cell table:style-name="ce46" table:formula="of:=[.N38]-ROUND([.D49]/8)" office:value-type="float" office:value="-3" calcext:value-type="float">
            <text:p>-3</text:p>
          </table:table-cell>
          <table:table-cell table:style-name="ce46" table:formula="of:=[.O38]-ROUND([.E49]/8)" office:value-type="float" office:value="-2" calcext:value-type="float">
            <text:p>-2</text:p>
          </table:table-cell>
          <table:table-cell table:style-name="ce46" table:formula="of:=[.P38]-ROUND([.F49]/8)" office:value-type="float" office:value="9" calcext:value-type="float">
            <text:p>9</text:p>
          </table:table-cell>
          <table:table-cell table:style-name="ce46" table:formula="of:=[.Q38]-ROUND([.G49]/8)" office:value-type="float" office:value="-3" calcext:value-type="float">
            <text:p>-3</text:p>
          </table:table-cell>
          <table:table-cell table:style-name="ce46" table:formula="of:=[.R38]-ROUND([.H49]/8)" office:value-type="float" office:value="4" calcext:value-type="float">
            <text:p>4</text:p>
          </table:table-cell>
          <table:table-cell table:style-name="ce46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6" table:formula="of:=[.L39]-ROUND([.B50]/8)" office:value-type="float" office:value="3" calcext:value-type="float">
            <text:p>3</text:p>
          </table:table-cell>
          <table:table-cell table:style-name="ce46" table:formula="of:=[.M39]-ROUND([.C50]/8)" office:value-type="float" office:value="1" calcext:value-type="float">
            <text:p>1</text:p>
          </table:table-cell>
          <table:table-cell table:style-name="ce46" table:formula="of:=[.N39]-ROUND([.D50]/8)" office:value-type="float" office:value="1" calcext:value-type="float">
            <text:p>1</text:p>
          </table:table-cell>
          <table:table-cell table:style-name="ce46" table:formula="of:=[.O39]-ROUND([.E50]/8)" office:value-type="float" office:value="3" calcext:value-type="float">
            <text:p>3</text:p>
          </table:table-cell>
          <table:table-cell table:style-name="ce46" table:formula="of:=[.P39]-ROUND([.F50]/8)" office:value-type="float" office:value="0" calcext:value-type="float">
            <text:p>0</text:p>
          </table:table-cell>
          <table:table-cell table:style-name="ce46" table:formula="of:=[.Q39]-ROUND([.G50]/8)" office:value-type="float" office:value="3" calcext:value-type="float">
            <text:p>3</text:p>
          </table:table-cell>
          <table:table-cell table:style-name="ce46" table:formula="of:=[.R39]-ROUND([.H50]/8)" office:value-type="float" office:value="-5" calcext:value-type="float">
            <text:p>-5</text:p>
          </table:table-cell>
          <table:table-cell table:style-name="ce46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6" table:formula="of:=[.L40]-ROUND([.B51]/8)" office:value-type="float" office:value="-4" calcext:value-type="float">
            <text:p>-4</text:p>
          </table:table-cell>
          <table:table-cell table:style-name="ce46" table:formula="of:=[.M40]-ROUND([.C51]/8)" office:value-type="float" office:value="-1" calcext:value-type="float">
            <text:p>-1</text:p>
          </table:table-cell>
          <table:table-cell table:style-name="ce46" table:formula="of:=[.N40]-ROUND([.D51]/8)" office:value-type="float" office:value="1" calcext:value-type="float">
            <text:p>1</text:p>
          </table:table-cell>
          <table:table-cell table:style-name="ce46" table:formula="of:=[.O40]-ROUND([.E51]/8)" office:value-type="float" office:value="-3" calcext:value-type="float">
            <text:p>-3</text:p>
          </table:table-cell>
          <table:table-cell table:style-name="ce46" table:formula="of:=[.P40]-ROUND([.F51]/8)" office:value-type="float" office:value="-1" calcext:value-type="float">
            <text:p>-1</text:p>
          </table:table-cell>
          <table:table-cell table:style-name="ce46" table:formula="of:=[.Q40]-ROUND([.G51]/8)" office:value-type="float" office:value="-3" calcext:value-type="float">
            <text:p>-3</text:p>
          </table:table-cell>
          <table:table-cell table:style-name="ce46" table:formula="of:=[.R40]-ROUND([.H51]/8)" office:value-type="float" office:value="-2" calcext:value-type="float">
            <text:p>-2</text:p>
          </table:table-cell>
          <table:table-cell table:style-name="ce46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6" table:formula="of:=[.L41]-ROUND([.B52]/8)" office:value-type="float" office:value="2" calcext:value-type="float">
            <text:p>2</text:p>
          </table:table-cell>
          <table:table-cell table:style-name="ce46" table:formula="of:=[.M41]-ROUND([.C52]/8)" office:value-type="float" office:value="0" calcext:value-type="float">
            <text:p>0</text:p>
          </table:table-cell>
          <table:table-cell table:style-name="ce46" table:formula="of:=[.N41]-ROUND([.D52]/8)" office:value-type="float" office:value="0" calcext:value-type="float">
            <text:p>0</text:p>
          </table:table-cell>
          <table:table-cell table:style-name="ce46" table:formula="of:=[.O41]-ROUND([.E52]/8)" office:value-type="float" office:value="0" calcext:value-type="float">
            <text:p>0</text:p>
          </table:table-cell>
          <table:table-cell table:style-name="ce46" table:formula="of:=[.P41]-ROUND([.F52]/8)" office:value-type="float" office:value="-5" calcext:value-type="float">
            <text:p>-5</text:p>
          </table:table-cell>
          <table:table-cell table:style-name="ce46" table:formula="of:=[.Q41]-ROUND([.G52]/8)" office:value-type="float" office:value="2" calcext:value-type="float">
            <text:p>2</text:p>
          </table:table-cell>
          <table:table-cell table:style-name="ce46" table:formula="of:=[.R41]-ROUND([.H52]/8)" office:value-type="float" office:value="-3" calcext:value-type="float">
            <text:p>-3</text:p>
          </table:table-cell>
          <table:table-cell table:style-name="ce46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6" table:formula="of:=[.L42]-ROUND([.B53]/8)" office:value-type="float" office:value="-1" calcext:value-type="float">
            <text:p>-1</text:p>
          </table:table-cell>
          <table:table-cell table:style-name="ce46" table:formula="of:=[.M42]-ROUND([.C53]/8)" office:value-type="float" office:value="-1" calcext:value-type="float">
            <text:p>-1</text:p>
          </table:table-cell>
          <table:table-cell table:style-name="ce46" table:formula="of:=[.N42]-ROUND([.D53]/8)" office:value-type="float" office:value="1" calcext:value-type="float">
            <text:p>1</text:p>
          </table:table-cell>
          <table:table-cell table:style-name="ce46" table:formula="of:=[.O42]-ROUND([.E53]/8)" office:value-type="float" office:value="-1" calcext:value-type="float">
            <text:p>-1</text:p>
          </table:table-cell>
          <table:table-cell table:style-name="ce46" table:formula="of:=[.P42]-ROUND([.F53]/8)" office:value-type="float" office:value="-2" calcext:value-type="float">
            <text:p>-2</text:p>
          </table:table-cell>
          <table:table-cell table:style-name="ce46" table:formula="of:=[.Q42]-ROUND([.G53]/8)" office:value-type="float" office:value="-3" calcext:value-type="float">
            <text:p>-3</text:p>
          </table:table-cell>
          <table:table-cell table:style-name="ce46" table:formula="of:=[.R42]-ROUND([.H53]/8)" office:value-type="float" office:value="-1" calcext:value-type="float">
            <text:p>-1</text:p>
          </table:table-cell>
          <table:table-cell table:style-name="ce46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6" table:formula="of:=[.L43]-ROUND([.B54]/8)" office:value-type="float" office:value="-1" calcext:value-type="float">
            <text:p>-1</text:p>
          </table:table-cell>
          <table:table-cell table:style-name="ce46" table:formula="of:=[.M43]-ROUND([.C54]/8)" office:value-type="float" office:value="2" calcext:value-type="float">
            <text:p>2</text:p>
          </table:table-cell>
          <table:table-cell table:style-name="ce46" table:formula="of:=[.N43]-ROUND([.D54]/8)" office:value-type="float" office:value="2" calcext:value-type="float">
            <text:p>2</text:p>
          </table:table-cell>
          <table:table-cell table:style-name="ce46" table:formula="of:=[.O43]-ROUND([.E54]/8)" office:value-type="float" office:value="2" calcext:value-type="float">
            <text:p>2</text:p>
          </table:table-cell>
          <table:table-cell table:style-name="ce46" table:formula="of:=[.P43]-ROUND([.F54]/8)" office:value-type="float" office:value="-2" calcext:value-type="float">
            <text:p>-2</text:p>
          </table:table-cell>
          <table:table-cell table:style-name="ce46" table:formula="of:=[.Q43]-ROUND([.G54]/8)" office:value-type="float" office:value="-4" calcext:value-type="float">
            <text:p>-4</text:p>
          </table:table-cell>
          <table:table-cell table:style-name="ce46" table:formula="of:=[.R43]-ROUND([.H54]/8)" office:value-type="float" office:value="0" calcext:value-type="float">
            <text:p>0</text:p>
          </table:table-cell>
          <table:table-cell table:style-name="ce46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6" table:formula="of:=[.L44]-ROUND([.B55]/8)" office:value-type="float" office:value="-1" calcext:value-type="float">
            <text:p>-1</text:p>
          </table:table-cell>
          <table:table-cell table:style-name="ce46" table:formula="of:=[.M44]-ROUND([.C55]/8)" office:value-type="float" office:value="-1" calcext:value-type="float">
            <text:p>-1</text:p>
          </table:table-cell>
          <table:table-cell table:style-name="ce46" table:formula="of:=[.N44]-ROUND([.D55]/8)" office:value-type="float" office:value="-1" calcext:value-type="float">
            <text:p>-1</text:p>
          </table:table-cell>
          <table:table-cell table:style-name="ce46" table:formula="of:=[.O44]-ROUND([.E55]/8)" office:value-type="float" office:value="-1" calcext:value-type="float">
            <text:p>-1</text:p>
          </table:table-cell>
          <table:table-cell table:style-name="ce46" table:formula="of:=[.P44]-ROUND([.F55]/8)" office:value-type="float" office:value="-2" calcext:value-type="float">
            <text:p>-2</text:p>
          </table:table-cell>
          <table:table-cell table:style-name="ce46" table:formula="of:=[.Q44]-ROUND([.G55]/8)" office:value-type="float" office:value="1" calcext:value-type="float">
            <text:p>1</text:p>
          </table:table-cell>
          <table:table-cell table:style-name="ce46" table:formula="of:=[.R44]-ROUND([.H55]/8)" office:value-type="float" office:value="-1" calcext:value-type="float">
            <text:p>-1</text:p>
          </table:table-cell>
          <table:table-cell table:style-name="ce46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6" table:formula="of:=[.L45]-ROUND([.B56]/8)" office:value-type="float" office:value="3" calcext:value-type="float">
            <text:p>3</text:p>
          </table:table-cell>
          <table:table-cell table:style-name="ce46" table:formula="of:=[.M45]-ROUND([.C56]/8)" office:value-type="float" office:value="1" calcext:value-type="float">
            <text:p>1</text:p>
          </table:table-cell>
          <table:table-cell table:style-name="ce46" table:formula="of:=[.N45]-ROUND([.D56]/8)" office:value-type="float" office:value="2" calcext:value-type="float">
            <text:p>2</text:p>
          </table:table-cell>
          <table:table-cell table:style-name="ce46" table:formula="of:=[.O45]-ROUND([.E56]/8)" office:value-type="float" office:value="3" calcext:value-type="float">
            <text:p>3</text:p>
          </table:table-cell>
          <table:table-cell table:style-name="ce46" table:formula="of:=[.P45]-ROUND([.F56]/8)" office:value-type="float" office:value="0" calcext:value-type="float">
            <text:p>0</text:p>
          </table:table-cell>
          <table:table-cell table:style-name="ce46" table:formula="of:=[.Q45]-ROUND([.G56]/8)" office:value-type="float" office:value="0" calcext:value-type="float">
            <text:p>0</text:p>
          </table:table-cell>
          <table:table-cell table:style-name="ce46" table:formula="of:=[.R45]-ROUND([.H56]/8)" office:value-type="float" office:value="-7" calcext:value-type="float">
            <text:p>-7</text:p>
          </table:table-cell>
          <table:table-cell table:style-name="ce46" table:formula="of:=[.S45]-ROUND([.I56]/8)" office:value-type="float" office:value="-1" calcext:value-type="float">
            <text:p>-1</text:p>
          </table:table-cell>
        </table:table-row>
      </table:table>
      <table:table table:name="DCT-IV_calc" table:style-name="ta1">
        <office:forms form:automatic-focus="false" form:apply-design-mode="false"/>
        <table:shapes>
          <draw:frame draw:z-index="0" draw:style-name="gr1" draw:text-style-name="P1" svg:width="453.51pt" svg:height="255.09pt" svg:x="0pt" svg:y="1114.72pt">
            <loext:p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number-columns-repeated="22" table:default-cell-style-name="Default"/>
        <table:table-column table:style-name="co14" table:default-cell-style-name="Default"/>
        <table:table-column table:style-name="co13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47" office:value-type="float" office:value="0.995184726672197" calcext:value-type="float">
            <text:p>0.9951847267</text:p>
          </table:table-cell>
          <table:table-cell table:style-name="ce55" office:value-type="float" office:value="0.0980171403295606" calcext:value-type="float">
            <text:p>0.0980171403</text:p>
          </table:table-cell>
          <table:table-cell table:style-name="ce59" office:value-type="float" office:value="0.773010453362737" calcext:value-type="float">
            <text:p>0.7730104534</text:p>
          </table:table-cell>
          <table:table-cell table:style-name="ce50" office:value-type="float" office:value="0.634393284163645" calcext:value-type="float">
            <text:p>0.6343932842</text:p>
          </table:table-cell>
          <table:table-cell table:style-name="ce61" office:value-type="float" office:value="0.956940335732209" calcext:value-type="float">
            <text:p>0.9569403357</text:p>
          </table:table-cell>
          <table:table-cell table:style-name="ce52" office:value-type="float" office:value="0.290284677254462" calcext:value-type="float">
            <text:p>0.2902846773</text:p>
          </table:table-cell>
          <table:table-cell table:style-name="ce46" office:value-type="float" office:value="0.881921264348355" calcext:value-type="float">
            <text:p>0.8819212643</text:p>
          </table:table-cell>
          <table:table-cell table:style-name="ce57" office:value-type="float" office:value="0.471396736825998" calcext:value-type="float">
            <text:p>0.471396736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48" office:value-type="float" office:value="0.0980171403295606" calcext:value-type="float">
            <text:p>0.0980171403</text:p>
          </table:table-cell>
          <table:table-cell table:style-name="ce56" office:value-type="float" office:value="-0.995184726672197" calcext:value-type="float">
            <text:p>-0.9951847267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51" office:value-type="float" office:value="0.773010453362737" calcext:value-type="float">
            <text:p>0.7730104534</text:p>
          </table:table-cell>
          <table:table-cell table:style-name="ce62" office:value-type="float" office:value="-0.290284677254462" calcext:value-type="float">
            <text:p>-0.2902846773</text:p>
          </table:table-cell>
          <table:table-cell table:style-name="ce53" office:value-type="float" office:value="0.956940335732209" calcext:value-type="float">
            <text:p>0.9569403357</text:p>
          </table:table-cell>
          <table:table-cell table:style-name="ce49" office:value-type="float" office:value="0.471396736825998" calcext:value-type="float">
            <text:p>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65" table:formula="of:=DCTROTX([.B8];-[.B9];1;4)" office:value-type="float" office:value="0" calcext:value-type="float">
            <text:p>0</text:p>
          </table:table-cell>
          <table:table-cell table:style-name="ce65" table:formula="of:=DCTROTX([.C8];-[.C9];1;4)" office:value-type="float" office:value="0" calcext:value-type="float">
            <text:p>0</text:p>
          </table:table-cell>
          <table:table-cell table:style-name="ce65" table:formula="of:=DCTROTX([.D8];-[.D9];1;4)" office:value-type="float" office:value="0.707106781186548" calcext:value-type="float">
            <text:p>0.7071067812</text:p>
          </table:table-cell>
          <table:table-cell table:style-name="ce65" table:formula="of:=DCTROTX([.E8];-[.E9];1;4)" office:value-type="float" office:value="0.707106781186547" calcext:value-type="float">
            <text:p>0.7071067812</text:p>
          </table:table-cell>
          <table:table-cell table:style-name="ce65" table:formula="of:=DCTROTX([.F8];-[.F9];1;4)" office:value-type="float" office:value="0" calcext:value-type="float">
            <text:p>0</text:p>
          </table:table-cell>
          <table:table-cell table:style-name="ce65" table:formula="of:=DCTROTX([.G8];-[.G9];1;4)" office:value-type="float" office:value="0" calcext:value-type="float">
            <text:p>0</text:p>
          </table:table-cell>
          <table:table-cell table:style-name="ce65" table:formula="of:=DCTROTX([.H8];-[.H9];1;4)" office:value-type="float" office:value="0" calcext:value-type="float">
            <text:p>0</text:p>
          </table:table-cell>
          <table:table-cell table:style-name="ce65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6" office:value-type="float" office:value="0.881921264348355" calcext:value-type="float">
            <text:p>0.8819212643</text:p>
          </table:table-cell>
          <table:table-cell table:style-name="ce57" office:value-type="float" office:value="0.471396736825998" calcext:value-type="float">
            <text:p>0.4713967368</text:p>
          </table:table-cell>
          <table:table-cell table:style-name="ce61" office:value-type="float" office:value="-0.956940335732209" calcext:value-type="float">
            <text:p>-0.9569403357</text:p>
          </table:table-cell>
          <table:table-cell table:style-name="ce52" office:value-type="float" office:value="-0.290284677254462" calcext:value-type="float">
            <text:p>-0.2902846773</text:p>
          </table:table-cell>
          <table:table-cell table:style-name="ce59" office:value-type="float" office:value="0.773010453362737" calcext:value-type="float">
            <text:p>0.7730104534</text:p>
          </table:table-cell>
          <table:table-cell table:style-name="ce50" office:value-type="float" office:value="-0.634393284163645" calcext:value-type="float">
            <text:p>-0.6343932842</text:p>
          </table:table-cell>
          <table:table-cell table:style-name="ce55" office:value-type="float" office:value="-0.0980171403295605" calcext:value-type="float">
            <text:p>-0.0980171403</text:p>
          </table:table-cell>
          <table:table-cell table:style-name="ce47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65" table:formula="of:=DCTROTY([.B8];-[.B9];1;4)" office:value-type="float" office:value="0" calcext:value-type="float">
            <text:p>0</text:p>
          </table:table-cell>
          <table:table-cell table:style-name="ce65" table:formula="of:=DCTROTY([.C8];-[.C9];1;4)" office:value-type="float" office:value="0" calcext:value-type="float">
            <text:p>0</text:p>
          </table:table-cell>
          <table:table-cell table:style-name="ce65" table:formula="of:=DCTROTY([.D8];-[.D9];1;4)" office:value-type="float" office:value="0.707106781186547" calcext:value-type="float">
            <text:p>0.7071067812</text:p>
          </table:table-cell>
          <table:table-cell table:style-name="ce65" table:formula="of:=DCTROTY([.E8];-[.E9];1;4)" office:value-type="float" office:value="-0.707106781186548" calcext:value-type="float">
            <text:p>-0.7071067812</text:p>
          </table:table-cell>
          <table:table-cell table:style-name="ce65" table:formula="of:=DCTROTY([.F8];-[.F9];1;4)" office:value-type="float" office:value="0" calcext:value-type="float">
            <text:p>0</text:p>
          </table:table-cell>
          <table:table-cell table:style-name="ce65" table:formula="of:=DCTROTY([.G8];-[.G9];1;4)" office:value-type="float" office:value="0" calcext:value-type="float">
            <text:p>0</text:p>
          </table:table-cell>
          <table:table-cell table:style-name="ce65" table:formula="of:=DCTROTY([.H8];-[.H9];1;4)" office:value-type="float" office:value="0" calcext:value-type="float">
            <text:p>0</text:p>
          </table:table-cell>
          <table:table-cell table:style-name="ce65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471396736825998" calcext:value-type="float">
            <text:p>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style-name="ce62" office:value-type="float" office:value="0.290284677254462" calcext:value-type="float">
            <text:p>0.2902846773</text:p>
          </table:table-cell>
          <table:table-cell table:style-name="ce53" office:value-type="float" office:value="-0.956940335732209" calcext:value-type="float">
            <text:p>-0.9569403357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51" office:value-type="float" office:value="-0.773010453362737" calcext:value-type="float">
            <text:p>-0.7730104534</text:p>
          </table:table-cell>
          <table:table-cell table:style-name="ce56" office:value-type="float" office:value="0.995184726672197" calcext:value-type="float">
            <text:p>0.9951847267</text:p>
          </table:table-cell>
          <table:table-cell table:style-name="ce48" office:value-type="float" office:value="-0.0980171403295605" calcext:value-type="float">
            <text:p>-0.0980171403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65" table:formula="of:=[.B10]+[.B12]" office:value-type="float" office:value="0" calcext:value-type="float">
            <text:p>0</text:p>
          </table:table-cell>
          <table:table-cell table:style-name="ce65" table:formula="of:=[.C10]+[.C12]" office:value-type="float" office:value="0" calcext:value-type="float">
            <text:p>0</text:p>
          </table:table-cell>
          <table:table-cell table:style-name="ce65" table:formula="of:=[.D10]+[.D12]" office:value-type="float" office:value="0" calcext:value-type="float">
            <text:p>0</text:p>
          </table:table-cell>
          <table:table-cell table:style-name="ce65" table:formula="of:=[.E10]+[.E12]" office:value-type="float" office:value="0" calcext:value-type="float">
            <text:p>0</text:p>
          </table:table-cell>
          <table:table-cell table:style-name="ce65" table:formula="of:=[.F10]+[.F12]" office:value-type="float" office:value="1" calcext:value-type="float">
            <text:p>1</text:p>
          </table:table-cell>
          <table:table-cell table:style-name="ce65" table:formula="of:=[.G10]+[.G12]" office:value-type="float" office:value="0" calcext:value-type="float">
            <text:p>0</text:p>
          </table:table-cell>
          <table:table-cell table:style-name="ce65" table:formula="of:=[.H10]+[.H12]" office:value-type="float" office:value="1" calcext:value-type="float">
            <text:p>1</text:p>
          </table:table-cell>
          <table:table-cell table:style-name="ce65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50" office:value-type="float" office:value="0.634393284163645" calcext:value-type="float">
            <text:p>0.6343932842</text:p>
          </table:table-cell>
          <table:table-cell table:style-name="ce59" office:value-type="float" office:value="0.773010453362737" calcext:value-type="float">
            <text:p>0.7730104534</text:p>
          </table:table-cell>
          <table:table-cell table:style-name="ce47" office:value-type="float" office:value="0.995184726672197" calcext:value-type="float">
            <text:p>0.9951847267</text:p>
          </table:table-cell>
          <table:table-cell table:style-name="ce55" office:value-type="float" office:value="-0.0980171403295607" calcext:value-type="float">
            <text:p>-0.0980171403</text:p>
          </table:table-cell>
          <table:table-cell table:style-name="ce46" office:value-type="float" office:value="-0.881921264348355" calcext:value-type="float">
            <text:p>-0.8819212643</text:p>
          </table:table-cell>
          <table:table-cell table:style-name="ce57" office:value-type="float" office:value="0.471396736825998" calcext:value-type="float">
            <text:p>0.4713967368</text:p>
          </table:table-cell>
          <table:table-cell table:style-name="ce52" office:value-type="float" office:value="-0.290284677254462" calcext:value-type="float">
            <text:p>-0.2902846773</text:p>
          </table:table-cell>
          <table:table-cell table:style-name="ce61" office:value-type="float" office:value="-0.956940335732209" calcext:value-type="float">
            <text:p>-0.9569403357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65" table:formula="of:=[.B11]+[.B13]" office:value-type="float" office:value="0" calcext:value-type="float">
            <text:p>0</text:p>
          </table:table-cell>
          <table:table-cell table:style-name="ce65" table:formula="of:=[.C11]+[.C13]" office:value-type="float" office:value="0" calcext:value-type="float">
            <text:p>0</text:p>
          </table:table-cell>
          <table:table-cell table:style-name="ce65" table:formula="of:=[.D11]+[.D13]" office:value-type="float" office:value="0" calcext:value-type="float">
            <text:p>0</text:p>
          </table:table-cell>
          <table:table-cell table:style-name="ce65" table:formula="of:=[.E11]+[.E13]" office:value-type="float" office:value="0" calcext:value-type="float">
            <text:p>0</text:p>
          </table:table-cell>
          <table:table-cell table:style-name="ce65" table:formula="of:=[.F11]+[.F13]" office:value-type="float" office:value="0" calcext:value-type="float">
            <text:p>0</text:p>
          </table:table-cell>
          <table:table-cell table:style-name="ce65" table:formula="of:=[.G11]+[.G13]" office:value-type="float" office:value="1" calcext:value-type="float">
            <text:p>1</text:p>
          </table:table-cell>
          <table:table-cell table:style-name="ce65" table:formula="of:=[.H11]+[.H13]" office:value-type="float" office:value="0" calcext:value-type="float">
            <text:p>0</text:p>
          </table:table-cell>
          <table:table-cell table:style-name="ce65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51" office:value-type="float" office:value="0.773010453362737" calcext:value-type="float">
            <text:p>0.7730104534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48" office:value-type="float" office:value="0.0980171403295607" calcext:value-type="float">
            <text:p>0.0980171403</text:p>
          </table:table-cell>
          <table:table-cell table:style-name="ce56" office:value-type="float" office:value="0.995184726672197" calcext:value-type="float">
            <text:p>0.9951847267</text:p>
          </table:table-cell>
          <table:table-cell table:style-name="ce49" office:value-type="float" office:value="-0.471396736825998" calcext:value-type="float">
            <text:p>-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style-name="ce53" office:value-type="float" office:value="-0.956940335732209" calcext:value-type="float">
            <text:p>-0.9569403357</text:p>
          </table:table-cell>
          <table:table-cell table:style-name="ce62" office:value-type="float" office:value="0.290284677254462" calcext:value-type="float">
            <text:p>0.2902846773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52" office:value-type="float" office:value="0.290284677254462" calcext:value-type="float">
            <text:p>0.2902846773</text:p>
          </table:table-cell>
          <table:table-cell table:style-name="ce61" office:value-type="float" office:value="0.956940335732209" calcext:value-type="float">
            <text:p>0.9569403357</text:p>
          </table:table-cell>
          <table:table-cell table:style-name="ce46" office:value-type="float" office:value="-0.881921264348355" calcext:value-type="float">
            <text:p>-0.8819212643</text:p>
          </table:table-cell>
          <table:table-cell table:style-name="ce57" office:value-type="float" office:value="0.471396736825998" calcext:value-type="float">
            <text:p>0.4713967368</text:p>
          </table:table-cell>
          <table:table-cell table:style-name="ce47" office:value-type="float" office:value="-0.995184726672197" calcext:value-type="float">
            <text:p>-0.9951847267</text:p>
          </table:table-cell>
          <table:table-cell table:style-name="ce55" office:value-type="float" office:value="-0.0980171403295607" calcext:value-type="float">
            <text:p>-0.0980171403</text:p>
          </table:table-cell>
          <table:table-cell table:style-name="ce59" office:value-type="float" office:value="0.773010453362737" calcext:value-type="float">
            <text:p>0.7730104534</text:p>
          </table:table-cell>
          <table:table-cell table:style-name="ce50" office:value-type="float" office:value="0.634393284163645" calcext:value-type="float">
            <text:p>0.6343932842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53" office:value-type="float" office:value="0.956940335732209" calcext:value-type="float">
            <text:p>0.9569403357</text:p>
          </table:table-cell>
          <table:table-cell table:style-name="ce62" office:value-type="float" office:value="-0.290284677254462" calcext:value-type="float">
            <text:p>-0.2902846773</text:p>
          </table:table-cell>
          <table:table-cell table:style-name="ce49" office:value-type="float" office:value="-0.471396736825998" calcext:value-type="float">
            <text:p>-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style-name="ce48" office:value-type="float" office:value="-0.0980171403295607" calcext:value-type="float">
            <text:p>-0.0980171403</text:p>
          </table:table-cell>
          <table:table-cell table:style-name="ce56" office:value-type="float" office:value="0.995184726672197" calcext:value-type="float">
            <text:p>0.9951847267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51" office:value-type="float" office:value="0.773010453362737" calcext:value-type="float">
            <text:p>0.773010453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2</text:p>
          </table:table-cell>
          <table:table-cell table:formula="of:=[.O6]+[.O8]" office:value-type="float" office:value="0.707106781186547" calcext:value-type="float">
            <text:p>0.7071067812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2</text:p>
          </table:table-cell>
          <table:table-cell table:formula="of:=[.O7]+[.O9]" office:value-type="float" office:value="-0.707106781186548" calcext:value-type="float">
            <text:p>-0.7071067812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2</text:p>
          </table:table-cell>
          <table:table-cell table:formula="of:=[.O6]-[.O8]" office:value-type="float" office:value="-0.707106781186547" calcext:value-type="float">
            <text:p>-0.7071067812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2</text:p>
          </table:table-cell>
          <table:table-cell table:formula="of:=[.O7]-[.O9]" office:value-type="float" office:value="0.707106781186548" calcext:value-type="float">
            <text:p>0.7071067812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</text:p>
          </table:table-cell>
          <table:table-cell table:formula="of:=DCTROTX([.Q10];-[.Q11];1;8)" office:value-type="float" office:value="0.38268343236509" calcext:value-type="float">
            <text:p>0.3826834324</text:p>
          </table:table-cell>
          <table:table-cell table:formula="of:=DCTROTX([.R10];-[.R11];1;8)" office:value-type="float" office:value="0.923879532511287" calcext:value-type="float">
            <text:p>0.9238795325</text:p>
          </table:table-cell>
          <table:table-cell table:formula="of:=DCTROTX([.S10];-[.S11];1;8)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</text:p>
          </table:table-cell>
          <table:table-cell table:formula="of:=[.Q35]-[.AD8]" office:value-type="float" office:value="1.62957801083584" calcext:value-type="float">
            <text:p>1.6295780108</text:p>
          </table:table-cell>
          <table:table-cell table:formula="of:=[.R35]-[.AE8]" office:value-type="float" office:value="-0.674993313033176" calcext:value-type="float">
            <text:p>-0.674993313</text:p>
          </table:table-cell>
          <table:table-cell table:formula="of:=[.S35]-[.AF8]" office:value-type="float" office:value="1.62957801083584" calcext:value-type="float">
            <text:p>1.629578010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65" table:formula="of:=-DCTROTY([.L10];-[.L11];1;8)" office:value-type="float" office:value="-0" calcext:value-type="float">
            <text:p>0</text:p>
          </table:table-cell>
          <table:table-cell table:style-name="ce65" table:formula="of:=-DCTROTY([.M10];-[.M11];1;8)" office:value-type="float" office:value="-0" calcext:value-type="float">
            <text:p>0</text:p>
          </table:table-cell>
          <table:table-cell table:style-name="ce65" table:formula="of:=-DCTROTY([.N10];-[.N11];1;8)" office:value-type="float" office:value="-0" calcext:value-type="float">
            <text:p>0</text:p>
          </table:table-cell>
          <table:table-cell table:style-name="ce65" table:formula="of:=-DCTROTY([.O10];-[.O11];1;8)" office:value-type="float" office:value="-0" calcext:value-type="float">
            <text:p>0</text:p>
          </table:table-cell>
          <table:table-cell table:style-name="ce65" table:formula="of:=-DCTROTY([.P10];-[.P11];1;8)" office:value-type="float" office:value="-0.38268343236509" calcext:value-type="float">
            <text:p>-0.3826834324</text:p>
          </table:table-cell>
          <table:table-cell table:style-name="ce65" table:formula="of:=-DCTROTY([.Q10];-[.Q11];1;8)" office:value-type="float" office:value="0.923879532511287" calcext:value-type="float">
            <text:p>0.9238795325</text:p>
          </table:table-cell>
          <table:table-cell table:style-name="ce65" table:formula="of:=-DCTROTY([.R10];-[.R11];1;8)" office:value-type="float" office:value="-0.38268343236509" calcext:value-type="float">
            <text:p>-0.3826834324</text:p>
          </table:table-cell>
          <table:table-cell table:style-name="ce65" table:formula="of:=-DCTROTY([.S10];-[.S11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</text:p>
          </table:table-cell>
          <table:table-cell table:formula="of:=[.Q36]-[.AD9]" office:value-type="float" office:value="0.871027593692298" calcext:value-type="float">
            <text:p>0.8710275937</text:p>
          </table:table-cell>
          <table:table-cell table:formula="of:=[.R36]-[.AE9]" office:value-type="float" office:value="-0.360791442508552" calcext:value-type="float">
            <text:p>-0.3607914425</text:p>
          </table:table-cell>
          <table:table-cell table:formula="of:=[.S36]-[.AF9]" office:value-type="float" office:value="0.871027593692297" calcext:value-type="float">
            <text:p>0.871027593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</text:p>
          </table:table-cell>
          <table:table-cell table:formula="of:=DCTROTX([.Q12];-[.Q13];1;8)" office:value-type="float" office:value="0.38268343236509" calcext:value-type="float">
            <text:p>0.3826834324</text:p>
          </table:table-cell>
          <table:table-cell table:formula="of:=DCTROTX([.R12];-[.R13];1;8)" office:value-type="float" office:value="-0.923879532511287" calcext:value-type="float">
            <text:p>-0.9238795325</text:p>
          </table:table-cell>
          <table:table-cell table:formula="of:=DCTROTX([.S12];-[.S13];1;8)" office:value-type="float" office:value="-0.38268343236509" calcext:value-type="float">
            <text:p>-0.3826834324</text:p>
          </table:table-cell>
          <table:table-cell table:number-columns-repeated="2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65" table:formula="of:=DCTROTY([.L12];-[.L13];1;8)" office:value-type="float" office:value="0" calcext:value-type="float">
            <text:p>0</text:p>
          </table:table-cell>
          <table:table-cell table:style-name="ce65" table:formula="of:=DCTROTY([.M12];-[.M13];1;8)" office:value-type="float" office:value="0" calcext:value-type="float">
            <text:p>0</text:p>
          </table:table-cell>
          <table:table-cell table:style-name="ce65" table:formula="of:=DCTROTY([.N12];-[.N13];1;8)" office:value-type="float" office:value="0" calcext:value-type="float">
            <text:p>0</text:p>
          </table:table-cell>
          <table:table-cell table:style-name="ce65" table:formula="of:=DCTROTY([.O12];-[.O13];1;8)" office:value-type="float" office:value="0" calcext:value-type="float">
            <text:p>0</text:p>
          </table:table-cell>
          <table:table-cell table:style-name="ce65" table:formula="of:=DCTROTY([.P12];-[.P13];1;8)" office:value-type="float" office:value="0.38268343236509" calcext:value-type="float">
            <text:p>0.3826834324</text:p>
          </table:table-cell>
          <table:table-cell table:style-name="ce65" table:formula="of:=DCTROTY([.Q12];-[.Q13];1;8)" office:value-type="float" office:value="-0.923879532511287" calcext:value-type="float">
            <text:p>-0.9238795325</text:p>
          </table:table-cell>
          <table:table-cell table:style-name="ce65" table:formula="of:=DCTROTY([.R12];-[.R13];1;8)" office:value-type="float" office:value="-0.38268343236509" calcext:value-type="float">
            <text:p>-0.3826834324</text:p>
          </table:table-cell>
          <table:table-cell table:style-name="ce65" table:formula="of:=DCTROTY([.S12];-[.S13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</text:p>
          </table:table-cell>
          <table:table-cell table:formula="of:=[.Q39]-[.AD12]" office:value-type="float" office:value="-0.536376143834085" calcext:value-type="float">
            <text:p>-0.5363761438</text:p>
          </table:table-cell>
          <table:table-cell table:formula="of:=[.R39]-[.AE12]" office:value-type="float" office:value="0.22217427330946" calcext:value-type="float">
            <text:p>0.2221742733</text:p>
          </table:table-cell>
          <table:table-cell table:formula="of:=[.S39]-[.AF12]" office:value-type="float" office:value="-0.536376143834084" calcext:value-type="float">
            <text:p>-0.5363761438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2</text:p>
          </table:table-cell>
          <table:table-cell table:formula="of:=[.O15]+[.O19]" office:value-type="float" office:value="0.707106781186547" calcext:value-type="float">
            <text:p>0.7071067812</text:p>
          </table:table-cell>
          <table:table-cell table:formula="of:=[.P15]+[.P19]" office:value-type="float" office:value="0.923879532511287" calcext:value-type="float">
            <text:p>0.9238795325</text:p>
          </table:table-cell>
          <table:table-cell table:formula="of:=[.Q15]+[.Q19]" office:value-type="float" office:value="0.38268343236509" calcext:value-type="float">
            <text:p>0.3826834324</text:p>
          </table:table-cell>
          <table:table-cell table:formula="of:=[.R15]+[.R19]" office:value-type="float" office:value="0.923879532511287" calcext:value-type="float">
            <text:p>0.9238795325</text:p>
          </table:table-cell>
          <table:table-cell table:formula="of:=[.S15]+[.S19]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5</text:p>
          </table:table-cell>
          <table:table-cell table:formula="of:=[.Q40]-[.AD13]" office:value-type="float" office:value="-1.76819518003493" calcext:value-type="float">
            <text:p>-1.76819518</text:p>
          </table:table-cell>
          <table:table-cell table:formula="of:=[.R40]-[.AE13]" office:value-type="float" office:value="0.732410424493206" calcext:value-type="float">
            <text:p>0.7324104245</text:p>
          </table:table-cell>
          <table:table-cell table:formula="of:=[.S40]-[.AF13]" office:value-type="float" office:value="-1.76819518003493" calcext:value-type="float">
            <text:p>-1.7681951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2</text:p>
          </table:table-cell>
          <table:table-cell table:formula="of:=[.O16]+[.O22]" office:value-type="float" office:value="-0.707106781186548" calcext:value-type="float">
            <text:p>-0.7071067812</text:p>
          </table:table-cell>
          <table:table-cell table:formula="of:=[.P16]+[.P22]" office:value-type="float" office:value="0.38268343236509" calcext:value-type="float">
            <text:p>0.3826834324</text:p>
          </table:table-cell>
          <table:table-cell table:formula="of:=[.Q16]+[.Q22]" office:value-type="float" office:value="-0.923879532511287" calcext:value-type="float">
            <text:p>-0.9238795325</text:p>
          </table:table-cell>
          <table:table-cell table:formula="of:=[.R16]+[.R22]" office:value-type="float" office:value="-0.38268343236509" calcext:value-type="float">
            <text:p>-0.3826834324</text:p>
          </table:table-cell>
          <table:table-cell table:formula="of:=[.S16]+[.S22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2</text:p>
          </table:table-cell>
          <table:table-cell table:formula="of:=[.O17]+[.O20]" office:value-type="float" office:value="-0.707106781186547" calcext:value-type="float">
            <text:p>-0.7071067812</text:p>
          </table:table-cell>
          <table:table-cell table:formula="of:=[.P17]+[.P20]" office:value-type="float" office:value="-0.38268343236509" calcext:value-type="float">
            <text:p>-0.3826834324</text:p>
          </table:table-cell>
          <table:table-cell table:formula="of:=[.Q17]+[.Q20]" office:value-type="float" office:value="0.923879532511287" calcext:value-type="float">
            <text:p>0.9238795325</text:p>
          </table:table-cell>
          <table:table-cell table:formula="of:=[.R17]+[.R20]" office:value-type="float" office:value="-0.38268343236509" calcext:value-type="float">
            <text:p>-0.3826834324</text:p>
          </table:table-cell>
          <table:table-cell table:formula="of:=[.S17]+[.S20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2</text:p>
          </table:table-cell>
          <table:table-cell table:formula="of:=[.O18]+[.O21]" office:value-type="float" office:value="0.707106781186548" calcext:value-type="float">
            <text:p>0.7071067812</text:p>
          </table:table-cell>
          <table:table-cell table:formula="of:=[.P18]+[.P21]" office:value-type="float" office:value="0.923879532511287" calcext:value-type="float">
            <text:p>0.9238795325</text:p>
          </table:table-cell>
          <table:table-cell table:formula="of:=[.Q18]+[.Q21]" office:value-type="float" office:value="0.38268343236509" calcext:value-type="float">
            <text:p>0.3826834324</text:p>
          </table:table-cell>
          <table:table-cell table:formula="of:=[.R18]+[.R21]" office:value-type="float" office:value="-0.923879532511287" calcext:value-type="float">
            <text:p>-0.9238795325</text:p>
          </table:table-cell>
          <table:table-cell table:formula="of:=[.S18]+[.S21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64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2</text:p>
          </table:table-cell>
          <table:table-cell table:formula="of:=[.O15]-[.O19]" office:value-type="float" office:value="0.707106781186547" calcext:value-type="float">
            <text:p>0.7071067812</text:p>
          </table:table-cell>
          <table:table-cell table:formula="of:=[.P15]-[.P19]" office:value-type="float" office:value="-0.923879532511287" calcext:value-type="float">
            <text:p>-0.9238795325</text:p>
          </table:table-cell>
          <table:table-cell table:formula="of:=[.Q15]-[.Q19]" office:value-type="float" office:value="-0.38268343236509" calcext:value-type="float">
            <text:p>-0.3826834324</text:p>
          </table:table-cell>
          <table:table-cell table:formula="of:=[.R15]-[.R19]" office:value-type="float" office:value="-0.923879532511287" calcext:value-type="float">
            <text:p>-0.9238795325</text:p>
          </table:table-cell>
          <table:table-cell table:formula="of:=[.S15]-[.S19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2</text:p>
          </table:table-cell>
          <table:table-cell table:formula="of:=[.O16]-[.O22]" office:value-type="float" office:value="-0.707106781186548" calcext:value-type="float">
            <text:p>-0.7071067812</text:p>
          </table:table-cell>
          <table:table-cell table:formula="of:=[.P16]-[.P22]" office:value-type="float" office:value="-0.38268343236509" calcext:value-type="float">
            <text:p>-0.3826834324</text:p>
          </table:table-cell>
          <table:table-cell table:formula="of:=[.Q16]-[.Q22]" office:value-type="float" office:value="0.923879532511287" calcext:value-type="float">
            <text:p>0.9238795325</text:p>
          </table:table-cell>
          <table:table-cell table:formula="of:=[.R16]-[.R22]" office:value-type="float" office:value="0.38268343236509" calcext:value-type="float">
            <text:p>0.3826834324</text:p>
          </table:table-cell>
          <table:table-cell table:formula="of:=[.S16]-[.S22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2</text:p>
          </table:table-cell>
          <table:table-cell table:formula="of:=[.O17]-[.O20]" office:value-type="float" office:value="-0.707106781186547" calcext:value-type="float">
            <text:p>-0.7071067812</text:p>
          </table:table-cell>
          <table:table-cell table:formula="of:=[.P17]-[.P20]" office:value-type="float" office:value="0.38268343236509" calcext:value-type="float">
            <text:p>0.3826834324</text:p>
          </table:table-cell>
          <table:table-cell table:formula="of:=[.Q17]-[.Q20]" office:value-type="float" office:value="-0.923879532511287" calcext:value-type="float">
            <text:p>-0.9238795325</text:p>
          </table:table-cell>
          <table:table-cell table:formula="of:=[.R17]-[.R20]" office:value-type="float" office:value="0.38268343236509" calcext:value-type="float">
            <text:p>0.3826834324</text:p>
          </table:table-cell>
          <table:table-cell table:formula="of:=[.S17]-[.S20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2</text:p>
          </table:table-cell>
          <table:table-cell table:formula="of:=[.O18]-[.O21]" office:value-type="float" office:value="0.707106781186548" calcext:value-type="float">
            <text:p>0.7071067812</text:p>
          </table:table-cell>
          <table:table-cell table:formula="of:=[.P18]-[.P21]" office:value-type="float" office:value="-0.923879532511287" calcext:value-type="float">
            <text:p>-0.9238795325</text:p>
          </table:table-cell>
          <table:table-cell table:formula="of:=[.Q18]-[.Q21]" office:value-type="float" office:value="-0.38268343236509" calcext:value-type="float">
            <text:p>-0.3826834324</text:p>
          </table:table-cell>
          <table:table-cell table:formula="of:=[.R18]-[.R21]" office:value-type="float" office:value="0.923879532511287" calcext:value-type="float">
            <text:p>0.9238795325</text:p>
          </table:table-cell>
          <table:table-cell table:formula="of:=[.S18]-[.S21]" office:value-type="float" office:value="0.38268343236509" calcext:value-type="float">
            <text:p>0.382683432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7" office:value-type="float" office:value="0.995184726672197" calcext:value-type="float">
            <text:p>0.9951847267</text:p>
          </table:table-cell>
          <table:table-cell table:style-name="ce55" office:value-type="float" office:value="-0.0980171403295606" calcext:value-type="float">
            <text:p>-0.0980171403</text:p>
          </table:table-cell>
          <table:table-cell table:style-name="ce59" office:value-type="float" office:value="0.773010453362737" calcext:value-type="float">
            <text:p>0.7730104534</text:p>
          </table:table-cell>
          <table:table-cell table:style-name="ce50" office:value-type="float" office:value="-0.634393284163645" calcext:value-type="float">
            <text:p>-0.6343932842</text:p>
          </table:table-cell>
          <table:table-cell table:style-name="ce61" office:value-type="float" office:value="0.956940335732209" calcext:value-type="float">
            <text:p>0.9569403357</text:p>
          </table:table-cell>
          <table:table-cell table:style-name="ce52" office:value-type="float" office:value="-0.290284677254462" calcext:value-type="float">
            <text:p>-0.2902846773</text:p>
          </table:table-cell>
          <table:table-cell table:style-name="ce46" office:value-type="float" office:value="0.881921264348355" calcext:value-type="float">
            <text:p>0.8819212643</text:p>
          </table:table-cell>
          <table:table-cell table:style-name="ce57" office:value-type="float" office:value="-0.471396736825998" calcext:value-type="float">
            <text:p>-0.47139673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DCTROTX([.L24];-[.L25];1;32)" office:value-type="float" office:value="0.995184726672197" calcext:value-type="float">
            <text:p>0.9951847267</text:p>
          </table:table-cell>
          <table:table-cell table:style-name="ce55" table:formula="of:=DCTROTX([.M24];-[.M25];1;32)" office:value-type="float" office:value="0.0980171403295606" calcext:value-type="float">
            <text:p>0.0980171403</text:p>
          </table:table-cell>
          <table:table-cell table:style-name="ce59" table:formula="of:=DCTROTX([.N24];-[.N25];1;32)" office:value-type="float" office:value="0.773010453362737" calcext:value-type="float">
            <text:p>0.7730104534</text:p>
          </table:table-cell>
          <table:table-cell table:style-name="ce50" table:formula="of:=DCTROTX([.O24];-[.O25];1;32)" office:value-type="float" office:value="0.634393284163645" calcext:value-type="float">
            <text:p>0.6343932842</text:p>
          </table:table-cell>
          <table:table-cell table:style-name="ce61" table:formula="of:=DCTROTX([.P24];-[.P25];1;32)" office:value-type="float" office:value="0.956940335732209" calcext:value-type="float">
            <text:p>0.9569403357</text:p>
          </table:table-cell>
          <table:table-cell table:style-name="ce52" table:formula="of:=DCTROTX([.Q24];-[.Q25];1;32)" office:value-type="float" office:value="0.290284677254462" calcext:value-type="float">
            <text:p>0.2902846773</text:p>
          </table:table-cell>
          <table:table-cell table:style-name="ce46" table:formula="of:=DCTROTX([.R24];-[.R25];1;32)" office:value-type="float" office:value="0.881921264348355" calcext:value-type="float">
            <text:p>0.8819212643</text:p>
          </table:table-cell>
          <table:table-cell table:style-name="ce57" table:formula="of:=DCTROTX([.S24];-[.S25];1;32)" office:value-type="float" office:value="0.471396736825998" calcext:value-type="float">
            <text:p>0.47139673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 table:formula="of:=COS(PI()/8*([.Y$32]+0.5)*([.$X33]+0.5))" office:value-type="float" office:value="0.995184726672197" calcext:value-type="float">
            <text:p>0.9951847267</text:p>
          </table:table-cell>
          <table:table-cell table:style-name="ce34" table:formula="of:=COS(PI()/8*([.Z$32]+0.5)*([.$X33]+0.5))" office:value-type="float" office:value="0.956940335732209" calcext:value-type="float">
            <text:p>0.9569403357</text:p>
          </table:table-cell>
          <table:table-cell table:style-name="ce28" table:formula="of:=COS(PI()/8*([.AA$32]+0.5)*([.$X33]+0.5))" office:value-type="float" office:value="0.881921264348355" calcext:value-type="float">
            <text:p>0.8819212643</text:p>
          </table:table-cell>
          <table:table-cell table:style-name="ce69" table:formula="of:=COS(PI()/8*([.AB$32]+0.5)*([.$X33]+0.5))" office:value-type="float" office:value="0.773010453362737" calcext:value-type="float">
            <text:p>0.7730104534</text:p>
          </table:table-cell>
          <table:table-cell table:style-name="ce70" table:formula="of:=COS(PI()/8*([.AC$32]+0.5)*([.$X33]+0.5))" office:value-type="float" office:value="0.634393284163645" calcext:value-type="float">
            <text:p>0.6343932842</text:p>
          </table:table-cell>
          <table:table-cell table:style-name="ce71" table:formula="of:=COS(PI()/8*([.AD$32]+0.5)*([.$X33]+0.5))" office:value-type="float" office:value="0.471396736825998" calcext:value-type="float">
            <text:p>0.4713967368</text:p>
          </table:table-cell>
          <table:table-cell table:style-name="ce72" table:formula="of:=COS(PI()/8*([.AE$32]+0.5)*([.$X33]+0.5))" office:value-type="float" office:value="0.290284677254462" calcext:value-type="float">
            <text:p>0.2902846773</text:p>
          </table:table-cell>
          <table:table-cell table:style-name="ce73" table:formula="of:=COS(PI()/8*([.AF$32]+0.5)*([.$X33]+0.5))" office:value-type="float" office:value="0.0980171403295608" calcext:value-type="float">
            <text:p>0.0980171403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8" office:value-type="float" office:value="-0.0980171403295606" calcext:value-type="float">
            <text:p>-0.0980171403</text:p>
          </table:table-cell>
          <table:table-cell table:style-name="ce56" office:value-type="float" office:value="-0.995184726672197" calcext:value-type="float">
            <text:p>-0.9951847267</text:p>
          </table:table-cell>
          <table:table-cell table:style-name="ce60" office:value-type="float" office:value="0.634393284163645" calcext:value-type="float">
            <text:p>0.6343932842</text:p>
          </table:table-cell>
          <table:table-cell table:style-name="ce51" office:value-type="float" office:value="0.773010453362737" calcext:value-type="float">
            <text:p>0.7730104534</text:p>
          </table:table-cell>
          <table:table-cell table:style-name="ce62" office:value-type="float" office:value="0.290284677254462" calcext:value-type="float">
            <text:p>0.2902846773</text:p>
          </table:table-cell>
          <table:table-cell table:style-name="ce53" office:value-type="float" office:value="0.956940335732209" calcext:value-type="float">
            <text:p>0.9569403357</text:p>
          </table:table-cell>
          <table:table-cell table:style-name="ce49" office:value-type="float" office:value="-0.471396736825998" calcext:value-type="float">
            <text:p>-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48" table:formula="of:=DCTROTY([.L24];-[.L25];1;32)" office:value-type="float" office:value="0.0980171403295606" calcext:value-type="float">
            <text:p>0.0980171403</text:p>
          </table:table-cell>
          <table:table-cell table:style-name="ce56" table:formula="of:=DCTROTY([.M24];-[.M25];1;32)" office:value-type="float" office:value="-0.995184726672197" calcext:value-type="float">
            <text:p>-0.9951847267</text:p>
          </table:table-cell>
          <table:table-cell table:style-name="ce60" table:formula="of:=DCTROTY([.N24];-[.N25];1;32)" office:value-type="float" office:value="-0.634393284163645" calcext:value-type="float">
            <text:p>-0.6343932842</text:p>
          </table:table-cell>
          <table:table-cell table:style-name="ce51" table:formula="of:=DCTROTY([.O24];-[.O25];1;32)" office:value-type="float" office:value="0.773010453362737" calcext:value-type="float">
            <text:p>0.7730104534</text:p>
          </table:table-cell>
          <table:table-cell table:style-name="ce62" table:formula="of:=DCTROTY([.P24];-[.P25];1;32)" office:value-type="float" office:value="-0.290284677254462" calcext:value-type="float">
            <text:p>-0.2902846773</text:p>
          </table:table-cell>
          <table:table-cell table:style-name="ce53" table:formula="of:=DCTROTY([.Q24];-[.Q25];1;32)" office:value-type="float" office:value="0.956940335732209" calcext:value-type="float">
            <text:p>0.9569403357</text:p>
          </table:table-cell>
          <table:table-cell table:style-name="ce49" table:formula="of:=DCTROTY([.R24];-[.R25];1;32)" office:value-type="float" office:value="0.471396736825998" calcext:value-type="float">
            <text:p>0.4713967368</text:p>
          </table:table-cell>
          <table:table-cell table:style-name="ce58" table:formula="of:=DCTROTY([.S24];-[.S25];1;32)" office:value-type="float" office:value="-0.881921264348355" calcext:value-type="float">
            <text:p>-0.8819212643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4" table:formula="of:=COS(PI()/8*([.Y$32]+0.5)*([.$X34]+0.5))" office:value-type="float" office:value="0.956940335732209" calcext:value-type="float">
            <text:p>0.9569403357</text:p>
          </table:table-cell>
          <table:table-cell table:style-name="ce70" table:formula="of:=COS(PI()/8*([.Z$32]+0.5)*([.$X34]+0.5))" office:value-type="float" office:value="0.634393284163645" calcext:value-type="float">
            <text:p>0.6343932842</text:p>
          </table:table-cell>
          <table:table-cell table:style-name="ce73" table:formula="of:=COS(PI()/8*([.AA$32]+0.5)*([.$X34]+0.5))" office:value-type="float" office:value="0.0980171403295608" calcext:value-type="float">
            <text:p>0.0980171403</text:p>
          </table:table-cell>
          <table:table-cell table:style-name="ce82" table:formula="of:=COS(PI()/8*([.AB$32]+0.5)*([.$X34]+0.5))" office:value-type="float" office:value="-0.471396736825998" calcext:value-type="float">
            <text:p>-0.4713967368</text:p>
          </table:table-cell>
          <table:table-cell table:style-name="ce39" table:formula="of:=COS(PI()/8*([.AC$32]+0.5)*([.$X34]+0.5))" office:value-type="float" office:value="-0.881921264348355" calcext:value-type="float">
            <text:p>-0.8819212643</text:p>
          </table:table-cell>
          <table:table-cell table:style-name="ce83" table:formula="of:=COS(PI()/8*([.AD$32]+0.5)*([.$X34]+0.5))" office:value-type="float" office:value="-0.995184726672197" calcext:value-type="float">
            <text:p>-0.9951847267</text:p>
          </table:table-cell>
          <table:table-cell table:style-name="ce84" table:formula="of:=COS(PI()/8*([.AE$32]+0.5)*([.$X34]+0.5))" office:value-type="float" office:value="-0.773010453362737" calcext:value-type="float">
            <text:p>-0.7730104534</text:p>
          </table:table-cell>
          <table:table-cell table:style-name="ce85" table:formula="of:=COS(PI()/8*([.AF$32]+0.5)*([.$X34]+0.5))" office:value-type="float" office:value="-0.290284677254463" calcext:value-type="float">
            <text:p>-0.290284677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6" office:value-type="float" office:value="0.881921264348355" calcext:value-type="float">
            <text:p>0.8819212643</text:p>
          </table:table-cell>
          <table:table-cell table:style-name="ce57" office:value-type="float" office:value="-0.471396736825998" calcext:value-type="float">
            <text:p>-0.4713967368</text:p>
          </table:table-cell>
          <table:table-cell table:style-name="ce61" office:value-type="float" office:value="-0.956940335732209" calcext:value-type="float">
            <text:p>-0.9569403357</text:p>
          </table:table-cell>
          <table:table-cell table:style-name="ce52" office:value-type="float" office:value="0.290284677254462" calcext:value-type="float">
            <text:p>0.2902846773</text:p>
          </table:table-cell>
          <table:table-cell table:style-name="ce59" office:value-type="float" office:value="-0.773010453362737" calcext:value-type="float">
            <text:p>-0.7730104534</text:p>
          </table:table-cell>
          <table:table-cell table:style-name="ce50" office:value-type="float" office:value="-0.634393284163645" calcext:value-type="float">
            <text:p>-0.6343932842</text:p>
          </table:table-cell>
          <table:table-cell table:style-name="ce55" office:value-type="float" office:value="0.0980171403295605" calcext:value-type="float">
            <text:p>0.0980171403</text:p>
          </table:table-cell>
          <table:table-cell table:style-name="ce47" office:value-type="float" office:value="-0.995184726672197" calcext:value-type="float">
            <text:p>-0.995184726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6" table:formula="of:=DCTROTX([.L26];-[.L27];5;32)" office:value-type="float" office:value="0.881921264348355" calcext:value-type="float">
            <text:p>0.8819212643</text:p>
          </table:table-cell>
          <table:table-cell table:style-name="ce57" table:formula="of:=DCTROTX([.M26];-[.M27];5;32)" office:value-type="float" office:value="0.471396736825998" calcext:value-type="float">
            <text:p>0.4713967368</text:p>
          </table:table-cell>
          <table:table-cell table:style-name="ce61" table:formula="of:=DCTROTX([.N26];-[.N27];5;32)" office:value-type="float" office:value="-0.956940335732209" calcext:value-type="float">
            <text:p>-0.9569403357</text:p>
          </table:table-cell>
          <table:table-cell table:style-name="ce52" table:formula="of:=DCTROTX([.O26];-[.O27];5;32)" office:value-type="float" office:value="-0.290284677254462" calcext:value-type="float">
            <text:p>-0.2902846773</text:p>
          </table:table-cell>
          <table:table-cell table:style-name="ce55" table:formula="of:=DCTROTX([.P26];-[.P27];5;32)" office:value-type="float" office:value="0.0980171403295605" calcext:value-type="float">
            <text:p>0.0980171403</text:p>
          </table:table-cell>
          <table:table-cell table:style-name="ce47" table:formula="of:=DCTROTX([.Q26];-[.Q27];5;32)" office:value-type="float" office:value="0.995184726672197" calcext:value-type="float">
            <text:p>0.9951847267</text:p>
          </table:table-cell>
          <table:table-cell table:style-name="ce59" table:formula="of:=DCTROTX([.R26];-[.R27];5;32)" office:value-type="float" office:value="-0.773010453362737" calcext:value-type="float">
            <text:p>-0.7730104534</text:p>
          </table:table-cell>
          <table:table-cell table:style-name="ce50" table:formula="of:=DCTROTX([.S26];-[.S27];5;32)" office:value-type="float" office:value="0.634393284163645" calcext:value-type="float">
            <text:p>0.6343932842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28" table:formula="of:=COS(PI()/8*([.Y$32]+0.5)*([.$X35]+0.5))" office:value-type="float" office:value="0.881921264348355" calcext:value-type="float">
            <text:p>0.8819212643</text:p>
          </table:table-cell>
          <table:table-cell table:style-name="ce73" table:formula="of:=COS(PI()/8*([.Z$32]+0.5)*([.$X35]+0.5))" office:value-type="float" office:value="0.0980171403295608" calcext:value-type="float">
            <text:p>0.0980171403</text:p>
          </table:table-cell>
          <table:table-cell table:style-name="ce84" table:formula="of:=COS(PI()/8*([.AA$32]+0.5)*([.$X35]+0.5))" office:value-type="float" office:value="-0.773010453362737" calcext:value-type="float">
            <text:p>-0.7730104534</text:p>
          </table:table-cell>
          <table:table-cell table:style-name="ce41" table:formula="of:=COS(PI()/8*([.AB$32]+0.5)*([.$X35]+0.5))" office:value-type="float" office:value="-0.956940335732209" calcext:value-type="float">
            <text:p>-0.9569403357</text:p>
          </table:table-cell>
          <table:table-cell table:style-name="ce85" table:formula="of:=COS(PI()/8*([.AC$32]+0.5)*([.$X35]+0.5))" office:value-type="float" office:value="-0.290284677254462" calcext:value-type="float">
            <text:p>-0.2902846773</text:p>
          </table:table-cell>
          <table:table-cell table:style-name="ce70" table:formula="of:=COS(PI()/8*([.AD$32]+0.5)*([.$X35]+0.5))" office:value-type="float" office:value="0.634393284163645" calcext:value-type="float">
            <text:p>0.6343932842</text:p>
          </table:table-cell>
          <table:table-cell table:style-name="ce68" table:formula="of:=COS(PI()/8*([.AE$32]+0.5)*([.$X35]+0.5))" office:value-type="float" office:value="0.995184726672197" calcext:value-type="float">
            <text:p>0.9951847267</text:p>
          </table:table-cell>
          <table:table-cell table:style-name="ce71" table:formula="of:=COS(PI()/8*([.AF$32]+0.5)*([.$X35]+0.5))" office:value-type="float" office:value="0.471396736825998" calcext:value-type="float">
            <text:p>0.4713967368</text:p>
          </table:table-cell>
          <table:table-cell/>
          <table:table-cell table:style-name="ce88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9" office:value-type="float" office:value="-0.471396736825998" calcext:value-type="float">
            <text:p>-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style-name="ce62" office:value-type="float" office:value="-0.290284677254462" calcext:value-type="float">
            <text:p>-0.2902846773</text:p>
          </table:table-cell>
          <table:table-cell table:style-name="ce53" office:value-type="float" office:value="-0.956940335732209" calcext:value-type="float">
            <text:p>-0.9569403357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51" office:value-type="float" office:value="0.773010453362737" calcext:value-type="float">
            <text:p>0.7730104534</text:p>
          </table:table-cell>
          <table:table-cell table:style-name="ce56" office:value-type="float" office:value="0.995184726672197" calcext:value-type="float">
            <text:p>0.9951847267</text:p>
          </table:table-cell>
          <table:table-cell table:style-name="ce48" office:value-type="float" office:value="0.0980171403295605" calcext:value-type="float">
            <text:p>0.0980171403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49" table:formula="of:=DCTROTY([.L26];-[.L27];5;32)" office:value-type="float" office:value="0.471396736825998" calcext:value-type="float">
            <text:p>0.4713967368</text:p>
          </table:table-cell>
          <table:table-cell table:style-name="ce58" table:formula="of:=DCTROTY([.M26];-[.M27];5;32)" office:value-type="float" office:value="-0.881921264348355" calcext:value-type="float">
            <text:p>-0.8819212643</text:p>
          </table:table-cell>
          <table:table-cell table:style-name="ce62" table:formula="of:=DCTROTY([.N26];-[.N27];5;32)" office:value-type="float" office:value="0.290284677254462" calcext:value-type="float">
            <text:p>0.2902846773</text:p>
          </table:table-cell>
          <table:table-cell table:style-name="ce53" table:formula="of:=DCTROTY([.O26];-[.O27];5;32)" office:value-type="float" office:value="-0.956940335732209" calcext:value-type="float">
            <text:p>-0.9569403357</text:p>
          </table:table-cell>
          <table:table-cell table:style-name="ce56" table:formula="of:=DCTROTY([.P26];-[.P27];5;32)" office:value-type="float" office:value="-0.995184726672197" calcext:value-type="float">
            <text:p>-0.9951847267</text:p>
          </table:table-cell>
          <table:table-cell table:style-name="ce48" table:formula="of:=DCTROTY([.Q26];-[.Q27];5;32)" office:value-type="float" office:value="0.0980171403295605" calcext:value-type="float">
            <text:p>0.0980171403</text:p>
          </table:table-cell>
          <table:table-cell table:style-name="ce60" table:formula="of:=DCTROTY([.R26];-[.R27];5;32)" office:value-type="float" office:value="0.634393284163645" calcext:value-type="float">
            <text:p>0.6343932842</text:p>
          </table:table-cell>
          <table:table-cell table:style-name="ce51" table:formula="of:=DCTROTY([.S26];-[.S27];5;32)" office:value-type="float" office:value="0.773010453362737" calcext:value-type="float">
            <text:p>0.7730104534</text:p>
          </table:table-cell>
          <table:table-cell/>
          <table:table-cell table:style-name="ce59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69" table:formula="of:=COS(PI()/8*([.Y$32]+0.5)*([.$X36]+0.5))" office:value-type="float" office:value="0.773010453362737" calcext:value-type="float">
            <text:p>0.7730104534</text:p>
          </table:table-cell>
          <table:table-cell table:style-name="ce82" table:formula="of:=COS(PI()/8*([.Z$32]+0.5)*([.$X36]+0.5))" office:value-type="float" office:value="-0.471396736825998" calcext:value-type="float">
            <text:p>-0.4713967368</text:p>
          </table:table-cell>
          <table:table-cell table:style-name="ce41" table:formula="of:=COS(PI()/8*([.AA$32]+0.5)*([.$X36]+0.5))" office:value-type="float" office:value="-0.956940335732209" calcext:value-type="float">
            <text:p>-0.9569403357</text:p>
          </table:table-cell>
          <table:table-cell table:style-name="ce73" table:formula="of:=COS(PI()/8*([.AB$32]+0.5)*([.$X36]+0.5))" office:value-type="float" office:value="0.0980171403295601" calcext:value-type="float">
            <text:p>0.0980171403</text:p>
          </table:table-cell>
          <table:table-cell table:style-name="ce68" table:formula="of:=COS(PI()/8*([.AC$32]+0.5)*([.$X36]+0.5))" office:value-type="float" office:value="0.995184726672197" calcext:value-type="float">
            <text:p>0.9951847267</text:p>
          </table:table-cell>
          <table:table-cell table:style-name="ce72" table:formula="of:=COS(PI()/8*([.AD$32]+0.5)*([.$X36]+0.5))" office:value-type="float" office:value="0.290284677254463" calcext:value-type="float">
            <text:p>0.2902846773</text:p>
          </table:table-cell>
          <table:table-cell table:style-name="ce39" table:formula="of:=COS(PI()/8*([.AE$32]+0.5)*([.$X36]+0.5))" office:value-type="float" office:value="-0.881921264348356" calcext:value-type="float">
            <text:p>-0.8819212643</text:p>
          </table:table-cell>
          <table:table-cell table:style-name="ce50" table:formula="of:=COS(PI()/8*([.AF$32]+0.5)*([.$X36]+0.5))" office:value-type="float" office:value="-0.634393284163647" calcext:value-type="float">
            <text:p>-0.6343932842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0" office:value-type="float" office:value="0.634393284163645" calcext:value-type="float">
            <text:p>0.6343932842</text:p>
          </table:table-cell>
          <table:table-cell table:style-name="ce59" office:value-type="float" office:value="-0.773010453362737" calcext:value-type="float">
            <text:p>-0.7730104534</text:p>
          </table:table-cell>
          <table:table-cell table:style-name="ce47" office:value-type="float" office:value="0.995184726672197" calcext:value-type="float">
            <text:p>0.9951847267</text:p>
          </table:table-cell>
          <table:table-cell table:style-name="ce55" office:value-type="float" office:value="0.0980171403295607" calcext:value-type="float">
            <text:p>0.0980171403</text:p>
          </table:table-cell>
          <table:table-cell table:style-name="ce46" office:value-type="float" office:value="-0.881921264348355" calcext:value-type="float">
            <text:p>-0.8819212643</text:p>
          </table:table-cell>
          <table:table-cell table:style-name="ce57" office:value-type="float" office:value="-0.471396736825998" calcext:value-type="float">
            <text:p>-0.4713967368</text:p>
          </table:table-cell>
          <table:table-cell table:style-name="ce52" office:value-type="float" office:value="-0.290284677254462" calcext:value-type="float">
            <text:p>-0.2902846773</text:p>
          </table:table-cell>
          <table:table-cell table:style-name="ce61" office:value-type="float" office:value="0.956940335732209" calcext:value-type="float">
            <text:p>0.9569403357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50" table:formula="of:=DCTROTX([.L28];-[.L29];9;32)" office:value-type="float" office:value="0.634393284163645" calcext:value-type="float">
            <text:p>0.6343932842</text:p>
          </table:table-cell>
          <table:table-cell table:style-name="ce59" table:formula="of:=DCTROTX([.M28];-[.M29];9;32)" office:value-type="float" office:value="0.773010453362737" calcext:value-type="float">
            <text:p>0.7730104534</text:p>
          </table:table-cell>
          <table:table-cell table:style-name="ce47" table:formula="of:=DCTROTX([.N28];-[.N29];9;32)" office:value-type="float" office:value="0.995184726672197" calcext:value-type="float">
            <text:p>0.9951847267</text:p>
          </table:table-cell>
          <table:table-cell table:style-name="ce55" table:formula="of:=DCTROTX([.O28];-[.O29];9;32)" office:value-type="float" office:value="-0.0980171403295607" calcext:value-type="float">
            <text:p>-0.0980171403</text:p>
          </table:table-cell>
          <table:table-cell table:style-name="ce46" table:formula="of:=DCTROTX([.P28];-[.P29];9;32)" office:value-type="float" office:value="-0.881921264348355" calcext:value-type="float">
            <text:p>-0.8819212643</text:p>
          </table:table-cell>
          <table:table-cell table:style-name="ce57" table:formula="of:=DCTROTX([.Q28];-[.Q29];9;32)" office:value-type="float" office:value="0.471396736825998" calcext:value-type="float">
            <text:p>0.4713967368</text:p>
          </table:table-cell>
          <table:table-cell table:style-name="ce52" table:formula="of:=DCTROTX([.R28];-[.R29];9;32)" office:value-type="float" office:value="-0.290284677254462" calcext:value-type="float">
            <text:p>-0.2902846773</text:p>
          </table:table-cell>
          <table:table-cell table:style-name="ce61" table:formula="of:=DCTROTX([.S28];-[.S29];9;32)" office:value-type="float" office:value="-0.956940335732209" calcext:value-type="float">
            <text:p>-0.9569403357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70" table:formula="of:=COS(PI()/8*([.Y$32]+0.5)*([.$X37]+0.5))" office:value-type="float" office:value="0.634393284163645" calcext:value-type="float">
            <text:p>0.6343932842</text:p>
          </table:table-cell>
          <table:table-cell table:style-name="ce39" table:formula="of:=COS(PI()/8*([.Z$32]+0.5)*([.$X37]+0.5))" office:value-type="float" office:value="-0.881921264348355" calcext:value-type="float">
            <text:p>-0.8819212643</text:p>
          </table:table-cell>
          <table:table-cell table:style-name="ce85" table:formula="of:=COS(PI()/8*([.AA$32]+0.5)*([.$X37]+0.5))" office:value-type="float" office:value="-0.290284677254462" calcext:value-type="float">
            <text:p>-0.2902846773</text:p>
          </table:table-cell>
          <table:table-cell table:style-name="ce68" table:formula="of:=COS(PI()/8*([.AB$32]+0.5)*([.$X37]+0.5))" office:value-type="float" office:value="0.995184726672197" calcext:value-type="float">
            <text:p>0.9951847267</text:p>
          </table:table-cell>
          <table:table-cell table:style-name="ce87" table:formula="of:=COS(PI()/8*([.AC$32]+0.5)*([.$X37]+0.5))" office:value-type="float" office:value="-0.09801714032956" calcext:value-type="float">
            <text:p>-0.0980171403</text:p>
          </table:table-cell>
          <table:table-cell table:style-name="ce41" table:formula="of:=COS(PI()/8*([.AD$32]+0.5)*([.$X37]+0.5))" office:value-type="float" office:value="-0.956940335732209" calcext:value-type="float">
            <text:p>-0.9569403357</text:p>
          </table:table-cell>
          <table:table-cell table:style-name="ce71" table:formula="of:=COS(PI()/8*([.AE$32]+0.5)*([.$X37]+0.5))" office:value-type="float" office:value="0.471396736825997" calcext:value-type="float">
            <text:p>0.4713967368</text:p>
          </table:table-cell>
          <table:table-cell table:style-name="ce69" table:formula="of:=COS(PI()/8*([.AF$32]+0.5)*([.$X37]+0.5))" office:value-type="float" office:value="0.773010453362738" calcext:value-type="float">
            <text:p>0.7730104534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1" office:value-type="float" office:value="-0.773010453362737" calcext:value-type="float">
            <text:p>-0.7730104534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48" office:value-type="float" office:value="-0.0980171403295607" calcext:value-type="float">
            <text:p>-0.0980171403</text:p>
          </table:table-cell>
          <table:table-cell table:style-name="ce56" office:value-type="float" office:value="0.995184726672197" calcext:value-type="float">
            <text:p>0.9951847267</text:p>
          </table:table-cell>
          <table:table-cell table:style-name="ce49" office:value-type="float" office:value="0.471396736825998" calcext:value-type="float">
            <text:p>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style-name="ce53" office:value-type="float" office:value="0.956940335732209" calcext:value-type="float">
            <text:p>0.9569403357</text:p>
          </table:table-cell>
          <table:table-cell table:style-name="ce62" office:value-type="float" office:value="0.290284677254462" calcext:value-type="float">
            <text:p>0.2902846773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51" table:formula="of:=DCTROTY([.L28];-[.L29];9;32)" office:value-type="float" office:value="0.773010453362737" calcext:value-type="float">
            <text:p>0.7730104534</text:p>
          </table:table-cell>
          <table:table-cell table:style-name="ce60" table:formula="of:=DCTROTY([.M28];-[.M29];9;32)" office:value-type="float" office:value="-0.634393284163645" calcext:value-type="float">
            <text:p>-0.6343932842</text:p>
          </table:table-cell>
          <table:table-cell table:style-name="ce48" table:formula="of:=DCTROTY([.N28];-[.N29];9;32)" office:value-type="float" office:value="0.0980171403295607" calcext:value-type="float">
            <text:p>0.0980171403</text:p>
          </table:table-cell>
          <table:table-cell table:style-name="ce56" table:formula="of:=DCTROTY([.O28];-[.O29];9;32)" office:value-type="float" office:value="0.995184726672197" calcext:value-type="float">
            <text:p>0.9951847267</text:p>
          </table:table-cell>
          <table:table-cell table:style-name="ce49" table:formula="of:=DCTROTY([.P28];-[.P29];9;32)" office:value-type="float" office:value="-0.471396736825998" calcext:value-type="float">
            <text:p>-0.4713967368</text:p>
          </table:table-cell>
          <table:table-cell table:style-name="ce58" table:formula="of:=DCTROTY([.Q28];-[.Q29];9;32)" office:value-type="float" office:value="-0.881921264348355" calcext:value-type="float">
            <text:p>-0.8819212643</text:p>
          </table:table-cell>
          <table:table-cell table:style-name="ce53" table:formula="of:=DCTROTY([.R28];-[.R29];9;32)" office:value-type="float" office:value="-0.956940335732209" calcext:value-type="float">
            <text:p>-0.9569403357</text:p>
          </table:table-cell>
          <table:table-cell table:style-name="ce62" table:formula="of:=DCTROTY([.S28];-[.S29];9;32)" office:value-type="float" office:value="0.290284677254462" calcext:value-type="float">
            <text:p>0.2902846773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71" table:formula="of:=COS(PI()/8*([.Y$32]+0.5)*([.$X38]+0.5))" office:value-type="float" office:value="0.471396736825998" calcext:value-type="float">
            <text:p>0.4713967368</text:p>
          </table:table-cell>
          <table:table-cell table:style-name="ce83" table:formula="of:=COS(PI()/8*([.Z$32]+0.5)*([.$X38]+0.5))" office:value-type="float" office:value="-0.995184726672197" calcext:value-type="float">
            <text:p>-0.9951847267</text:p>
          </table:table-cell>
          <table:table-cell table:style-name="ce70" table:formula="of:=COS(PI()/8*([.AA$32]+0.5)*([.$X38]+0.5))" office:value-type="float" office:value="0.634393284163646" calcext:value-type="float">
            <text:p>0.6343932842</text:p>
          </table:table-cell>
          <table:table-cell table:style-name="ce72" table:formula="of:=COS(PI()/8*([.AB$32]+0.5)*([.$X38]+0.5))" office:value-type="float" office:value="0.290284677254463" calcext:value-type="float">
            <text:p>0.2902846773</text:p>
          </table:table-cell>
          <table:table-cell table:style-name="ce41" table:formula="of:=COS(PI()/8*([.AC$32]+0.5)*([.$X38]+0.5))" office:value-type="float" office:value="-0.956940335732209" calcext:value-type="float">
            <text:p>-0.9569403357</text:p>
          </table:table-cell>
          <table:table-cell table:style-name="ce69" table:formula="of:=COS(PI()/8*([.AD$32]+0.5)*([.$X38]+0.5))" office:value-type="float" office:value="0.773010453362736" calcext:value-type="float">
            <text:p>0.7730104534</text:p>
          </table:table-cell>
          <table:table-cell table:style-name="ce73" table:formula="of:=COS(PI()/8*([.AE$32]+0.5)*([.$X38]+0.5))" office:value-type="float" office:value="0.0980171403295591" calcext:value-type="float">
            <text:p>0.0980171403</text:p>
          </table:table-cell>
          <table:table-cell table:style-name="ce39" table:formula="of:=COS(PI()/8*([.AF$32]+0.5)*([.$X38]+0.5))" office:value-type="float" office:value="-0.881921264348356" calcext:value-type="float">
            <text:p>-0.8819212643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2" office:value-type="float" office:value="0.290284677254462" calcext:value-type="float">
            <text:p>0.2902846773</text:p>
          </table:table-cell>
          <table:table-cell table:style-name="ce61" office:value-type="float" office:value="-0.956940335732209" calcext:value-type="float">
            <text:p>-0.9569403357</text:p>
          </table:table-cell>
          <table:table-cell table:style-name="ce46" office:value-type="float" office:value="-0.881921264348355" calcext:value-type="float">
            <text:p>-0.8819212643</text:p>
          </table:table-cell>
          <table:table-cell table:style-name="ce57" office:value-type="float" office:value="-0.471396736825998" calcext:value-type="float">
            <text:p>-0.4713967368</text:p>
          </table:table-cell>
          <table:table-cell table:style-name="ce47" office:value-type="float" office:value="0.995184726672197" calcext:value-type="float">
            <text:p>0.9951847267</text:p>
          </table:table-cell>
          <table:table-cell table:style-name="ce55" office:value-type="float" office:value="-0.0980171403295607" calcext:value-type="float">
            <text:p>-0.0980171403</text:p>
          </table:table-cell>
          <table:table-cell table:style-name="ce59" office:value-type="float" office:value="-0.773010453362737" calcext:value-type="float">
            <text:p>-0.7730104534</text:p>
          </table:table-cell>
          <table:table-cell table:style-name="ce50" office:value-type="float" office:value="0.634393284163645" calcext:value-type="float">
            <text:p>0.6343932842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52" table:formula="of:=DCTROTX([.L30];-[.L31];13;32)" office:value-type="float" office:value="0.290284677254462" calcext:value-type="float">
            <text:p>0.2902846773</text:p>
          </table:table-cell>
          <table:table-cell table:style-name="ce61" table:formula="of:=DCTROTX([.M30];-[.M31];13;32)" office:value-type="float" office:value="0.956940335732209" calcext:value-type="float">
            <text:p>0.9569403357</text:p>
          </table:table-cell>
          <table:table-cell table:style-name="ce46" table:formula="of:=DCTROTX([.N30];-[.N31];13;32)" office:value-type="float" office:value="-0.881921264348355" calcext:value-type="float">
            <text:p>-0.8819212643</text:p>
          </table:table-cell>
          <table:table-cell table:style-name="ce57" table:formula="of:=DCTROTX([.O30];-[.O31];13;32)" office:value-type="float" office:value="0.471396736825998" calcext:value-type="float">
            <text:p>0.4713967368</text:p>
          </table:table-cell>
          <table:table-cell table:style-name="ce59" table:formula="of:=DCTROTX([.P30];-[.P31];13;32)" office:value-type="float" office:value="-0.773010453362737" calcext:value-type="float">
            <text:p>-0.7730104534</text:p>
          </table:table-cell>
          <table:table-cell table:style-name="ce63" table:formula="of:=DCTROTX([.Q30];-[.Q31];13;32)" office:value-type="float" office:value="-0.634393284163645" calcext:value-type="float">
            <text:p>-0.6343932842</text:p>
          </table:table-cell>
          <table:table-cell table:style-name="ce47" table:formula="of:=DCTROTX([.R30];-[.R31];13;32)" office:value-type="float" office:value="0.995184726672197" calcext:value-type="float">
            <text:p>0.9951847267</text:p>
          </table:table-cell>
          <table:table-cell table:style-name="ce55" table:formula="of:=DCTROTX([.S30];-[.S31];13;32)" office:value-type="float" office:value="0.0980171403295607" calcext:value-type="float">
            <text:p>0.0980171403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72" table:formula="of:=COS(PI()/8*([.Y$32]+0.5)*([.$X39]+0.5))" office:value-type="float" office:value="0.290284677254462" calcext:value-type="float">
            <text:p>0.2902846773</text:p>
          </table:table-cell>
          <table:table-cell table:style-name="ce84" table:formula="of:=COS(PI()/8*([.Z$32]+0.5)*([.$X39]+0.5))" office:value-type="float" office:value="-0.773010453362737" calcext:value-type="float">
            <text:p>-0.7730104534</text:p>
          </table:table-cell>
          <table:table-cell table:style-name="ce68" table:formula="of:=COS(PI()/8*([.AA$32]+0.5)*([.$X39]+0.5))" office:value-type="float" office:value="0.995184726672197" calcext:value-type="float">
            <text:p>0.9951847267</text:p>
          </table:table-cell>
          <table:table-cell table:style-name="ce39" table:formula="of:=COS(PI()/8*([.AB$32]+0.5)*([.$X39]+0.5))" office:value-type="float" office:value="-0.881921264348355" calcext:value-type="float">
            <text:p>-0.8819212643</text:p>
          </table:table-cell>
          <table:table-cell table:style-name="ce71" table:formula="of:=COS(PI()/8*([.AC$32]+0.5)*([.$X39]+0.5))" office:value-type="float" office:value="0.471396736825997" calcext:value-type="float">
            <text:p>0.4713967368</text:p>
          </table:table-cell>
          <table:table-cell table:style-name="ce73" table:formula="of:=COS(PI()/8*([.AD$32]+0.5)*([.$X39]+0.5))" office:value-type="float" office:value="0.0980171403295626" calcext:value-type="float">
            <text:p>0.0980171403</text:p>
          </table:table-cell>
          <table:table-cell table:style-name="ce86" table:formula="of:=COS(PI()/8*([.AE$32]+0.5)*([.$X39]+0.5))" office:value-type="float" office:value="-0.634393284163646" calcext:value-type="float">
            <text:p>-0.6343932842</text:p>
          </table:table-cell>
          <table:table-cell table:style-name="ce34" table:formula="of:=COS(PI()/8*([.AF$32]+0.5)*([.$X39]+0.5))" office:value-type="float" office:value="0.956940335732209" calcext:value-type="float">
            <text:p>0.9569403357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3" office:value-type="float" office:value="-0.956940335732209" calcext:value-type="float">
            <text:p>-0.9569403357</text:p>
          </table:table-cell>
          <table:table-cell table:style-name="ce62" office:value-type="float" office:value="-0.290284677254462" calcext:value-type="float">
            <text:p>-0.2902846773</text:p>
          </table:table-cell>
          <table:table-cell table:style-name="ce49" office:value-type="float" office:value="0.471396736825998" calcext:value-type="float">
            <text:p>0.4713967368</text:p>
          </table:table-cell>
          <table:table-cell table:style-name="ce58" office:value-type="float" office:value="-0.881921264348355" calcext:value-type="float">
            <text:p>-0.8819212643</text:p>
          </table:table-cell>
          <table:table-cell table:style-name="ce48" office:value-type="float" office:value="-0.0980171403295607" calcext:value-type="float">
            <text:p>-0.0980171403</text:p>
          </table:table-cell>
          <table:table-cell table:style-name="ce56" office:value-type="float" office:value="-0.995184726672197" calcext:value-type="float">
            <text:p>-0.9951847267</text:p>
          </table:table-cell>
          <table:table-cell table:style-name="ce60" office:value-type="float" office:value="-0.634393284163645" calcext:value-type="float">
            <text:p>-0.6343932842</text:p>
          </table:table-cell>
          <table:table-cell table:style-name="ce51" office:value-type="float" office:value="-0.773010453362737" calcext:value-type="float">
            <text:p>-0.7730104534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53" table:formula="of:=DCTROTY([.L30];-[.L31];13;32)" office:value-type="float" office:value="0.956940335732209" calcext:value-type="float">
            <text:p>0.9569403357</text:p>
          </table:table-cell>
          <table:table-cell table:style-name="ce62" table:formula="of:=DCTROTY([.M30];-[.M31];13;32)" office:value-type="float" office:value="-0.290284677254462" calcext:value-type="float">
            <text:p>-0.2902846773</text:p>
          </table:table-cell>
          <table:table-cell table:style-name="ce49" table:formula="of:=DCTROTY([.N30];-[.N31];13;32)" office:value-type="float" office:value="-0.471396736825998" calcext:value-type="float">
            <text:p>-0.4713967368</text:p>
          </table:table-cell>
          <table:table-cell table:style-name="ce58" table:formula="of:=DCTROTY([.O30];-[.O31];13;32)" office:value-type="float" office:value="-0.881921264348355" calcext:value-type="float">
            <text:p>-0.8819212643</text:p>
          </table:table-cell>
          <table:table-cell table:style-name="ce60" table:formula="of:=DCTROTY([.P30];-[.P31];13;32)" office:value-type="float" office:value="0.634393284163645" calcext:value-type="float">
            <text:p>0.6343932842</text:p>
          </table:table-cell>
          <table:table-cell table:style-name="ce51" table:formula="of:=DCTROTY([.Q30];-[.Q31];13;32)" office:value-type="float" office:value="-0.773010453362737" calcext:value-type="float">
            <text:p>-0.7730104534</text:p>
          </table:table-cell>
          <table:table-cell table:style-name="ce48" table:formula="of:=DCTROTY([.R30];-[.R31];13;32)" office:value-type="float" office:value="0.0980171403295607" calcext:value-type="float">
            <text:p>0.0980171403</text:p>
          </table:table-cell>
          <table:table-cell table:style-name="ce56" table:formula="of:=DCTROTY([.S30];-[.S31];13;32)" office:value-type="float" office:value="-0.995184726672197" calcext:value-type="float">
            <text:p>-0.995184726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73" table:formula="of:=COS(PI()/8*([.Y$32]+0.5)*([.$X40]+0.5))" office:value-type="float" office:value="0.0980171403295608" calcext:value-type="float">
            <text:p>0.0980171403</text:p>
          </table:table-cell>
          <table:table-cell table:style-name="ce85" table:formula="of:=COS(PI()/8*([.Z$32]+0.5)*([.$X40]+0.5))" office:value-type="float" office:value="-0.290284677254462" calcext:value-type="float">
            <text:p>-0.2902846773</text:p>
          </table:table-cell>
          <table:table-cell table:style-name="ce71" table:formula="of:=COS(PI()/8*([.AA$32]+0.5)*([.$X40]+0.5))" office:value-type="float" office:value="0.471396736825998" calcext:value-type="float">
            <text:p>0.4713967368</text:p>
          </table:table-cell>
          <table:table-cell table:style-name="ce86" table:formula="of:=COS(PI()/8*([.AB$32]+0.5)*([.$X40]+0.5))" office:value-type="float" office:value="-0.634393284163645" calcext:value-type="float">
            <text:p>-0.6343932842</text:p>
          </table:table-cell>
          <table:table-cell table:style-name="ce69" table:formula="of:=COS(PI()/8*([.AC$32]+0.5)*([.$X40]+0.5))" office:value-type="float" office:value="0.773010453362738" calcext:value-type="float">
            <text:p>0.7730104534</text:p>
          </table:table-cell>
          <table:table-cell table:style-name="ce39" table:formula="of:=COS(PI()/8*([.AD$32]+0.5)*([.$X40]+0.5))" office:value-type="float" office:value="-0.881921264348356" calcext:value-type="float">
            <text:p>-0.8819212643</text:p>
          </table:table-cell>
          <table:table-cell table:style-name="ce34" table:formula="of:=COS(PI()/8*([.AE$32]+0.5)*([.$X40]+0.5))" office:value-type="float" office:value="0.956940335732208" calcext:value-type="float">
            <text:p>0.9569403357</text:p>
          </table:table-cell>
          <table:table-cell table:style-name="ce83" table:formula="of:=COS(PI()/8*([.AF$32]+0.5)*([.$X40]+0.5))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7</text:p>
          </table:table-cell>
          <table:table-cell table:formula="of:=ABS([.C33])" office:value-type="float" office:value="0.0980171403295606" calcext:value-type="float">
            <text:p>0.0980171403</text:p>
          </table:table-cell>
          <table:table-cell table:formula="of:=ABS([.D33])" office:value-type="float" office:value="0.773010453362737" calcext:value-type="float">
            <text:p>0.7730104534</text:p>
          </table:table-cell>
          <table:table-cell table:formula="of:=ABS([.E33])" office:value-type="float" office:value="0.634393284163645" calcext:value-type="float">
            <text:p>0.6343932842</text:p>
          </table:table-cell>
          <table:table-cell table:style-name="ce63" table:formula="of:=ABS([.F33])" office:value-type="float" office:value="0.956940335732209" calcext:value-type="float">
            <text:p>0.9569403357</text:p>
          </table:table-cell>
          <table:table-cell table:style-name="ce63" table:formula="of:=ABS([.G33])" office:value-type="float" office:value="0.290284677254462" calcext:value-type="float">
            <text:p>0.2902846773</text:p>
          </table:table-cell>
          <table:table-cell table:style-name="ce46" table:formula="of:=ABS([.H33])" office:value-type="float" office:value="0.881921264348355" calcext:value-type="float">
            <text:p>0.8819212643</text:p>
          </table:table-cell>
          <table:table-cell table:formula="of:=ABS([.I33])" office:value-type="float" office:value="0.471396736825998" calcext:value-type="float">
            <text:p>0.4713967368</text:p>
          </table:table-cell>
          <table:table-cell table:style-name="ce54" table:formula="of:=SUM([.B42:.I42])" office:value-type="float" office:value="5.10114861868916" calcext:value-type="float">
            <text:p>5.1011486187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7</text:p>
          </table:table-cell>
          <table:table-cell table:formula="of:=ABS([.M33])" office:value-type="float" office:value="0.0980171403295606" calcext:value-type="float">
            <text:p>0.0980171403</text:p>
          </table:table-cell>
          <table:table-cell table:formula="of:=ABS([.N33])" office:value-type="float" office:value="0.773010453362737" calcext:value-type="float">
            <text:p>0.7730104534</text:p>
          </table:table-cell>
          <table:table-cell table:formula="of:=ABS([.O33])" office:value-type="float" office:value="0.634393284163645" calcext:value-type="float">
            <text:p>0.6343932842</text:p>
          </table:table-cell>
          <table:table-cell table:style-name="ce63" table:formula="of:=ABS([.P33])" office:value-type="float" office:value="0.956940335732209" calcext:value-type="float">
            <text:p>0.9569403357</text:p>
          </table:table-cell>
          <table:table-cell table:style-name="ce63" table:formula="of:=ABS([.Q33])" office:value-type="float" office:value="0.290284677254462" calcext:value-type="float">
            <text:p>0.2902846773</text:p>
          </table:table-cell>
          <table:table-cell table:style-name="ce46" table:formula="of:=ABS([.R33])" office:value-type="float" office:value="0.881921264348355" calcext:value-type="float">
            <text:p>0.8819212643</text:p>
          </table:table-cell>
          <table:table-cell table:formula="of:=ABS([.S33])" office:value-type="float" office:value="0.471396736825998" calcext:value-type="float">
            <text:p>0.4713967368</text:p>
          </table:table-cell>
          <table:table-cell table:style-name="ce54" table:formula="of:=SUM([.L42:.S42])" office:value-type="float" office:value="5.10114861868916" calcext:value-type="float">
            <text:p>5.1011486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table:formula="of:=ABS([.Y33])" office:value-type="float" office:value="0.995184726672197" calcext:value-type="float">
            <text:p>0.9951847267</text:p>
          </table:table-cell>
          <table:table-cell table:style-name="ce75" table:formula="of:=ABS([.Z33])" office:value-type="float" office:value="0.956940335732209" calcext:value-type="float">
            <text:p>0.9569403357</text:p>
          </table:table-cell>
          <table:table-cell table:style-name="ce76" table:formula="of:=ABS([.AA33])" office:value-type="float" office:value="0.881921264348355" calcext:value-type="float">
            <text:p>0.8819212643</text:p>
          </table:table-cell>
          <table:table-cell table:style-name="ce77" table:formula="of:=ABS([.AB33])" office:value-type="float" office:value="0.773010453362737" calcext:value-type="float">
            <text:p>0.7730104534</text:p>
          </table:table-cell>
          <table:table-cell table:style-name="ce78" table:formula="of:=ABS([.AC33])" office:value-type="float" office:value="0.634393284163645" calcext:value-type="float">
            <text:p>0.6343932842</text:p>
          </table:table-cell>
          <table:table-cell table:style-name="ce79" table:formula="of:=ABS([.AD33])" office:value-type="float" office:value="0.471396736825998" calcext:value-type="float">
            <text:p>0.4713967368</text:p>
          </table:table-cell>
          <table:table-cell table:style-name="ce80" table:formula="of:=ABS([.AE33])" office:value-type="float" office:value="0.290284677254462" calcext:value-type="float">
            <text:p>0.2902846773</text:p>
          </table:table-cell>
          <table:table-cell table:style-name="ce81" table:formula="of:=ABS([.AF33])" office:value-type="float" office:value="0.0980171403295608" calcext:value-type="float">
            <text:p>0.0980171403</text:p>
          </table:table-cell>
          <table:table-cell table:style-name="ce54" table:formula="of:=SUM([.Y42:.AF42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</text:p>
          </table:table-cell>
          <table:table-cell table:formula="of:=ABS([.C34])" office:value-type="float" office:value="0.995184726672197" calcext:value-type="float">
            <text:p>0.9951847267</text:p>
          </table:table-cell>
          <table:table-cell table:formula="of:=ABS([.D34])" office:value-type="float" office:value="0.634393284163645" calcext:value-type="float">
            <text:p>0.6343932842</text:p>
          </table:table-cell>
          <table:table-cell table:formula="of:=ABS([.E34])" office:value-type="float" office:value="0.773010453362737" calcext:value-type="float">
            <text:p>0.7730104534</text:p>
          </table:table-cell>
          <table:table-cell table:style-name="ce63" table:formula="of:=ABS([.F34])" office:value-type="float" office:value="0.290284677254462" calcext:value-type="float">
            <text:p>0.2902846773</text:p>
          </table:table-cell>
          <table:table-cell table:style-name="ce63" table:formula="of:=ABS([.G34])" office:value-type="float" office:value="0.956940335732209" calcext:value-type="float">
            <text:p>0.9569403357</text:p>
          </table:table-cell>
          <table:table-cell table:formula="of:=ABS([.H34])" office:value-type="float" office:value="0.471396736825998" calcext:value-type="float">
            <text:p>0.4713967368</text:p>
          </table:table-cell>
          <table:table-cell table:style-name="ce46" table:formula="of:=ABS([.I34])" office:value-type="float" office:value="0.881921264348355" calcext:value-type="float">
            <text:p>0.8819212643</text:p>
          </table:table-cell>
          <table:table-cell table:style-name="ce54" table:formula="of:=SUM([.B43:.I43])" office:value-type="float" office:value="5.10114861868916" calcext:value-type="float">
            <text:p>5.1011486187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</text:p>
          </table:table-cell>
          <table:table-cell table:formula="of:=ABS([.M34])" office:value-type="float" office:value="0.995184726672197" calcext:value-type="float">
            <text:p>0.9951847267</text:p>
          </table:table-cell>
          <table:table-cell table:formula="of:=ABS([.N34])" office:value-type="float" office:value="0.634393284163645" calcext:value-type="float">
            <text:p>0.6343932842</text:p>
          </table:table-cell>
          <table:table-cell table:formula="of:=ABS([.O34])" office:value-type="float" office:value="0.773010453362737" calcext:value-type="float">
            <text:p>0.7730104534</text:p>
          </table:table-cell>
          <table:table-cell table:style-name="ce63" table:formula="of:=ABS([.P34])" office:value-type="float" office:value="0.290284677254462" calcext:value-type="float">
            <text:p>0.2902846773</text:p>
          </table:table-cell>
          <table:table-cell table:style-name="ce63" table:formula="of:=ABS([.Q34])" office:value-type="float" office:value="0.956940335732209" calcext:value-type="float">
            <text:p>0.9569403357</text:p>
          </table:table-cell>
          <table:table-cell table:formula="of:=ABS([.R34])" office:value-type="float" office:value="0.471396736825998" calcext:value-type="float">
            <text:p>0.4713967368</text:p>
          </table:table-cell>
          <table:table-cell table:style-name="ce46" table:formula="of:=ABS([.S34])" office:value-type="float" office:value="0.881921264348355" calcext:value-type="float">
            <text:p>0.8819212643</text:p>
          </table:table-cell>
          <table:table-cell table:style-name="ce54" table:formula="of:=SUM([.L43:.S43])" office:value-type="float" office:value="5.10114861868916" calcext:value-type="float">
            <text:p>5.1011486187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75" table:formula="of:=ABS([.Y34])" office:value-type="float" office:value="0.956940335732209" calcext:value-type="float">
            <text:p>0.9569403357</text:p>
          </table:table-cell>
          <table:table-cell table:style-name="ce78" table:formula="of:=ABS([.Z34])" office:value-type="float" office:value="0.634393284163645" calcext:value-type="float">
            <text:p>0.6343932842</text:p>
          </table:table-cell>
          <table:table-cell table:style-name="ce81" table:formula="of:=ABS([.AA34])" office:value-type="float" office:value="0.0980171403295608" calcext:value-type="float">
            <text:p>0.0980171403</text:p>
          </table:table-cell>
          <table:table-cell table:style-name="ce79" table:formula="of:=ABS([.AB34])" office:value-type="float" office:value="0.471396736825998" calcext:value-type="float">
            <text:p>0.4713967368</text:p>
          </table:table-cell>
          <table:table-cell table:style-name="ce76" table:formula="of:=ABS([.AC34])" office:value-type="float" office:value="0.881921264348355" calcext:value-type="float">
            <text:p>0.8819212643</text:p>
          </table:table-cell>
          <table:table-cell table:style-name="ce74" table:formula="of:=ABS([.AD34])" office:value-type="float" office:value="0.995184726672197" calcext:value-type="float">
            <text:p>0.9951847267</text:p>
          </table:table-cell>
          <table:table-cell table:style-name="ce77" table:formula="of:=ABS([.AE34])" office:value-type="float" office:value="0.773010453362737" calcext:value-type="float">
            <text:p>0.7730104534</text:p>
          </table:table-cell>
          <table:table-cell table:style-name="ce80" table:formula="of:=ABS([.AF34])" office:value-type="float" office:value="0.290284677254463" calcext:value-type="float">
            <text:p>0.2902846773</text:p>
          </table:table-cell>
          <table:table-cell table:style-name="ce54" table:formula="of:=SUM([.Y43:.AF43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</text:p>
          </table:table-cell>
          <table:table-cell table:formula="of:=ABS([.C35])" office:value-type="float" office:value="0.471396736825998" calcext:value-type="float">
            <text:p>0.4713967368</text:p>
          </table:table-cell>
          <table:table-cell table:formula="of:=ABS([.D35])" office:value-type="float" office:value="0.956940335732209" calcext:value-type="float">
            <text:p>0.9569403357</text:p>
          </table:table-cell>
          <table:table-cell table:formula="of:=ABS([.E35])" office:value-type="float" office:value="0.290284677254462" calcext:value-type="float">
            <text:p>0.2902846773</text:p>
          </table:table-cell>
          <table:table-cell table:style-name="ce63" table:formula="of:=ABS([.F35])" office:value-type="float" office:value="0.773010453362737" calcext:value-type="float">
            <text:p>0.7730104534</text:p>
          </table:table-cell>
          <table:table-cell table:style-name="ce63" table:formula="of:=ABS([.G35])" office:value-type="float" office:value="0.634393284163645" calcext:value-type="float">
            <text:p>0.6343932842</text:p>
          </table:table-cell>
          <table:table-cell table:formula="of:=ABS([.H35])" office:value-type="float" office:value="0.0980171403295605" calcext:value-type="float">
            <text:p>0.0980171403</text:p>
          </table:table-cell>
          <table:table-cell table:formula="of:=ABS([.I35])" office:value-type="float" office:value="0.995184726672197" calcext:value-type="float">
            <text:p>0.9951847267</text:p>
          </table:table-cell>
          <table:table-cell table:style-name="ce54" table:formula="of:=SUM([.B44:.I44])" office:value-type="float" office:value="5.10114861868916" calcext:value-type="float">
            <text:p>5.1011486187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</text:p>
          </table:table-cell>
          <table:table-cell table:formula="of:=ABS([.M35])" office:value-type="float" office:value="0.471396736825998" calcext:value-type="float">
            <text:p>0.4713967368</text:p>
          </table:table-cell>
          <table:table-cell table:formula="of:=ABS([.N35])" office:value-type="float" office:value="0.956940335732209" calcext:value-type="float">
            <text:p>0.9569403357</text:p>
          </table:table-cell>
          <table:table-cell table:formula="of:=ABS([.O35])" office:value-type="float" office:value="0.290284677254462" calcext:value-type="float">
            <text:p>0.2902846773</text:p>
          </table:table-cell>
          <table:table-cell table:style-name="ce63" table:formula="of:=ABS([.P35])" office:value-type="float" office:value="0.0980171403295605" calcext:value-type="float">
            <text:p>0.0980171403</text:p>
          </table:table-cell>
          <table:table-cell table:style-name="ce63" table:formula="of:=ABS([.Q35])" office:value-type="float" office:value="0.995184726672197" calcext:value-type="float">
            <text:p>0.9951847267</text:p>
          </table:table-cell>
          <table:table-cell table:formula="of:=ABS([.R35])" office:value-type="float" office:value="0.773010453362737" calcext:value-type="float">
            <text:p>0.7730104534</text:p>
          </table:table-cell>
          <table:table-cell table:formula="of:=ABS([.S35])" office:value-type="float" office:value="0.634393284163645" calcext:value-type="float">
            <text:p>0.6343932842</text:p>
          </table:table-cell>
          <table:table-cell table:style-name="ce54" table:formula="of:=SUM([.L44:.S44])" office:value-type="float" office:value="5.10114861868916" calcext:value-type="float">
            <text:p>5.1011486187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76" table:formula="of:=ABS([.Y35])" office:value-type="float" office:value="0.881921264348355" calcext:value-type="float">
            <text:p>0.8819212643</text:p>
          </table:table-cell>
          <table:table-cell table:style-name="ce81" table:formula="of:=ABS([.Z35])" office:value-type="float" office:value="0.0980171403295608" calcext:value-type="float">
            <text:p>0.0980171403</text:p>
          </table:table-cell>
          <table:table-cell table:style-name="ce77" table:formula="of:=ABS([.AA35])" office:value-type="float" office:value="0.773010453362737" calcext:value-type="float">
            <text:p>0.7730104534</text:p>
          </table:table-cell>
          <table:table-cell table:style-name="ce75" table:formula="of:=ABS([.AB35])" office:value-type="float" office:value="0.956940335732209" calcext:value-type="float">
            <text:p>0.9569403357</text:p>
          </table:table-cell>
          <table:table-cell table:style-name="ce80" table:formula="of:=ABS([.AC35])" office:value-type="float" office:value="0.290284677254462" calcext:value-type="float">
            <text:p>0.2902846773</text:p>
          </table:table-cell>
          <table:table-cell table:style-name="ce78" table:formula="of:=ABS([.AD35])" office:value-type="float" office:value="0.634393284163645" calcext:value-type="float">
            <text:p>0.6343932842</text:p>
          </table:table-cell>
          <table:table-cell table:style-name="ce74" table:formula="of:=ABS([.AE35])" office:value-type="float" office:value="0.995184726672197" calcext:value-type="float">
            <text:p>0.9951847267</text:p>
          </table:table-cell>
          <table:table-cell table:style-name="ce79" table:formula="of:=ABS([.AF35])" office:value-type="float" office:value="0.471396736825998" calcext:value-type="float">
            <text:p>0.4713967368</text:p>
          </table:table-cell>
          <table:table-cell table:style-name="ce54" table:formula="of:=SUM([.Y44:.AF44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</text:p>
          </table:table-cell>
          <table:table-cell table:formula="of:=ABS([.C36])" office:value-type="float" office:value="0.881921264348355" calcext:value-type="float">
            <text:p>0.8819212643</text:p>
          </table:table-cell>
          <table:table-cell table:formula="of:=ABS([.D36])" office:value-type="float" office:value="0.290284677254462" calcext:value-type="float">
            <text:p>0.2902846773</text:p>
          </table:table-cell>
          <table:table-cell table:formula="of:=ABS([.E36])" office:value-type="float" office:value="0.956940335732209" calcext:value-type="float">
            <text:p>0.9569403357</text:p>
          </table:table-cell>
          <table:table-cell table:style-name="ce63" table:formula="of:=ABS([.F36])" office:value-type="float" office:value="0.634393284163645" calcext:value-type="float">
            <text:p>0.6343932842</text:p>
          </table:table-cell>
          <table:table-cell table:style-name="ce63" table:formula="of:=ABS([.G36])" office:value-type="float" office:value="0.773010453362737" calcext:value-type="float">
            <text:p>0.7730104534</text:p>
          </table:table-cell>
          <table:table-cell table:formula="of:=ABS([.H36])" office:value-type="float" office:value="0.995184726672197" calcext:value-type="float">
            <text:p>0.9951847267</text:p>
          </table:table-cell>
          <table:table-cell table:formula="of:=ABS([.I36])" office:value-type="float" office:value="0.0980171403295605" calcext:value-type="float">
            <text:p>0.0980171403</text:p>
          </table:table-cell>
          <table:table-cell table:style-name="ce54" table:formula="of:=SUM([.B45:.I45])" office:value-type="float" office:value="5.10114861868916" calcext:value-type="float">
            <text:p>5.1011486187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</text:p>
          </table:table-cell>
          <table:table-cell table:formula="of:=ABS([.M36])" office:value-type="float" office:value="0.881921264348355" calcext:value-type="float">
            <text:p>0.8819212643</text:p>
          </table:table-cell>
          <table:table-cell table:formula="of:=ABS([.N36])" office:value-type="float" office:value="0.290284677254462" calcext:value-type="float">
            <text:p>0.2902846773</text:p>
          </table:table-cell>
          <table:table-cell table:formula="of:=ABS([.O36])" office:value-type="float" office:value="0.956940335732209" calcext:value-type="float">
            <text:p>0.9569403357</text:p>
          </table:table-cell>
          <table:table-cell table:style-name="ce63" table:formula="of:=ABS([.P36])" office:value-type="float" office:value="0.995184726672197" calcext:value-type="float">
            <text:p>0.9951847267</text:p>
          </table:table-cell>
          <table:table-cell table:style-name="ce63" table:formula="of:=ABS([.Q36])" office:value-type="float" office:value="0.0980171403295605" calcext:value-type="float">
            <text:p>0.0980171403</text:p>
          </table:table-cell>
          <table:table-cell table:formula="of:=ABS([.R36])" office:value-type="float" office:value="0.634393284163645" calcext:value-type="float">
            <text:p>0.6343932842</text:p>
          </table:table-cell>
          <table:table-cell table:formula="of:=ABS([.S36])" office:value-type="float" office:value="0.773010453362737" calcext:value-type="float">
            <text:p>0.7730104534</text:p>
          </table:table-cell>
          <table:table-cell table:style-name="ce54" table:formula="of:=SUM([.L45:.S45])" office:value-type="float" office:value="5.10114861868916" calcext:value-type="float">
            <text:p>5.1011486187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77" table:formula="of:=ABS([.Y36])" office:value-type="float" office:value="0.773010453362737" calcext:value-type="float">
            <text:p>0.7730104534</text:p>
          </table:table-cell>
          <table:table-cell table:style-name="ce79" table:formula="of:=ABS([.Z36])" office:value-type="float" office:value="0.471396736825998" calcext:value-type="float">
            <text:p>0.4713967368</text:p>
          </table:table-cell>
          <table:table-cell table:style-name="ce75" table:formula="of:=ABS([.AA36])" office:value-type="float" office:value="0.956940335732209" calcext:value-type="float">
            <text:p>0.9569403357</text:p>
          </table:table-cell>
          <table:table-cell table:style-name="ce81" table:formula="of:=ABS([.AB36])" office:value-type="float" office:value="0.0980171403295601" calcext:value-type="float">
            <text:p>0.0980171403</text:p>
          </table:table-cell>
          <table:table-cell table:style-name="ce74" table:formula="of:=ABS([.AC36])" office:value-type="float" office:value="0.995184726672197" calcext:value-type="float">
            <text:p>0.9951847267</text:p>
          </table:table-cell>
          <table:table-cell table:style-name="ce80" table:formula="of:=ABS([.AD36])" office:value-type="float" office:value="0.290284677254463" calcext:value-type="float">
            <text:p>0.2902846773</text:p>
          </table:table-cell>
          <table:table-cell table:style-name="ce76" table:formula="of:=ABS([.AE36])" office:value-type="float" office:value="0.881921264348356" calcext:value-type="float">
            <text:p>0.8819212643</text:p>
          </table:table-cell>
          <table:table-cell table:style-name="ce78" table:formula="of:=ABS([.AF36])" office:value-type="float" office:value="0.634393284163647" calcext:value-type="float">
            <text:p>0.6343932842</text:p>
          </table:table-cell>
          <table:table-cell table:style-name="ce54" table:formula="of:=SUM([.Y45:.AF45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2</text:p>
          </table:table-cell>
          <table:table-cell table:formula="of:=ABS([.C37])" office:value-type="float" office:value="0.773010453362737" calcext:value-type="float">
            <text:p>0.7730104534</text:p>
          </table:table-cell>
          <table:table-cell table:formula="of:=ABS([.D37])" office:value-type="float" office:value="0.995184726672197" calcext:value-type="float">
            <text:p>0.9951847267</text:p>
          </table:table-cell>
          <table:table-cell table:formula="of:=ABS([.E37])" office:value-type="float" office:value="0.0980171403295607" calcext:value-type="float">
            <text:p>0.0980171403</text:p>
          </table:table-cell>
          <table:table-cell table:style-name="ce63" table:formula="of:=ABS([.F37])" office:value-type="float" office:value="0.881921264348355" calcext:value-type="float">
            <text:p>0.8819212643</text:p>
          </table:table-cell>
          <table:table-cell table:style-name="ce63" table:formula="of:=ABS([.G37])" office:value-type="float" office:value="0.471396736825998" calcext:value-type="float">
            <text:p>0.4713967368</text:p>
          </table:table-cell>
          <table:table-cell table:style-name="ce46" table:formula="of:=ABS([.H37])" office:value-type="float" office:value="0.290284677254462" calcext:value-type="float">
            <text:p>0.2902846773</text:p>
          </table:table-cell>
          <table:table-cell table:formula="of:=ABS([.I37])" office:value-type="float" office:value="0.956940335732209" calcext:value-type="float">
            <text:p>0.9569403357</text:p>
          </table:table-cell>
          <table:table-cell table:style-name="ce54" table:formula="of:=SUM([.B46:.I46])" office:value-type="float" office:value="5.10114861868916" calcext:value-type="float">
            <text:p>5.1011486187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2</text:p>
          </table:table-cell>
          <table:table-cell table:formula="of:=ABS([.M37])" office:value-type="float" office:value="0.773010453362737" calcext:value-type="float">
            <text:p>0.7730104534</text:p>
          </table:table-cell>
          <table:table-cell table:formula="of:=ABS([.N37])" office:value-type="float" office:value="0.995184726672197" calcext:value-type="float">
            <text:p>0.9951847267</text:p>
          </table:table-cell>
          <table:table-cell table:formula="of:=ABS([.O37])" office:value-type="float" office:value="0.0980171403295607" calcext:value-type="float">
            <text:p>0.0980171403</text:p>
          </table:table-cell>
          <table:table-cell table:style-name="ce63" table:formula="of:=ABS([.P37])" office:value-type="float" office:value="0.881921264348355" calcext:value-type="float">
            <text:p>0.8819212643</text:p>
          </table:table-cell>
          <table:table-cell table:style-name="ce63" table:formula="of:=ABS([.Q37])" office:value-type="float" office:value="0.471396736825998" calcext:value-type="float">
            <text:p>0.4713967368</text:p>
          </table:table-cell>
          <table:table-cell table:style-name="ce46" table:formula="of:=ABS([.R37])" office:value-type="float" office:value="0.290284677254462" calcext:value-type="float">
            <text:p>0.2902846773</text:p>
          </table:table-cell>
          <table:table-cell table:formula="of:=ABS([.S37])" office:value-type="float" office:value="0.956940335732209" calcext:value-type="float">
            <text:p>0.9569403357</text:p>
          </table:table-cell>
          <table:table-cell table:style-name="ce54" table:formula="of:=SUM([.L46:.S46])" office:value-type="float" office:value="5.10114861868916" calcext:value-type="float">
            <text:p>5.1011486187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78" table:formula="of:=ABS([.Y37])" office:value-type="float" office:value="0.634393284163645" calcext:value-type="float">
            <text:p>0.6343932842</text:p>
          </table:table-cell>
          <table:table-cell table:style-name="ce76" table:formula="of:=ABS([.Z37])" office:value-type="float" office:value="0.881921264348355" calcext:value-type="float">
            <text:p>0.8819212643</text:p>
          </table:table-cell>
          <table:table-cell table:style-name="ce80" table:formula="of:=ABS([.AA37])" office:value-type="float" office:value="0.290284677254462" calcext:value-type="float">
            <text:p>0.2902846773</text:p>
          </table:table-cell>
          <table:table-cell table:style-name="ce74" table:formula="of:=ABS([.AB37])" office:value-type="float" office:value="0.995184726672197" calcext:value-type="float">
            <text:p>0.9951847267</text:p>
          </table:table-cell>
          <table:table-cell table:style-name="ce81" table:formula="of:=ABS([.AC37])" office:value-type="float" office:value="0.09801714032956" calcext:value-type="float">
            <text:p>0.0980171403</text:p>
          </table:table-cell>
          <table:table-cell table:style-name="ce75" table:formula="of:=ABS([.AD37])" office:value-type="float" office:value="0.956940335732209" calcext:value-type="float">
            <text:p>0.9569403357</text:p>
          </table:table-cell>
          <table:table-cell table:style-name="ce79" table:formula="of:=ABS([.AE37])" office:value-type="float" office:value="0.471396736825997" calcext:value-type="float">
            <text:p>0.4713967368</text:p>
          </table:table-cell>
          <table:table-cell table:style-name="ce77" table:formula="of:=ABS([.AF37])" office:value-type="float" office:value="0.773010453362738" calcext:value-type="float">
            <text:p>0.7730104534</text:p>
          </table:table-cell>
          <table:table-cell table:style-name="ce54" table:formula="of:=SUM([.Y46:.AF46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4</text:p>
          </table:table-cell>
          <table:table-cell table:formula="of:=ABS([.C38])" office:value-type="float" office:value="0.634393284163645" calcext:value-type="float">
            <text:p>0.6343932842</text:p>
          </table:table-cell>
          <table:table-cell table:formula="of:=ABS([.D38])" office:value-type="float" office:value="0.0980171403295607" calcext:value-type="float">
            <text:p>0.0980171403</text:p>
          </table:table-cell>
          <table:table-cell table:formula="of:=ABS([.E38])" office:value-type="float" office:value="0.995184726672197" calcext:value-type="float">
            <text:p>0.9951847267</text:p>
          </table:table-cell>
          <table:table-cell table:style-name="ce63" table:formula="of:=ABS([.F38])" office:value-type="float" office:value="0.471396736825998" calcext:value-type="float">
            <text:p>0.4713967368</text:p>
          </table:table-cell>
          <table:table-cell table:style-name="ce63" table:formula="of:=ABS([.G38])" office:value-type="float" office:value="0.881921264348355" calcext:value-type="float">
            <text:p>0.8819212643</text:p>
          </table:table-cell>
          <table:table-cell table:formula="of:=ABS([.H38])" office:value-type="float" office:value="0.956940335732209" calcext:value-type="float">
            <text:p>0.9569403357</text:p>
          </table:table-cell>
          <table:table-cell table:style-name="ce46" table:formula="of:=ABS([.I38])" office:value-type="float" office:value="0.290284677254462" calcext:value-type="float">
            <text:p>0.2902846773</text:p>
          </table:table-cell>
          <table:table-cell table:style-name="ce54" table:formula="of:=SUM([.B47:.I47])" office:value-type="float" office:value="5.10114861868916" calcext:value-type="float">
            <text:p>5.1011486187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4</text:p>
          </table:table-cell>
          <table:table-cell table:formula="of:=ABS([.M38])" office:value-type="float" office:value="0.634393284163645" calcext:value-type="float">
            <text:p>0.6343932842</text:p>
          </table:table-cell>
          <table:table-cell table:formula="of:=ABS([.N38])" office:value-type="float" office:value="0.0980171403295607" calcext:value-type="float">
            <text:p>0.0980171403</text:p>
          </table:table-cell>
          <table:table-cell table:formula="of:=ABS([.O38])" office:value-type="float" office:value="0.995184726672197" calcext:value-type="float">
            <text:p>0.9951847267</text:p>
          </table:table-cell>
          <table:table-cell table:style-name="ce63" table:formula="of:=ABS([.P38])" office:value-type="float" office:value="0.471396736825998" calcext:value-type="float">
            <text:p>0.4713967368</text:p>
          </table:table-cell>
          <table:table-cell table:style-name="ce63" table:formula="of:=ABS([.Q38])" office:value-type="float" office:value="0.881921264348355" calcext:value-type="float">
            <text:p>0.8819212643</text:p>
          </table:table-cell>
          <table:table-cell table:formula="of:=ABS([.R38])" office:value-type="float" office:value="0.956940335732209" calcext:value-type="float">
            <text:p>0.9569403357</text:p>
          </table:table-cell>
          <table:table-cell table:style-name="ce46" table:formula="of:=ABS([.S38])" office:value-type="float" office:value="0.290284677254462" calcext:value-type="float">
            <text:p>0.2902846773</text:p>
          </table:table-cell>
          <table:table-cell table:style-name="ce54" table:formula="of:=SUM([.L47:.S47])" office:value-type="float" office:value="5.10114861868916" calcext:value-type="float">
            <text:p>5.1011486187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79" table:formula="of:=ABS([.Y38])" office:value-type="float" office:value="0.471396736825998" calcext:value-type="float">
            <text:p>0.4713967368</text:p>
          </table:table-cell>
          <table:table-cell table:style-name="ce74" table:formula="of:=ABS([.Z38])" office:value-type="float" office:value="0.995184726672197" calcext:value-type="float">
            <text:p>0.9951847267</text:p>
          </table:table-cell>
          <table:table-cell table:style-name="ce78" table:formula="of:=ABS([.AA38])" office:value-type="float" office:value="0.634393284163646" calcext:value-type="float">
            <text:p>0.6343932842</text:p>
          </table:table-cell>
          <table:table-cell table:style-name="ce80" table:formula="of:=ABS([.AB38])" office:value-type="float" office:value="0.290284677254463" calcext:value-type="float">
            <text:p>0.2902846773</text:p>
          </table:table-cell>
          <table:table-cell table:style-name="ce75" table:formula="of:=ABS([.AC38])" office:value-type="float" office:value="0.956940335732209" calcext:value-type="float">
            <text:p>0.9569403357</text:p>
          </table:table-cell>
          <table:table-cell table:style-name="ce77" table:formula="of:=ABS([.AD38])" office:value-type="float" office:value="0.773010453362736" calcext:value-type="float">
            <text:p>0.7730104534</text:p>
          </table:table-cell>
          <table:table-cell table:style-name="ce81" table:formula="of:=ABS([.AE38])" office:value-type="float" office:value="0.0980171403295591" calcext:value-type="float">
            <text:p>0.0980171403</text:p>
          </table:table-cell>
          <table:table-cell table:style-name="ce76" table:formula="of:=ABS([.AF38])" office:value-type="float" office:value="0.881921264348356" calcext:value-type="float">
            <text:p>0.8819212643</text:p>
          </table:table-cell>
          <table:table-cell table:style-name="ce54" table:formula="of:=SUM([.Y47:.AF47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3</text:p>
          </table:table-cell>
          <table:table-cell table:formula="of:=ABS([.C39])" office:value-type="float" office:value="0.956940335732209" calcext:value-type="float">
            <text:p>0.9569403357</text:p>
          </table:table-cell>
          <table:table-cell table:formula="of:=ABS([.D39])" office:value-type="float" office:value="0.881921264348355" calcext:value-type="float">
            <text:p>0.8819212643</text:p>
          </table:table-cell>
          <table:table-cell table:formula="of:=ABS([.E39])" office:value-type="float" office:value="0.471396736825998" calcext:value-type="float">
            <text:p>0.4713967368</text:p>
          </table:table-cell>
          <table:table-cell table:formula="of:=ABS([.F39])" office:value-type="float" office:value="0.995184726672197" calcext:value-type="float">
            <text:p>0.9951847267</text:p>
          </table:table-cell>
          <table:table-cell table:formula="of:=ABS([.G39])" office:value-type="float" office:value="0.0980171403295607" calcext:value-type="float">
            <text:p>0.0980171403</text:p>
          </table:table-cell>
          <table:table-cell table:formula="of:=ABS([.H39])" office:value-type="float" office:value="0.773010453362737" calcext:value-type="float">
            <text:p>0.7730104534</text:p>
          </table:table-cell>
          <table:table-cell table:formula="of:=ABS([.I39])" office:value-type="float" office:value="0.634393284163645" calcext:value-type="float">
            <text:p>0.6343932842</text:p>
          </table:table-cell>
          <table:table-cell table:style-name="ce54" table:formula="of:=SUM([.B48:.I48])" office:value-type="float" office:value="5.10114861868916" calcext:value-type="float">
            <text:p>5.1011486187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3</text:p>
          </table:table-cell>
          <table:table-cell table:formula="of:=ABS([.M39])" office:value-type="float" office:value="0.956940335732209" calcext:value-type="float">
            <text:p>0.9569403357</text:p>
          </table:table-cell>
          <table:table-cell table:formula="of:=ABS([.N39])" office:value-type="float" office:value="0.881921264348355" calcext:value-type="float">
            <text:p>0.8819212643</text:p>
          </table:table-cell>
          <table:table-cell table:formula="of:=ABS([.O39])" office:value-type="float" office:value="0.471396736825998" calcext:value-type="float">
            <text:p>0.4713967368</text:p>
          </table:table-cell>
          <table:table-cell table:formula="of:=ABS([.P39])" office:value-type="float" office:value="0.773010453362737" calcext:value-type="float">
            <text:p>0.7730104534</text:p>
          </table:table-cell>
          <table:table-cell table:formula="of:=ABS([.Q39])" office:value-type="float" office:value="0.634393284163645" calcext:value-type="float">
            <text:p>0.6343932842</text:p>
          </table:table-cell>
          <table:table-cell table:formula="of:=ABS([.R39])" office:value-type="float" office:value="0.995184726672197" calcext:value-type="float">
            <text:p>0.9951847267</text:p>
          </table:table-cell>
          <table:table-cell table:formula="of:=ABS([.S39])" office:value-type="float" office:value="0.0980171403295607" calcext:value-type="float">
            <text:p>0.0980171403</text:p>
          </table:table-cell>
          <table:table-cell table:style-name="ce54" table:formula="of:=SUM([.L48:.S48])" office:value-type="float" office:value="5.10114861868917" calcext:value-type="float">
            <text:p>5.101148618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80" table:formula="of:=ABS([.Y39])" office:value-type="float" office:value="0.290284677254462" calcext:value-type="float">
            <text:p>0.2902846773</text:p>
          </table:table-cell>
          <table:table-cell table:style-name="ce77" table:formula="of:=ABS([.Z39])" office:value-type="float" office:value="0.773010453362737" calcext:value-type="float">
            <text:p>0.7730104534</text:p>
          </table:table-cell>
          <table:table-cell table:style-name="ce74" table:formula="of:=ABS([.AA39])" office:value-type="float" office:value="0.995184726672197" calcext:value-type="float">
            <text:p>0.9951847267</text:p>
          </table:table-cell>
          <table:table-cell table:style-name="ce76" table:formula="of:=ABS([.AB39])" office:value-type="float" office:value="0.881921264348355" calcext:value-type="float">
            <text:p>0.8819212643</text:p>
          </table:table-cell>
          <table:table-cell table:style-name="ce79" table:formula="of:=ABS([.AC39])" office:value-type="float" office:value="0.471396736825997" calcext:value-type="float">
            <text:p>0.4713967368</text:p>
          </table:table-cell>
          <table:table-cell table:style-name="ce81" table:formula="of:=ABS([.AD39])" office:value-type="float" office:value="0.0980171403295626" calcext:value-type="float">
            <text:p>0.0980171403</text:p>
          </table:table-cell>
          <table:table-cell table:style-name="ce78" table:formula="of:=ABS([.AE39])" office:value-type="float" office:value="0.634393284163646" calcext:value-type="float">
            <text:p>0.6343932842</text:p>
          </table:table-cell>
          <table:table-cell table:style-name="ce75" table:formula="of:=ABS([.AF39])" office:value-type="float" office:value="0.956940335732209" calcext:value-type="float">
            <text:p>0.9569403357</text:p>
          </table:table-cell>
          <table:table-cell table:style-name="ce54" table:formula="of:=SUM([.Y48:.AF48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</text:p>
          </table:table-cell>
          <table:table-cell table:formula="of:=ABS([.C40])" office:value-type="float" office:value="0.290284677254462" calcext:value-type="float">
            <text:p>0.2902846773</text:p>
          </table:table-cell>
          <table:table-cell table:formula="of:=ABS([.D40])" office:value-type="float" office:value="0.471396736825998" calcext:value-type="float">
            <text:p>0.4713967368</text:p>
          </table:table-cell>
          <table:table-cell table:formula="of:=ABS([.E40])" office:value-type="float" office:value="0.881921264348355" calcext:value-type="float">
            <text:p>0.8819212643</text:p>
          </table:table-cell>
          <table:table-cell table:formula="of:=ABS([.F40])" office:value-type="float" office:value="0.0980171403295607" calcext:value-type="float">
            <text:p>0.0980171403</text:p>
          </table:table-cell>
          <table:table-cell table:formula="of:=ABS([.G40])" office:value-type="float" office:value="0.995184726672197" calcext:value-type="float">
            <text:p>0.9951847267</text:p>
          </table:table-cell>
          <table:table-cell table:formula="of:=ABS([.H40])" office:value-type="float" office:value="0.634393284163645" calcext:value-type="float">
            <text:p>0.6343932842</text:p>
          </table:table-cell>
          <table:table-cell table:formula="of:=ABS([.I40])" office:value-type="float" office:value="0.773010453362737" calcext:value-type="float">
            <text:p>0.7730104534</text:p>
          </table:table-cell>
          <table:table-cell table:style-name="ce54" table:formula="of:=SUM([.B49:.I49])" office:value-type="float" office:value="5.10114861868916" calcext:value-type="float">
            <text:p>5.1011486187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</text:p>
          </table:table-cell>
          <table:table-cell table:formula="of:=ABS([.M40])" office:value-type="float" office:value="0.290284677254462" calcext:value-type="float">
            <text:p>0.2902846773</text:p>
          </table:table-cell>
          <table:table-cell table:formula="of:=ABS([.N40])" office:value-type="float" office:value="0.471396736825998" calcext:value-type="float">
            <text:p>0.4713967368</text:p>
          </table:table-cell>
          <table:table-cell table:formula="of:=ABS([.O40])" office:value-type="float" office:value="0.881921264348355" calcext:value-type="float">
            <text:p>0.8819212643</text:p>
          </table:table-cell>
          <table:table-cell table:formula="of:=ABS([.P40])" office:value-type="float" office:value="0.634393284163645" calcext:value-type="float">
            <text:p>0.6343932842</text:p>
          </table:table-cell>
          <table:table-cell table:formula="of:=ABS([.Q40])" office:value-type="float" office:value="0.773010453362737" calcext:value-type="float">
            <text:p>0.7730104534</text:p>
          </table:table-cell>
          <table:table-cell table:formula="of:=ABS([.R40])" office:value-type="float" office:value="0.0980171403295607" calcext:value-type="float">
            <text:p>0.0980171403</text:p>
          </table:table-cell>
          <table:table-cell table:formula="of:=ABS([.S40])" office:value-type="float" office:value="0.995184726672197" calcext:value-type="float">
            <text:p>0.9951847267</text:p>
          </table:table-cell>
          <table:table-cell table:style-name="ce54" table:formula="of:=SUM([.L49:.S49])" office:value-type="float" office:value="5.10114861868916" calcext:value-type="float">
            <text:p>5.1011486187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81" table:formula="of:=ABS([.Y40])" office:value-type="float" office:value="0.0980171403295608" calcext:value-type="float">
            <text:p>0.0980171403</text:p>
          </table:table-cell>
          <table:table-cell table:style-name="ce80" table:formula="of:=ABS([.Z40])" office:value-type="float" office:value="0.290284677254462" calcext:value-type="float">
            <text:p>0.2902846773</text:p>
          </table:table-cell>
          <table:table-cell table:style-name="ce79" table:formula="of:=ABS([.AA40])" office:value-type="float" office:value="0.471396736825998" calcext:value-type="float">
            <text:p>0.4713967368</text:p>
          </table:table-cell>
          <table:table-cell table:style-name="ce78" table:formula="of:=ABS([.AB40])" office:value-type="float" office:value="0.634393284163645" calcext:value-type="float">
            <text:p>0.6343932842</text:p>
          </table:table-cell>
          <table:table-cell table:style-name="ce77" table:formula="of:=ABS([.AC40])" office:value-type="float" office:value="0.773010453362738" calcext:value-type="float">
            <text:p>0.7730104534</text:p>
          </table:table-cell>
          <table:table-cell table:style-name="ce76" table:formula="of:=ABS([.AD40])" office:value-type="float" office:value="0.881921264348356" calcext:value-type="float">
            <text:p>0.8819212643</text:p>
          </table:table-cell>
          <table:table-cell table:style-name="ce75" table:formula="of:=ABS([.AE40])" office:value-type="float" office:value="0.956940335732208" calcext:value-type="float">
            <text:p>0.9569403357</text:p>
          </table:table-cell>
          <table:table-cell table:style-name="ce74" table:formula="of:=ABS([.AF40])" office:value-type="float" office:value="0.995184726672197" calcext:value-type="float">
            <text:p>0.9951847267</text:p>
          </table:table-cell>
          <table:table-cell table:style-name="ce54" table:formula="of:=SUM([.Y49:.AF49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/>
          <table:table-cell table:style-name="ce54" table:formula="of:=SUM([.B42:.B49])" office:value-type="float" office:value="5.10114861868916" calcext:value-type="float">
            <text:p>5.1011486187</text:p>
          </table:table-cell>
          <table:table-cell table:style-name="ce54" table:formula="of:=SUM([.C42:.C49])" office:value-type="float" office:value="5.10114861868916" calcext:value-type="float">
            <text:p>5.1011486187</text:p>
          </table:table-cell>
          <table:table-cell table:style-name="ce54" table:formula="of:=SUM([.D42:.D49])" office:value-type="float" office:value="5.10114861868916" calcext:value-type="float">
            <text:p>5.1011486187</text:p>
          </table:table-cell>
          <table:table-cell table:style-name="ce54" table:formula="of:=SUM([.E42:.E49])" office:value-type="float" office:value="5.10114861868916" calcext:value-type="float">
            <text:p>5.1011486187</text:p>
          </table:table-cell>
          <table:table-cell table:style-name="ce54" table:formula="of:=SUM([.F42:.F49])" office:value-type="float" office:value="5.10114861868916" calcext:value-type="float">
            <text:p>5.1011486187</text:p>
          </table:table-cell>
          <table:table-cell table:style-name="ce54" table:formula="of:=SUM([.G42:.G49])" office:value-type="float" office:value="5.10114861868916" calcext:value-type="float">
            <text:p>5.1011486187</text:p>
          </table:table-cell>
          <table:table-cell table:style-name="ce54" table:formula="of:=SUM([.H42:.H49])" office:value-type="float" office:value="5.10114861868916" calcext:value-type="float">
            <text:p>5.1011486187</text:p>
          </table:table-cell>
          <table:table-cell table:style-name="ce54" table:formula="of:=SUM([.I42:.I49])" office:value-type="float" office:value="5.10114861868916" calcext:value-type="float">
            <text:p>5.1011486187</text:p>
          </table:table-cell>
          <table:table-cell table:number-columns-repeated="2"/>
          <table:table-cell table:style-name="ce54" table:formula="of:=SUM([.L42:.L49])" office:value-type="float" office:value="5.10114861868916" calcext:value-type="float">
            <text:p>5.1011486187</text:p>
          </table:table-cell>
          <table:table-cell table:style-name="ce54" table:formula="of:=SUM([.M42:.M49])" office:value-type="float" office:value="5.10114861868916" calcext:value-type="float">
            <text:p>5.1011486187</text:p>
          </table:table-cell>
          <table:table-cell table:style-name="ce54" table:formula="of:=SUM([.N42:.N49])" office:value-type="float" office:value="5.10114861868916" calcext:value-type="float">
            <text:p>5.1011486187</text:p>
          </table:table-cell>
          <table:table-cell table:style-name="ce54" table:formula="of:=SUM([.O42:.O49])" office:value-type="float" office:value="5.10114861868917" calcext:value-type="float">
            <text:p>5.1011486187</text:p>
          </table:table-cell>
          <table:table-cell table:style-name="ce54" table:formula="of:=SUM([.P42:.P49])" office:value-type="float" office:value="5.10114861868916" calcext:value-type="float">
            <text:p>5.1011486187</text:p>
          </table:table-cell>
          <table:table-cell table:style-name="ce54" table:formula="of:=SUM([.Q42:.Q49])" office:value-type="float" office:value="5.10114861868916" calcext:value-type="float">
            <text:p>5.1011486187</text:p>
          </table:table-cell>
          <table:table-cell table:style-name="ce54" table:formula="of:=SUM([.R42:.R49])" office:value-type="float" office:value="5.10114861868916" calcext:value-type="float">
            <text:p>5.1011486187</text:p>
          </table:table-cell>
          <table:table-cell table:style-name="ce54" table:formula="of:=SUM([.S42:.S49])" office:value-type="float" office:value="5.10114861868916" calcext:value-type="float">
            <text:p>5.1011486187</text:p>
          </table:table-cell>
          <table:table-cell table:number-columns-repeated="5"/>
          <table:table-cell table:style-name="ce54" table:formula="of:=SUM([.Y42:.Y49])" office:value-type="float" office:value="5.10114861868916" calcext:value-type="float">
            <text:p>5.1011486187</text:p>
          </table:table-cell>
          <table:table-cell table:style-name="ce54" table:formula="of:=SUM([.Z42:.Z49])" office:value-type="float" office:value="5.10114861868916" calcext:value-type="float">
            <text:p>5.1011486187</text:p>
          </table:table-cell>
          <table:table-cell table:style-name="ce54" table:formula="of:=SUM([.AA42:.AA49])" office:value-type="float" office:value="5.10114861868917" calcext:value-type="float">
            <text:p>5.1011486187</text:p>
          </table:table-cell>
          <table:table-cell table:style-name="ce54" table:formula="of:=SUM([.AB42:.AB49])" office:value-type="float" office:value="5.10114861868916" calcext:value-type="float">
            <text:p>5.1011486187</text:p>
          </table:table-cell>
          <table:table-cell table:style-name="ce54" table:formula="of:=SUM([.AC42:.AC49])" office:value-type="float" office:value="5.10114861868916" calcext:value-type="float">
            <text:p>5.1011486187</text:p>
          </table:table-cell>
          <table:table-cell table:style-name="ce54" table:formula="of:=SUM([.AD42:.AD49])" office:value-type="float" office:value="5.10114861868917" calcext:value-type="float">
            <text:p>5.1011486187</text:p>
          </table:table-cell>
          <table:table-cell table:style-name="ce54" table:formula="of:=SUM([.AE42:.AE49])" office:value-type="float" office:value="5.10114861868916" calcext:value-type="float">
            <text:p>5.1011486187</text:p>
          </table:table-cell>
          <table:table-cell table:style-name="ce54" table:formula="of:=SUM([.AF42:.AF49])" office:value-type="float" office:value="5.10114861868917" calcext:value-type="float">
            <text:p>5.101148618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7</text:p>
          </table:table-cell>
          <table:table-cell table:formula="of:=[.P33]*[.M$52]" office:value-type="float" office:value="0.956940335732209" calcext:value-type="float">
            <text:p>0.9569403357</text:p>
          </table:table-cell>
          <table:table-cell table:formula="of:=[.R33]*[.N$52]" office:value-type="float" office:value="0.881921264348355" calcext:value-type="float">
            <text:p>0.8819212643</text:p>
          </table:table-cell>
          <table:table-cell table:formula="of:=[.N33]*[.O$52]" office:value-type="float" office:value="0.773010453362737" calcext:value-type="float">
            <text:p>0.7730104534</text:p>
          </table:table-cell>
          <table:table-cell table:formula="of:=[.O33]*[.P$52]" office:value-type="float" office:value="0.634393284163645" calcext:value-type="float">
            <text:p>0.6343932842</text:p>
          </table:table-cell>
          <table:table-cell table:formula="of:=[.S33]*[.Q$52]" office:value-type="float" office:value="0.471396736825998" calcext:value-type="float">
            <text:p>0.4713967368</text:p>
          </table:table-cell>
          <table:table-cell table:formula="of:=[.Q33]*[.R$52]" office:value-type="float" office:value="0.290284677254462" calcext:value-type="float">
            <text:p>0.2902846773</text:p>
          </table:table-cell>
          <table:table-cell table:formula="of:=[.M33]*[.S$52]" office:value-type="float" office:value="0.0980171403295606" calcext:value-type="float">
            <text:p>0.0980171403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</text:p>
          </table:table-cell>
          <table:table-cell table:formula="of:=[.Q44]-[.G44]" office:value-type="float" office:value="0.360791442508552" calcext:value-type="float">
            <text:p>0.3607914425</text:p>
          </table:table-cell>
          <table:table-cell table:formula="of:=[.R44]-[.H44]" office:value-type="float" office:value="0.674993313033176" calcext:value-type="float">
            <text:p>0.674993313</text:p>
          </table:table-cell>
          <table:table-cell table:formula="of:=[.S44]-[.I44]" office:value-type="float" office:value="-0.360791442508552" calcext:value-type="float">
            <text:p>-0.3607914425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</text:p>
          </table:table-cell>
          <table:table-cell table:formula="of:=[.P34]*[.M$52]" office:value-type="float" office:value="-0.290284677254462" calcext:value-type="float">
            <text:p>-0.2902846773</text:p>
          </table:table-cell>
          <table:table-cell table:formula="of:=[.R34]*[.N$52]" office:value-type="float" office:value="0.471396736825998" calcext:value-type="float">
            <text:p>0.4713967368</text:p>
          </table:table-cell>
          <table:table-cell table:formula="of:=[.N34]*[.O$52]" office:value-type="float" office:value="-0.634393284163645" calcext:value-type="float">
            <text:p>-0.6343932842</text:p>
          </table:table-cell>
          <table:table-cell table:formula="of:=[.O34]*[.P$52]" office:value-type="float" office:value="0.773010453362737" calcext:value-type="float">
            <text:p>0.7730104534</text:p>
          </table:table-cell>
          <table:table-cell table:formula="of:=[.S34]*[.Q$52]" office:value-type="float" office:value="-0.881921264348355" calcext:value-type="float">
            <text:p>-0.8819212643</text:p>
          </table:table-cell>
          <table:table-cell table:formula="of:=[.Q34]*[.R$52]" office:value-type="float" office:value="0.956940335732209" calcext:value-type="float">
            <text:p>0.9569403357</text:p>
          </table:table-cell>
          <table:table-cell table:formula="of:=[.M34]*[.S$52]" office:value-type="float" office:value="-0.995184726672197" calcext:value-type="float">
            <text:p>-0.995184726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</text:p>
          </table:table-cell>
          <table:table-cell table:formula="of:=[.Q45]-[.G45]" office:value-type="float" office:value="-0.674993313033177" calcext:value-type="float">
            <text:p>-0.674993313</text:p>
          </table:table-cell>
          <table:table-cell table:formula="of:=[.R45]-[.H45]" office:value-type="float" office:value="-0.360791442508552" calcext:value-type="float">
            <text:p>-0.3607914425</text:p>
          </table:table-cell>
          <table:table-cell table:formula="of:=[.S45]-[.I45]" office:value-type="float" office:value="0.674993313033176" calcext:value-type="float">
            <text:p>0.674993313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</text:p>
          </table:table-cell>
          <table:table-cell table:formula="of:=[.P35]*[.M$52]" office:value-type="float" office:value="0.0980171403295605" calcext:value-type="float">
            <text:p>0.0980171403</text:p>
          </table:table-cell>
          <table:table-cell table:formula="of:=[.R35]*[.N$52]" office:value-type="float" office:value="-0.773010453362737" calcext:value-type="float">
            <text:p>-0.7730104534</text:p>
          </table:table-cell>
          <table:table-cell table:formula="of:=[.N35]*[.O$52]" office:value-type="float" office:value="-0.956940335732209" calcext:value-type="float">
            <text:p>-0.9569403357</text:p>
          </table:table-cell>
          <table:table-cell table:formula="of:=[.O35]*[.P$52]" office:value-type="float" office:value="-0.290284677254462" calcext:value-type="float">
            <text:p>-0.2902846773</text:p>
          </table:table-cell>
          <table:table-cell table:formula="of:=[.S35]*[.Q$52]" office:value-type="float" office:value="0.634393284163645" calcext:value-type="float">
            <text:p>0.6343932842</text:p>
          </table:table-cell>
          <table:table-cell table:formula="of:=[.Q35]*[.R$52]" office:value-type="float" office:value="0.995184726672197" calcext:value-type="float">
            <text:p>0.9951847267</text:p>
          </table:table-cell>
          <table:table-cell table:formula="of:=[.M35]*[.S$52]" office:value-type="float" office:value="0.471396736825998" calcext:value-type="float">
            <text:p>0.471396736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</text:p>
          </table:table-cell>
          <table:table-cell table:formula="of:=[.P36]*[.M$52]" office:value-type="float" office:value="-0.995184726672197" calcext:value-type="float">
            <text:p>-0.9951847267</text:p>
          </table:table-cell>
          <table:table-cell table:formula="of:=[.R36]*[.N$52]" office:value-type="float" office:value="0.634393284163645" calcext:value-type="float">
            <text:p>0.6343932842</text:p>
          </table:table-cell>
          <table:table-cell table:formula="of:=[.N36]*[.O$52]" office:value-type="float" office:value="0.290284677254462" calcext:value-type="float">
            <text:p>0.2902846773</text:p>
          </table:table-cell>
          <table:table-cell table:formula="of:=[.O36]*[.P$52]" office:value-type="float" office:value="-0.956940335732209" calcext:value-type="float">
            <text:p>-0.9569403357</text:p>
          </table:table-cell>
          <table:table-cell table:formula="of:=[.S36]*[.Q$52]" office:value-type="float" office:value="0.773010453362737" calcext:value-type="float">
            <text:p>0.7730104534</text:p>
          </table:table-cell>
          <table:table-cell table:formula="of:=[.Q36]*[.R$52]" office:value-type="float" office:value="0.0980171403295605" calcext:value-type="float">
            <text:p>0.0980171403</text:p>
          </table:table-cell>
          <table:table-cell table:formula="of:=[.M36]*[.S$52]" office:value-type="float" office:value="-0.881921264348355" calcext:value-type="float">
            <text:p>-0.8819212643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2</text:p>
          </table:table-cell>
          <table:table-cell table:formula="of:=[.P37]*[.M$52]" office:value-type="float" office:value="-0.881921264348355" calcext:value-type="float">
            <text:p>-0.8819212643</text:p>
          </table:table-cell>
          <table:table-cell table:formula="of:=[.R37]*[.N$52]" office:value-type="float" office:value="-0.290284677254462" calcext:value-type="float">
            <text:p>-0.2902846773</text:p>
          </table:table-cell>
          <table:table-cell table:formula="of:=[.N37]*[.O$52]" office:value-type="float" office:value="0.995184726672197" calcext:value-type="float">
            <text:p>0.9951847267</text:p>
          </table:table-cell>
          <table:table-cell table:formula="of:=[.O37]*[.P$52]" office:value-type="float" office:value="-0.0980171403295607" calcext:value-type="float">
            <text:p>-0.0980171403</text:p>
          </table:table-cell>
          <table:table-cell table:formula="of:=[.S37]*[.Q$52]" office:value-type="float" office:value="-0.956940335732209" calcext:value-type="float">
            <text:p>-0.9569403357</text:p>
          </table:table-cell>
          <table:table-cell table:formula="of:=[.Q37]*[.R$52]" office:value-type="float" office:value="0.471396736825998" calcext:value-type="float">
            <text:p>0.4713967368</text:p>
          </table:table-cell>
          <table:table-cell table:formula="of:=[.M37]*[.S$52]" office:value-type="float" office:value="0.773010453362737" calcext:value-type="float">
            <text:p>0.7730104534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</text:p>
          </table:table-cell>
          <table:table-cell table:formula="of:=[.Q48]-[.G48]" office:value-type="float" office:value="0.536376143834085" calcext:value-type="float">
            <text:p>0.5363761438</text:p>
          </table:table-cell>
          <table:table-cell table:formula="of:=[.R48]-[.H48]" office:value-type="float" office:value="0.22217427330946" calcext:value-type="float">
            <text:p>0.2221742733</text:p>
          </table:table-cell>
          <table:table-cell table:formula="of:=[.S48]-[.I48]" office:value-type="float" office:value="-0.536376143834084" calcext:value-type="float">
            <text:p>-0.5363761438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4</text:p>
          </table:table-cell>
          <table:table-cell table:formula="of:=[.P38]*[.M$52]" office:value-type="float" office:value="-0.471396736825998" calcext:value-type="float">
            <text:p>-0.4713967368</text:p>
          </table:table-cell>
          <table:table-cell table:formula="of:=[.R38]*[.N$52]" office:value-type="float" office:value="-0.956940335732209" calcext:value-type="float">
            <text:p>-0.9569403357</text:p>
          </table:table-cell>
          <table:table-cell table:formula="of:=[.N38]*[.O$52]" office:value-type="float" office:value="0.0980171403295607" calcext:value-type="float">
            <text:p>0.0980171403</text:p>
          </table:table-cell>
          <table:table-cell table:formula="of:=[.O38]*[.P$52]" office:value-type="float" office:value="0.995184726672197" calcext:value-type="float">
            <text:p>0.9951847267</text:p>
          </table:table-cell>
          <table:table-cell table:formula="of:=[.S38]*[.Q$52]" office:value-type="float" office:value="0.290284677254462" calcext:value-type="float">
            <text:p>0.2902846773</text:p>
          </table:table-cell>
          <table:table-cell table:formula="of:=[.Q38]*[.R$52]" office:value-type="float" office:value="-0.881921264348355" calcext:value-type="float">
            <text:p>-0.8819212643</text:p>
          </table:table-cell>
          <table:table-cell table:formula="of:=[.M38]*[.S$52]" office:value-type="float" office:value="-0.634393284163645" calcext:value-type="float">
            <text:p>-0.6343932842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</text:p>
          </table:table-cell>
          <table:table-cell table:formula="of:=[.Q49]-[.G49]" office:value-type="float" office:value="-0.22217427330946" calcext:value-type="float">
            <text:p>-0.2221742733</text:p>
          </table:table-cell>
          <table:table-cell table:formula="of:=[.R49]-[.H49]" office:value-type="float" office:value="-0.536376143834084" calcext:value-type="float">
            <text:p>-0.5363761438</text:p>
          </table:table-cell>
          <table:table-cell table:formula="of:=[.S49]-[.I49]" office:value-type="float" office:value="0.22217427330946" calcext:value-type="float">
            <text:p>0.2221742733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3</text:p>
          </table:table-cell>
          <table:table-cell table:formula="of:=[.P39]*[.M$52]" office:value-type="float" office:value="-0.773010453362737" calcext:value-type="float">
            <text:p>-0.7730104534</text:p>
          </table:table-cell>
          <table:table-cell table:formula="of:=[.R39]*[.N$52]" office:value-type="float" office:value="0.995184726672197" calcext:value-type="float">
            <text:p>0.9951847267</text:p>
          </table:table-cell>
          <table:table-cell table:formula="of:=[.N39]*[.O$52]" office:value-type="float" office:value="-0.881921264348355" calcext:value-type="float">
            <text:p>-0.8819212643</text:p>
          </table:table-cell>
          <table:table-cell table:formula="of:=[.O39]*[.P$52]" office:value-type="float" office:value="0.471396736825998" calcext:value-type="float">
            <text:p>0.4713967368</text:p>
          </table:table-cell>
          <table:table-cell table:formula="of:=[.S39]*[.Q$52]" office:value-type="float" office:value="0.0980171403295607" calcext:value-type="float">
            <text:p>0.0980171403</text:p>
          </table:table-cell>
          <table:table-cell table:formula="of:=[.Q39]*[.R$52]" office:value-type="float" office:value="-0.634393284163645" calcext:value-type="float">
            <text:p>-0.6343932842</text:p>
          </table:table-cell>
          <table:table-cell table:formula="of:=[.M39]*[.S$52]" office:value-type="float" office:value="0.956940335732209" calcext:value-type="float">
            <text:p>0.9569403357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</text:p>
          </table:table-cell>
          <table:table-cell table:formula="of:=[.P40]*[.M$52]" office:value-type="float" office:value="0.634393284163645" calcext:value-type="float">
            <text:p>0.6343932842</text:p>
          </table:table-cell>
          <table:table-cell table:formula="of:=[.R40]*[.N$52]" office:value-type="float" office:value="0.0980171403295607" calcext:value-type="float">
            <text:p>0.0980171403</text:p>
          </table:table-cell>
          <table:table-cell table:formula="of:=[.N40]*[.O$52]" office:value-type="float" office:value="-0.471396736825998" calcext:value-type="float">
            <text:p>-0.4713967368</text:p>
          </table:table-cell>
          <table:table-cell table:formula="of:=[.O40]*[.P$52]" office:value-type="float" office:value="-0.881921264348355" calcext:value-type="float">
            <text:p>-0.8819212643</text:p>
          </table:table-cell>
          <table:table-cell table:formula="of:=[.S40]*[.Q$52]" office:value-type="float" office:value="-0.995184726672197" calcext:value-type="float">
            <text:p>-0.9951847267</text:p>
          </table:table-cell>
          <table:table-cell table:formula="of:=[.Q40]*[.R$52]" office:value-type="float" office:value="-0.773010453362737" calcext:value-type="float">
            <text:p>-0.7730104534</text:p>
          </table:table-cell>
          <table:table-cell table:formula="of:=[.M40]*[.S$52]" office:value-type="float" office:value="-0.290284677254462" calcext:value-type="float">
            <text:p>-0.290284677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7</text:p>
          </table:table-cell>
          <table:table-cell table:formula="of:=[.M53]*[.$T63]" office:value-type="float" office:value="0.956940335732209" calcext:value-type="float">
            <text:p>0.9569403357</text:p>
          </table:table-cell>
          <table:table-cell table:formula="of:=[.N53]*[.$T63]" office:value-type="float" office:value="0.881921264348355" calcext:value-type="float">
            <text:p>0.8819212643</text:p>
          </table:table-cell>
          <table:table-cell table:formula="of:=[.O53]*[.$T63]" office:value-type="float" office:value="0.773010453362737" calcext:value-type="float">
            <text:p>0.7730104534</text:p>
          </table:table-cell>
          <table:table-cell table:formula="of:=[.P53]*[.$T63]" office:value-type="float" office:value="0.634393284163645" calcext:value-type="float">
            <text:p>0.6343932842</text:p>
          </table:table-cell>
          <table:table-cell table:formula="of:=[.Q53]*[.$T63]" office:value-type="float" office:value="0.471396736825998" calcext:value-type="float">
            <text:p>0.4713967368</text:p>
          </table:table-cell>
          <table:table-cell table:formula="of:=[.R53]*[.$T63]" office:value-type="float" office:value="0.290284677254462" calcext:value-type="float">
            <text:p>0.2902846773</text:p>
          </table:table-cell>
          <table:table-cell table:formula="of:=[.S53]*[.$T63]" office:value-type="float" office:value="0.0980171403295606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</text:p>
          </table:table-cell>
          <table:table-cell table:formula="of:=[.M60]*[.$T64]" office:value-type="float" office:value="0.634393284163645" calcext:value-type="float">
            <text:p>0.6343932842</text:p>
          </table:table-cell>
          <table:table-cell table:formula="of:=[.N60]*[.$T64]" office:value-type="float" office:value="0.0980171403295607" calcext:value-type="float">
            <text:p>0.0980171403</text:p>
          </table:table-cell>
          <table:table-cell table:formula="of:=[.O60]*[.$T64]" office:value-type="float" office:value="-0.471396736825998" calcext:value-type="float">
            <text:p>-0.4713967368</text:p>
          </table:table-cell>
          <table:table-cell table:formula="of:=[.P60]*[.$T64]" office:value-type="float" office:value="-0.881921264348355" calcext:value-type="float">
            <text:p>-0.8819212643</text:p>
          </table:table-cell>
          <table:table-cell table:formula="of:=[.Q60]*[.$T64]" office:value-type="float" office:value="-0.995184726672197" calcext:value-type="float">
            <text:p>-0.9951847267</text:p>
          </table:table-cell>
          <table:table-cell table:formula="of:=[.R60]*[.$T64]" office:value-type="float" office:value="-0.773010453362737" calcext:value-type="float">
            <text:p>-0.7730104534</text:p>
          </table:table-cell>
          <table:table-cell table:formula="of:=[.S60]*[.$T64]"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</text:p>
          </table:table-cell>
          <table:table-cell table:formula="of:=[.M55]*[.$T65]" office:value-type="float" office:value="0.0980171403295605" calcext:value-type="float">
            <text:p>0.0980171403</text:p>
          </table:table-cell>
          <table:table-cell table:formula="of:=[.N55]*[.$T65]" office:value-type="float" office:value="-0.773010453362737" calcext:value-type="float">
            <text:p>-0.7730104534</text:p>
          </table:table-cell>
          <table:table-cell table:formula="of:=[.O55]*[.$T65]" office:value-type="float" office:value="-0.956940335732209" calcext:value-type="float">
            <text:p>-0.9569403357</text:p>
          </table:table-cell>
          <table:table-cell table:formula="of:=[.P55]*[.$T65]" office:value-type="float" office:value="-0.290284677254462" calcext:value-type="float">
            <text:p>-0.2902846773</text:p>
          </table:table-cell>
          <table:table-cell table:formula="of:=[.Q55]*[.$T65]" office:value-type="float" office:value="0.634393284163645" calcext:value-type="float">
            <text:p>0.6343932842</text:p>
          </table:table-cell>
          <table:table-cell table:formula="of:=[.R55]*[.$T65]" office:value-type="float" office:value="0.995184726672197" calcext:value-type="float">
            <text:p>0.9951847267</text:p>
          </table:table-cell>
          <table:table-cell table:formula="of:=[.S55]*[.$T65]" office:value-type="float" office:value="0.471396736825998" calcext:value-type="float">
            <text:p>0.471396736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4</text:p>
          </table:table-cell>
          <table:table-cell table:formula="of:=[.M58]*[.$T66]" office:value-type="float" office:value="-0.471396736825998" calcext:value-type="float">
            <text:p>-0.4713967368</text:p>
          </table:table-cell>
          <table:table-cell table:formula="of:=[.N58]*[.$T66]" office:value-type="float" office:value="-0.956940335732209" calcext:value-type="float">
            <text:p>-0.9569403357</text:p>
          </table:table-cell>
          <table:table-cell table:formula="of:=[.O58]*[.$T66]" office:value-type="float" office:value="0.0980171403295607" calcext:value-type="float">
            <text:p>0.0980171403</text:p>
          </table:table-cell>
          <table:table-cell table:formula="of:=[.P58]*[.$T66]" office:value-type="float" office:value="0.995184726672197" calcext:value-type="float">
            <text:p>0.9951847267</text:p>
          </table:table-cell>
          <table:table-cell table:formula="of:=[.Q58]*[.$T66]" office:value-type="float" office:value="0.290284677254462" calcext:value-type="float">
            <text:p>0.2902846773</text:p>
          </table:table-cell>
          <table:table-cell table:formula="of:=[.R58]*[.$T66]" office:value-type="float" office:value="-0.881921264348355" calcext:value-type="float">
            <text:p>-0.8819212643</text:p>
          </table:table-cell>
          <table:table-cell table:formula="of:=[.S58]*[.$T66]"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2</text:p>
          </table:table-cell>
          <table:table-cell table:formula="of:=[.M57]*[.$T67]" office:value-type="float" office:value="-0.881921264348355" calcext:value-type="float">
            <text:p>-0.8819212643</text:p>
          </table:table-cell>
          <table:table-cell table:formula="of:=[.N57]*[.$T67]" office:value-type="float" office:value="-0.290284677254462" calcext:value-type="float">
            <text:p>-0.2902846773</text:p>
          </table:table-cell>
          <table:table-cell table:formula="of:=[.O57]*[.$T67]" office:value-type="float" office:value="0.995184726672197" calcext:value-type="float">
            <text:p>0.9951847267</text:p>
          </table:table-cell>
          <table:table-cell table:formula="of:=[.P57]*[.$T67]" office:value-type="float" office:value="-0.0980171403295607" calcext:value-type="float">
            <text:p>-0.0980171403</text:p>
          </table:table-cell>
          <table:table-cell table:formula="of:=[.Q57]*[.$T67]" office:value-type="float" office:value="-0.956940335732209" calcext:value-type="float">
            <text:p>-0.9569403357</text:p>
          </table:table-cell>
          <table:table-cell table:formula="of:=[.R57]*[.$T67]" office:value-type="float" office:value="0.471396736825998" calcext:value-type="float">
            <text:p>0.4713967368</text:p>
          </table:table-cell>
          <table:table-cell table:formula="of:=[.S57]*[.$T67]" office:value-type="float" office:value="0.773010453362737" calcext:value-type="float">
            <text:p>0.773010453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</text:p>
          </table:table-cell>
          <table:table-cell table:formula="of:=[.M56]*[.$T68]" office:value-type="float" office:value="-0.995184726672197" calcext:value-type="float">
            <text:p>-0.9951847267</text:p>
          </table:table-cell>
          <table:table-cell table:formula="of:=[.N56]*[.$T68]" office:value-type="float" office:value="0.634393284163645" calcext:value-type="float">
            <text:p>0.6343932842</text:p>
          </table:table-cell>
          <table:table-cell table:formula="of:=[.O56]*[.$T68]" office:value-type="float" office:value="0.290284677254462" calcext:value-type="float">
            <text:p>0.2902846773</text:p>
          </table:table-cell>
          <table:table-cell table:formula="of:=[.P56]*[.$T68]" office:value-type="float" office:value="-0.956940335732209" calcext:value-type="float">
            <text:p>-0.9569403357</text:p>
          </table:table-cell>
          <table:table-cell table:formula="of:=[.Q56]*[.$T68]" office:value-type="float" office:value="0.773010453362737" calcext:value-type="float">
            <text:p>0.7730104534</text:p>
          </table:table-cell>
          <table:table-cell table:formula="of:=[.R56]*[.$T68]" office:value-type="float" office:value="0.0980171403295605" calcext:value-type="float">
            <text:p>0.0980171403</text:p>
          </table:table-cell>
          <table:table-cell table:formula="of:=[.S56]*[.$T68]" office:value-type="float" office:value="-0.881921264348355" calcext:value-type="float">
            <text:p>-0.881921264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3</text:p>
          </table:table-cell>
          <table:table-cell table:formula="of:=[.M59]*[.$T69]" office:value-type="float" office:value="-0.773010453362737" calcext:value-type="float">
            <text:p>-0.7730104534</text:p>
          </table:table-cell>
          <table:table-cell table:formula="of:=[.N59]*[.$T69]" office:value-type="float" office:value="0.995184726672197" calcext:value-type="float">
            <text:p>0.9951847267</text:p>
          </table:table-cell>
          <table:table-cell table:formula="of:=[.O59]*[.$T69]" office:value-type="float" office:value="-0.881921264348355" calcext:value-type="float">
            <text:p>-0.8819212643</text:p>
          </table:table-cell>
          <table:table-cell table:formula="of:=[.P59]*[.$T69]" office:value-type="float" office:value="0.471396736825998" calcext:value-type="float">
            <text:p>0.4713967368</text:p>
          </table:table-cell>
          <table:table-cell table:formula="of:=[.Q59]*[.$T69]" office:value-type="float" office:value="0.0980171403295607" calcext:value-type="float">
            <text:p>0.0980171403</text:p>
          </table:table-cell>
          <table:table-cell table:formula="of:=[.R59]*[.$T69]" office:value-type="float" office:value="-0.634393284163645" calcext:value-type="float">
            <text:p>-0.6343932842</text:p>
          </table:table-cell>
          <table:table-cell table:formula="of:=[.S59]*[.$T69]" office:value-type="float" office:value="0.956940335732209" calcext:value-type="float">
            <text:p>0.956940335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</text:p>
          </table:table-cell>
          <table:table-cell table:formula="of:=[.M54]*[.$T70]" office:value-type="float" office:value="-0.290284677254462" calcext:value-type="float">
            <text:p>-0.2902846773</text:p>
          </table:table-cell>
          <table:table-cell table:formula="of:=[.N54]*[.$T70]" office:value-type="float" office:value="0.471396736825998" calcext:value-type="float">
            <text:p>0.4713967368</text:p>
          </table:table-cell>
          <table:table-cell table:formula="of:=[.O54]*[.$T70]" office:value-type="float" office:value="-0.634393284163645" calcext:value-type="float">
            <text:p>-0.6343932842</text:p>
          </table:table-cell>
          <table:table-cell table:formula="of:=[.P54]*[.$T70]" office:value-type="float" office:value="0.773010453362737" calcext:value-type="float">
            <text:p>0.7730104534</text:p>
          </table:table-cell>
          <table:table-cell table:formula="of:=[.Q54]*[.$T70]" office:value-type="float" office:value="-0.881921264348355" calcext:value-type="float">
            <text:p>-0.8819212643</text:p>
          </table:table-cell>
          <table:table-cell table:formula="of:=[.R54]*[.$T70]" office:value-type="float" office:value="0.956940335732209" calcext:value-type="float">
            <text:p>0.9569403357</text:p>
          </table:table-cell>
          <table:table-cell table:formula="of:=[.S54]*[.$T70]"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1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1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1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1</text:p>
          </table:table-cell>
          <table:table-cell table:formula="of:=[.AE38]/[.R68]" office:value-type="float" office:value="0.999999999999985" calcext:value-type="float">
            <text:p>1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1</text:p>
          </table:table-cell>
          <table:table-cell table:formula="of:=[.AD39]/[.Q69]" office:value-type="float" office:value="1.00000000000002" calcext:value-type="float">
            <text:p>1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33260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462382</text:p>
          </table:table-cell>
          <table:table-cell table:style-name="ce66" office:value-type="string" calcext:value-type="string">
            <text:p>5138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67" office:value-type="float" office:value="-501713" calcext:value-type="float">
            <text:p>-501713</text:p>
          </table:table-cell>
          <table:table-cell table:style-name="ce66" office:value-type="string" calcext:value-type="string">
            <text:p>-51390</text:p>
          </table:table-cell>
          <table:table-cell table:style-name="ce66" office:value-type="string" calcext:value-type="string">
            <text:p>247148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405280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66" office:value-type="string" calcext:value-type="string">
            <text:p>15219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39532</text:p>
          </table:table-cell>
          <table:table-cell table:style-name="ce66" office:value-type="string" calcext:value-type="string">
            <text:p>-332604</text:p>
          </table:table-cell>
          <table:table-cell table:style-name="ce66" office:value-type="string" calcext:value-type="string">
            <text:p>-545889</text:p>
          </table:table-cell>
          <table:table-cell table:style-name="ce66" office:value-type="string" calcext:value-type="string">
            <text:p>-443983</text:p>
          </table:table-cell>
          <table:table-cell table:style-name="ce66" office:value-type="string" calcext:value-type="string">
            <text:p>521763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174760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478574</text:p>
          </table:table-cell>
          <table:table-cell table:style-name="ce66" office:value-type="string" calcext:value-type="string">
            <text:p>-68876</text:p>
          </table:table-cell>
          <table:table-cell table:style-name="ce66" office:value-type="string" calcext:value-type="string">
            <text:p>-405281</text:p>
          </table:table-cell>
          <table:table-cell table:style-name="ce66" office:value-type="string" calcext:value-type="string">
            <text:p>70952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-326953</text:p>
          </table:table-cell>
          <table:table-cell table:style-name="ce66" office:value-type="string" calcext:value-type="string">
            <text:p>51390</text:p>
          </table:table-cell>
          <table:table-cell table:style-name="ce66" office:value-type="string" calcext:value-type="string">
            <text:p>-293429</text:p>
          </table:table-cell>
          <table:table-cell table:style-name="ce66" office:value-type="string" calcext:value-type="string">
            <text:p>611047</text:p>
          </table:table-cell>
          <table:table-cell table:style-name="ce66" office:value-type="string" calcext:value-type="string">
            <text:p>332605</text:p>
          </table:table-cell>
          <table:table-cell table:style-name="ce66" office:value-type="string" calcext:value-type="string">
            <text:p>-215232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66" office:value-type="string" calcext:value-type="string">
            <text:p>50171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-817145</text:p>
          </table:table-cell>
          <table:table-cell table:style-name="ce66" office:value-type="string" calcext:value-type="string">
            <text:p>-405282</text:p>
          </table:table-cell>
          <table:table-cell table:style-name="ce66" office:value-type="string" calcext:value-type="string">
            <text:p>-130919</text:p>
          </table:table-cell>
          <table:table-cell table:style-name="ce66" office:value-type="string" calcext:value-type="string">
            <text:p>-877671</text:p>
          </table:table-cell>
          <table:table-cell table:style-name="ce66" office:value-type="string" calcext:value-type="string">
            <text:p>51389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-247149</text:p>
          </table:table-cell>
          <table:table-cell table:style-name="ce66" office:value-type="string" calcext:value-type="string">
            <text:p>51389</text:p>
          </table:table-cell>
          <table:table-cell table:style-name="ce66" office:value-type="string" calcext:value-type="string">
            <text:p>-501713</text:p>
          </table:table-cell>
          <table:table-cell table:style-name="ce66" office:value-type="string" calcext:value-type="string">
            <text:p>-332604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66" office:value-type="string" calcext:value-type="string">
            <text:p>-462383 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-332607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-521764</text:p>
          </table:table-cell>
          <table:table-cell table:style-name="ce66"/>
          <table:table-cell table:number-columns-repeated="994"/>
        </table:table-row>
      </table:table>
      <table:table table:name="shedule_drafts" table:style-name="ta1">
        <office:forms form:automatic-focus="false" form:apply-design-mode="false"/>
        <table:table-column table:style-name="co15" table:number-columns-repeated="1024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94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92" table:formula="of:=[.P33]" office:value-type="string" office:string-value="C8" calcext:value-type="string">
            <text:p>C8</text:p>
          </table:table-cell>
          <table:table-cell table:style-name="ce93" table:formula="of:=[.Q33]" office:value-type="string" office:string-value="C12" calcext:value-type="string">
            <text:p>C12</text:p>
          </table:table-cell>
          <table:table-cell table:style-name="ce93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94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 -[.T98]+256" office:value-type="float" office:value="138" calcext:value-type="float">
            <text:p>138</text:p>
          </table:table-cell>
          <table:table-cell table:style-name="ce99" table:formula="of:=[.U87] -[.U98]+256" office:value-type="float" office:value="130" calcext:value-type="float">
            <text:p>130</text:p>
          </table:table-cell>
          <table:table-cell table:style-name="ce99" table:formula="of:=[.V87] -[.V98]+256" office:value-type="float" office:value="118" calcext:value-type="float">
            <text:p>118</text:p>
          </table:table-cell>
          <table:table-cell table:style-name="ce99" table:formula="of:=[.W87] -[.W98]+256" office:value-type="float" office:value="96" calcext:value-type="float">
            <text:p>96</text:p>
          </table:table-cell>
          <table:table-cell table:style-name="ce99" table:formula="of:=[.X87] -[.X98]+256" office:value-type="float" office:value="78" calcext:value-type="float">
            <text:p>78</text:p>
          </table:table-cell>
          <table:table-cell table:style-name="ce99" table:formula="of:=[.Y87] -[.Y98]+256" office:value-type="float" office:value="72" calcext:value-type="float">
            <text:p>72</text:p>
          </table:table-cell>
          <table:table-cell table:style-name="ce99" table:formula="of:=[.Z87] -[.Z98]+256" office:value-type="float" office:value="52" calcext:value-type="float">
            <text:p>52</text:p>
          </table:table-cell>
          <table:table-cell table:style-name="ce99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99" table:formula="of:=[.T88] -[.T99]+256" office:value-type="float" office:value="153" calcext:value-type="float">
            <text:p>153</text:p>
          </table:table-cell>
          <table:table-cell table:style-name="ce99" table:formula="of:=[.U88] -[.U99]+256" office:value-type="float" office:value="145" calcext:value-type="float">
            <text:p>145</text:p>
          </table:table-cell>
          <table:table-cell table:style-name="ce99" table:formula="of:=[.V88] -[.V99]+256" office:value-type="float" office:value="133" calcext:value-type="float">
            <text:p>133</text:p>
          </table:table-cell>
          <table:table-cell table:style-name="ce99" table:formula="of:=[.W88] -[.W99]+256" office:value-type="float" office:value="111" calcext:value-type="float">
            <text:p>111</text:p>
          </table:table-cell>
          <table:table-cell table:style-name="ce99" table:formula="of:=[.X88] -[.X99]+256" office:value-type="float" office:value="93" calcext:value-type="float">
            <text:p>93</text:p>
          </table:table-cell>
          <table:table-cell table:style-name="ce99" table:formula="of:=[.Y88] -[.Y99]+256" office:value-type="float" office:value="87" calcext:value-type="float">
            <text:p>87</text:p>
          </table:table-cell>
          <table:table-cell table:style-name="ce99" table:formula="of:=[.Z88] -[.Z99]+256" office:value-type="float" office:value="67" calcext:value-type="float">
            <text:p>67</text:p>
          </table:table-cell>
          <table:table-cell table:style-name="ce99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99" table:formula="of:=[.T89] -[.T100]+256" office:value-type="float" office:value="176" calcext:value-type="float">
            <text:p>176</text:p>
          </table:table-cell>
          <table:table-cell table:style-name="ce99" table:formula="of:=[.U89] -[.U100]+256" office:value-type="float" office:value="168" calcext:value-type="float">
            <text:p>168</text:p>
          </table:table-cell>
          <table:table-cell table:style-name="ce99" table:formula="of:=[.V89] -[.V100]+256" office:value-type="float" office:value="156" calcext:value-type="float">
            <text:p>156</text:p>
          </table:table-cell>
          <table:table-cell table:style-name="ce99" table:formula="of:=[.W89] -[.W100]+256" office:value-type="float" office:value="134" calcext:value-type="float">
            <text:p>134</text:p>
          </table:table-cell>
          <table:table-cell table:style-name="ce99" table:formula="of:=[.X89] -[.X100]+256" office:value-type="float" office:value="116" calcext:value-type="float">
            <text:p>116</text:p>
          </table:table-cell>
          <table:table-cell table:style-name="ce99" table:formula="of:=[.Y89] -[.Y100]+256" office:value-type="float" office:value="110" calcext:value-type="float">
            <text:p>110</text:p>
          </table:table-cell>
          <table:table-cell table:style-name="ce99" table:formula="of:=[.Z89] -[.Z100]+256" office:value-type="float" office:value="90" calcext:value-type="float">
            <text:p>90</text:p>
          </table:table-cell>
          <table:table-cell table:style-name="ce99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99" table:formula="of:=[.T90] -[.T101]+256" office:value-type="float" office:value="190" calcext:value-type="float">
            <text:p>190</text:p>
          </table:table-cell>
          <table:table-cell table:style-name="ce99" table:formula="of:=[.U90] -[.U101]+256" office:value-type="float" office:value="182" calcext:value-type="float">
            <text:p>182</text:p>
          </table:table-cell>
          <table:table-cell table:style-name="ce99" table:formula="of:=[.V90] -[.V101]+256" office:value-type="float" office:value="170" calcext:value-type="float">
            <text:p>170</text:p>
          </table:table-cell>
          <table:table-cell table:style-name="ce99" table:formula="of:=[.W90] -[.W101]+256" office:value-type="float" office:value="148" calcext:value-type="float">
            <text:p>148</text:p>
          </table:table-cell>
          <table:table-cell table:style-name="ce99" table:formula="of:=[.X90] -[.X101]+256" office:value-type="float" office:value="130" calcext:value-type="float">
            <text:p>130</text:p>
          </table:table-cell>
          <table:table-cell table:style-name="ce99" table:formula="of:=[.Y90] -[.Y101]+256" office:value-type="float" office:value="124" calcext:value-type="float">
            <text:p>124</text:p>
          </table:table-cell>
          <table:table-cell table:style-name="ce99" table:formula="of:=[.Z90] -[.Z101]+256" office:value-type="float" office:value="104" calcext:value-type="float">
            <text:p>104</text:p>
          </table:table-cell>
          <table:table-cell table:style-name="ce99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99" table:formula="of:=[.T91] -[.T102]+256" office:value-type="float" office:value="205" calcext:value-type="float">
            <text:p>205</text:p>
          </table:table-cell>
          <table:table-cell table:style-name="ce99" table:formula="of:=[.U91] -[.U102]+256" office:value-type="float" office:value="197" calcext:value-type="float">
            <text:p>197</text:p>
          </table:table-cell>
          <table:table-cell table:style-name="ce99" table:formula="of:=[.V91] -[.V102]+256" office:value-type="float" office:value="185" calcext:value-type="float">
            <text:p>185</text:p>
          </table:table-cell>
          <table:table-cell table:style-name="ce99" table:formula="of:=[.W91] -[.W102]+256" office:value-type="float" office:value="163" calcext:value-type="float">
            <text:p>163</text:p>
          </table:table-cell>
          <table:table-cell table:style-name="ce99" table:formula="of:=[.X91] -[.X102]+256" office:value-type="float" office:value="145" calcext:value-type="float">
            <text:p>145</text:p>
          </table:table-cell>
          <table:table-cell table:style-name="ce99" table:formula="of:=[.Y91] -[.Y102]+256" office:value-type="float" office:value="139" calcext:value-type="float">
            <text:p>139</text:p>
          </table:table-cell>
          <table:table-cell table:style-name="ce99" table:formula="of:=[.Z91] -[.Z102]+256" office:value-type="float" office:value="119" calcext:value-type="float">
            <text:p>119</text:p>
          </table:table-cell>
          <table:table-cell table:style-name="ce99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99" table:formula="of:=[.T92] -[.T103]+256" office:value-type="float" office:value="220" calcext:value-type="float">
            <text:p>220</text:p>
          </table:table-cell>
          <table:table-cell table:style-name="ce99" table:formula="of:=[.U92] -[.U103]+256" office:value-type="float" office:value="212" calcext:value-type="float">
            <text:p>212</text:p>
          </table:table-cell>
          <table:table-cell table:style-name="ce99" table:formula="of:=[.V92] -[.V103]+256" office:value-type="float" office:value="200" calcext:value-type="float">
            <text:p>200</text:p>
          </table:table-cell>
          <table:table-cell table:style-name="ce99" table:formula="of:=[.W92] -[.W103]+256" office:value-type="float" office:value="178" calcext:value-type="float">
            <text:p>178</text:p>
          </table:table-cell>
          <table:table-cell table:style-name="ce99" table:formula="of:=[.X92] -[.X103]+256" office:value-type="float" office:value="160" calcext:value-type="float">
            <text:p>160</text:p>
          </table:table-cell>
          <table:table-cell table:style-name="ce99" table:formula="of:=[.Y92] -[.Y103]+256" office:value-type="float" office:value="154" calcext:value-type="float">
            <text:p>154</text:p>
          </table:table-cell>
          <table:table-cell table:style-name="ce99" table:formula="of:=[.Z92] -[.Z103]+256" office:value-type="float" office:value="134" calcext:value-type="float">
            <text:p>134</text:p>
          </table:table-cell>
          <table:table-cell table:style-name="ce99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99" table:formula="of:=[.T93] -[.T104]+256" office:value-type="float" office:value="235" calcext:value-type="float">
            <text:p>235</text:p>
          </table:table-cell>
          <table:table-cell table:style-name="ce99" table:formula="of:=[.U93] -[.U104]+256" office:value-type="float" office:value="227" calcext:value-type="float">
            <text:p>227</text:p>
          </table:table-cell>
          <table:table-cell table:style-name="ce99" table:formula="of:=[.V93] -[.V104]+256" office:value-type="float" office:value="215" calcext:value-type="float">
            <text:p>215</text:p>
          </table:table-cell>
          <table:table-cell table:style-name="ce99" table:formula="of:=[.W93] -[.W104]+256" office:value-type="float" office:value="193" calcext:value-type="float">
            <text:p>193</text:p>
          </table:table-cell>
          <table:table-cell table:style-name="ce99" table:formula="of:=[.X93] -[.X104]+256" office:value-type="float" office:value="175" calcext:value-type="float">
            <text:p>175</text:p>
          </table:table-cell>
          <table:table-cell table:style-name="ce99" table:formula="of:=[.Y93] -[.Y104]+256" office:value-type="float" office:value="169" calcext:value-type="float">
            <text:p>169</text:p>
          </table:table-cell>
          <table:table-cell table:style-name="ce99" table:formula="of:=[.Z93] -[.Z104]+256" office:value-type="float" office:value="149" calcext:value-type="float">
            <text:p>149</text:p>
          </table:table-cell>
          <table:table-cell table:style-name="ce99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99" table:formula="of:=[.T94] -[.T105]+256" office:value-type="float" office:value="255" calcext:value-type="float">
            <text:p>255</text:p>
          </table:table-cell>
          <table:table-cell table:style-name="ce99" table:formula="of:=[.U94] -[.U105]+256" office:value-type="float" office:value="247" calcext:value-type="float">
            <text:p>247</text:p>
          </table:table-cell>
          <table:table-cell table:style-name="ce99" table:formula="of:=[.V94] -[.V105]+256" office:value-type="float" office:value="235" calcext:value-type="float">
            <text:p>235</text:p>
          </table:table-cell>
          <table:table-cell table:style-name="ce99" table:formula="of:=[.W94] -[.W105]+256" office:value-type="float" office:value="213" calcext:value-type="float">
            <text:p>213</text:p>
          </table:table-cell>
          <table:table-cell table:style-name="ce99" table:formula="of:=[.X94] -[.X105]+256" office:value-type="float" office:value="195" calcext:value-type="float">
            <text:p>195</text:p>
          </table:table-cell>
          <table:table-cell table:style-name="ce99" table:formula="of:=[.Y94] -[.Y105]+256" office:value-type="float" office:value="189" calcext:value-type="float">
            <text:p>189</text:p>
          </table:table-cell>
          <table:table-cell table:style-name="ce99" table:formula="of:=[.Z94] -[.Z105]+256" office:value-type="float" office:value="169" calcext:value-type="float">
            <text:p>169</text:p>
          </table:table-cell>
          <table:table-cell table:style-name="ce99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95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-[.T109]+256" office:value-type="float" office:value="138" calcext:value-type="float">
            <text:p>138</text:p>
          </table:table-cell>
          <table:table-cell table:style-name="ce99" table:formula="of:=[.U87]-[.U109]+256" office:value-type="float" office:value="130" calcext:value-type="float">
            <text:p>130</text:p>
          </table:table-cell>
          <table:table-cell table:style-name="ce99" table:formula="of:=[.V87]-[.V109]+256" office:value-type="float" office:value="118" calcext:value-type="float">
            <text:p>118</text:p>
          </table:table-cell>
          <table:table-cell table:style-name="ce99" table:formula="of:=[.W87]-[.W109]+256" office:value-type="float" office:value="96" calcext:value-type="float">
            <text:p>96</text:p>
          </table:table-cell>
          <table:table-cell table:style-name="ce99" table:formula="of:=[.X87]-[.X109]+256" office:value-type="float" office:value="78" calcext:value-type="float">
            <text:p>78</text:p>
          </table:table-cell>
          <table:table-cell table:style-name="ce99" table:formula="of:=[.Y87]-[.Y109]+256" office:value-type="float" office:value="72" calcext:value-type="float">
            <text:p>72</text:p>
          </table:table-cell>
          <table:table-cell table:style-name="ce99" table:formula="of:=[.Z87]-[.Z109]+256" office:value-type="float" office:value="52" calcext:value-type="float">
            <text:p>52</text:p>
          </table:table-cell>
          <table:table-cell table:style-name="ce99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99" table:formula="of:=[.T88]-[.T110]+256" office:value-type="float" office:value="153" calcext:value-type="float">
            <text:p>153</text:p>
          </table:table-cell>
          <table:table-cell table:style-name="ce99" table:formula="of:=[.U88]-[.U110]+256" office:value-type="float" office:value="145" calcext:value-type="float">
            <text:p>145</text:p>
          </table:table-cell>
          <table:table-cell table:style-name="ce99" table:formula="of:=[.V88]-[.V110]+256" office:value-type="float" office:value="133" calcext:value-type="float">
            <text:p>133</text:p>
          </table:table-cell>
          <table:table-cell table:style-name="ce99" table:formula="of:=[.W88]-[.W110]+256" office:value-type="float" office:value="111" calcext:value-type="float">
            <text:p>111</text:p>
          </table:table-cell>
          <table:table-cell table:style-name="ce99" table:formula="of:=[.X88]-[.X110]+256" office:value-type="float" office:value="93" calcext:value-type="float">
            <text:p>93</text:p>
          </table:table-cell>
          <table:table-cell table:style-name="ce99" table:formula="of:=[.Y88]-[.Y110]+256" office:value-type="float" office:value="87" calcext:value-type="float">
            <text:p>87</text:p>
          </table:table-cell>
          <table:table-cell table:style-name="ce99" table:formula="of:=[.Z88]-[.Z110]+256" office:value-type="float" office:value="67" calcext:value-type="float">
            <text:p>67</text:p>
          </table:table-cell>
          <table:table-cell table:style-name="ce99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99" table:formula="of:=[.T89]-[.T111]+256" office:value-type="float" office:value="176" calcext:value-type="float">
            <text:p>176</text:p>
          </table:table-cell>
          <table:table-cell table:style-name="ce99" table:formula="of:=[.U89]-[.U111]+256" office:value-type="float" office:value="168" calcext:value-type="float">
            <text:p>168</text:p>
          </table:table-cell>
          <table:table-cell table:style-name="ce99" table:formula="of:=[.V89]-[.V111]+256" office:value-type="float" office:value="156" calcext:value-type="float">
            <text:p>156</text:p>
          </table:table-cell>
          <table:table-cell table:style-name="ce99" table:formula="of:=[.W89]-[.W111]+256" office:value-type="float" office:value="134" calcext:value-type="float">
            <text:p>134</text:p>
          </table:table-cell>
          <table:table-cell table:style-name="ce99" table:formula="of:=[.X89]-[.X111]+256" office:value-type="float" office:value="116" calcext:value-type="float">
            <text:p>116</text:p>
          </table:table-cell>
          <table:table-cell table:style-name="ce99" table:formula="of:=[.Y89]-[.Y111]+256" office:value-type="float" office:value="110" calcext:value-type="float">
            <text:p>110</text:p>
          </table:table-cell>
          <table:table-cell table:style-name="ce99" table:formula="of:=[.Z89]-[.Z111]+256" office:value-type="float" office:value="90" calcext:value-type="float">
            <text:p>90</text:p>
          </table:table-cell>
          <table:table-cell table:style-name="ce99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99" table:formula="of:=[.T90]-[.T112]+256" office:value-type="float" office:value="183" calcext:value-type="float">
            <text:p>183</text:p>
          </table:table-cell>
          <table:table-cell table:style-name="ce99" table:formula="of:=[.U90]-[.U112]+256" office:value-type="float" office:value="175" calcext:value-type="float">
            <text:p>175</text:p>
          </table:table-cell>
          <table:table-cell table:style-name="ce99" table:formula="of:=[.V90]-[.V112]+256" office:value-type="float" office:value="163" calcext:value-type="float">
            <text:p>163</text:p>
          </table:table-cell>
          <table:table-cell table:style-name="ce99" table:formula="of:=[.W90]-[.W112]+256" office:value-type="float" office:value="141" calcext:value-type="float">
            <text:p>141</text:p>
          </table:table-cell>
          <table:table-cell table:style-name="ce99" table:formula="of:=[.X90]-[.X112]+256" office:value-type="float" office:value="123" calcext:value-type="float">
            <text:p>123</text:p>
          </table:table-cell>
          <table:table-cell table:style-name="ce99" table:formula="of:=[.Y90]-[.Y112]+256" office:value-type="float" office:value="117" calcext:value-type="float">
            <text:p>117</text:p>
          </table:table-cell>
          <table:table-cell table:style-name="ce99" table:formula="of:=[.Z90]-[.Z112]+256" office:value-type="float" office:value="97" calcext:value-type="float">
            <text:p>97</text:p>
          </table:table-cell>
          <table:table-cell table:style-name="ce99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99" table:formula="of:=[.T91]-[.T113]+256" office:value-type="float" office:value="197" calcext:value-type="float">
            <text:p>197</text:p>
          </table:table-cell>
          <table:table-cell table:style-name="ce99" table:formula="of:=[.U91]-[.U113]+256" office:value-type="float" office:value="189" calcext:value-type="float">
            <text:p>189</text:p>
          </table:table-cell>
          <table:table-cell table:style-name="ce99" table:formula="of:=[.V91]-[.V113]+256" office:value-type="float" office:value="177" calcext:value-type="float">
            <text:p>177</text:p>
          </table:table-cell>
          <table:table-cell table:style-name="ce99" table:formula="of:=[.W91]-[.W113]+256" office:value-type="float" office:value="155" calcext:value-type="float">
            <text:p>155</text:p>
          </table:table-cell>
          <table:table-cell table:style-name="ce99" table:formula="of:=[.X91]-[.X113]+256" office:value-type="float" office:value="137" calcext:value-type="float">
            <text:p>137</text:p>
          </table:table-cell>
          <table:table-cell table:style-name="ce99" table:formula="of:=[.Y91]-[.Y113]+256" office:value-type="float" office:value="131" calcext:value-type="float">
            <text:p>131</text:p>
          </table:table-cell>
          <table:table-cell table:style-name="ce99" table:formula="of:=[.Z91]-[.Z113]+256" office:value-type="float" office:value="111" calcext:value-type="float">
            <text:p>111</text:p>
          </table:table-cell>
          <table:table-cell table:style-name="ce99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99" table:formula="of:=[.T92]-[.T114]+256" office:value-type="float" office:value="214" calcext:value-type="float">
            <text:p>214</text:p>
          </table:table-cell>
          <table:table-cell table:style-name="ce99" table:formula="of:=[.U92]-[.U114]+256" office:value-type="float" office:value="206" calcext:value-type="float">
            <text:p>206</text:p>
          </table:table-cell>
          <table:table-cell table:style-name="ce99" table:formula="of:=[.V92]-[.V114]+256" office:value-type="float" office:value="194" calcext:value-type="float">
            <text:p>194</text:p>
          </table:table-cell>
          <table:table-cell table:style-name="ce99" table:formula="of:=[.W92]-[.W114]+256" office:value-type="float" office:value="172" calcext:value-type="float">
            <text:p>172</text:p>
          </table:table-cell>
          <table:table-cell table:style-name="ce99" table:formula="of:=[.X92]-[.X114]+256" office:value-type="float" office:value="154" calcext:value-type="float">
            <text:p>154</text:p>
          </table:table-cell>
          <table:table-cell table:style-name="ce99" table:formula="of:=[.Y92]-[.Y114]+256" office:value-type="float" office:value="148" calcext:value-type="float">
            <text:p>148</text:p>
          </table:table-cell>
          <table:table-cell table:style-name="ce99" table:formula="of:=[.Z92]-[.Z114]+256" office:value-type="float" office:value="128" calcext:value-type="float">
            <text:p>128</text:p>
          </table:table-cell>
          <table:table-cell table:style-name="ce99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99" table:formula="of:=[.T93]-[.T115]+256" office:value-type="float" office:value="227" calcext:value-type="float">
            <text:p>227</text:p>
          </table:table-cell>
          <table:table-cell table:style-name="ce99" table:formula="of:=[.U93]-[.U115]+256" office:value-type="float" office:value="219" calcext:value-type="float">
            <text:p>219</text:p>
          </table:table-cell>
          <table:table-cell table:style-name="ce99" table:formula="of:=[.V93]-[.V115]+256" office:value-type="float" office:value="207" calcext:value-type="float">
            <text:p>207</text:p>
          </table:table-cell>
          <table:table-cell table:style-name="ce99" table:formula="of:=[.W93]-[.W115]+256" office:value-type="float" office:value="185" calcext:value-type="float">
            <text:p>185</text:p>
          </table:table-cell>
          <table:table-cell table:style-name="ce99" table:formula="of:=[.X93]-[.X115]+256" office:value-type="float" office:value="167" calcext:value-type="float">
            <text:p>167</text:p>
          </table:table-cell>
          <table:table-cell table:style-name="ce99" table:formula="of:=[.Y93]-[.Y115]+256" office:value-type="float" office:value="161" calcext:value-type="float">
            <text:p>161</text:p>
          </table:table-cell>
          <table:table-cell table:style-name="ce99" table:formula="of:=[.Z93]-[.Z115]+256" office:value-type="float" office:value="141" calcext:value-type="float">
            <text:p>141</text:p>
          </table:table-cell>
          <table:table-cell table:style-name="ce99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99" table:formula="of:=[.T94]-[.T116]+256" office:value-type="float" office:value="242" calcext:value-type="float">
            <text:p>242</text:p>
          </table:table-cell>
          <table:table-cell table:style-name="ce99" table:formula="of:=[.U94]-[.U116]+256" office:value-type="float" office:value="234" calcext:value-type="float">
            <text:p>234</text:p>
          </table:table-cell>
          <table:table-cell table:style-name="ce99" table:formula="of:=[.V94]-[.V116]+256" office:value-type="float" office:value="222" calcext:value-type="float">
            <text:p>222</text:p>
          </table:table-cell>
          <table:table-cell table:style-name="ce99" table:formula="of:=[.W94]-[.W116]+256" office:value-type="float" office:value="200" calcext:value-type="float">
            <text:p>200</text:p>
          </table:table-cell>
          <table:table-cell table:style-name="ce99" table:formula="of:=[.X94]-[.X116]+256" office:value-type="float" office:value="182" calcext:value-type="float">
            <text:p>182</text:p>
          </table:table-cell>
          <table:table-cell table:style-name="ce99" table:formula="of:=[.Y94]-[.Y116]+256" office:value-type="float" office:value="176" calcext:value-type="float">
            <text:p>176</text:p>
          </table:table-cell>
          <table:table-cell table:style-name="ce99" table:formula="of:=[.Z94]-[.Z116]+256" office:value-type="float" office:value="156" calcext:value-type="float">
            <text:p>156</text:p>
          </table:table-cell>
          <table:table-cell table:style-name="ce99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number-columns-repeated="5"/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89" table:number-columns-repeated="6"/>
          <table:table-cell table:style-name="ce89" office:value-type="string" calcext:value-type="string">
            <text:p>X0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0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89" table:number-columns-repeated="7"/>
          <table:table-cell table:style-name="ce89" office:value-type="string" calcext:value-type="string">
            <text:p>X1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1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89" office:value-type="string" calcext:value-type="string">
            <text:p>X2</text:p>
          </table:table-cell>
          <table:table-cell table:number-columns-repeated="10"/>
          <table:table-cell table:style-name="ce21" table:number-columns-repeated="5"/>
          <table:table-cell table:style-name="ce21" office:value-type="string" calcext:value-type="string">
            <text:p>X2</text:p>
          </table:table-cell>
          <table:table-cell table:number-columns-repeated="10"/>
          <table:table-cell table:style-name="ce89" table:number-columns-repeated="5"/>
          <table:table-cell table:style-name="ce89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89" table:number-columns-repeated="2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2"/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number-columns-repeated="2"/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89" table:number-columns-repeated="3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4</text:p>
          </table:table-cell>
          <table:table-cell table:style-name="ce21" table:number-columns-repeated="7"/>
          <table:table-cell table:style-name="ce21" office:value-type="string" calcext:value-type="string">
            <text:p>X4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89" table:number-columns-repeated="4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3"/>
          <table:table-cell table:style-name="ce21" table:number-columns-repeated="6"/>
          <table:table-cell table:style-name="ce21" office:value-type="string" calcext:value-type="string">
            <text:p>X5</text:p>
          </table:table-cell>
          <table:table-cell table:style-name="ce21" table:number-columns-repeated="5"/>
          <table:table-cell table:style-name="ce21" office:value-type="string" calcext:value-type="string">
            <text:p>X5</text:p>
          </table:table-cell>
          <table:table-cell table:number-columns-repeated="3"/>
          <table:table-cell table:style-name="ce89" table:number-columns-repeated="6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89" table:number-columns-repeated="5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6</text:p>
          </table:table-cell>
          <table:table-cell table:style-name="ce21" table:number-columns-repeated="7"/>
          <table:table-cell table:style-name="ce21" office:value-type="string" calcext:value-type="string">
            <text:p>X6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/>
          <table:table-cell table:style-name="ce21"/>
          <table:table-cell table:style-name="ce21" office:value-type="string" calcext:value-type="string">
            <text:p>X7</text:p>
          </table:table-cell>
          <table:table-cell table:style-name="ce21" table:number-columns-repeated="12"/>
          <table:table-cell table:style-name="ce21" office:value-type="string" calcext:value-type="string">
            <text:p>X7</text:p>
          </table:table-cell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style-name="Default"/>
          <table:table-cell table:style-name="ce54"/>
          <table:table-cell table:style-name="ce21" table:number-columns-repeated="13"/>
          <table:table-cell table:style-name="ce21" office:value-type="string" calcext:value-type="string">
            <text:p>X8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/>
          <table:table-cell table:style-name="ce21" table:number-columns-repeated="14"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X10</text:p>
          </table:table-cell>
          <table:table-cell table:number-columns-repeated="9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X11</text:p>
          </table:table-cell>
          <table:table-cell table:style-name="ce21" table:number-columns-repeated="6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21" table:number-columns-repeated="4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21" table:number-columns-repeated="3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2"/>
          <table:table-cell table:style-name="ce21" table:number-columns-repeated="7"/>
          <table:table-cell table:style-name="ce21" office:value-type="string" calcext:value-type="string">
            <text:p>X13</text:p>
          </table:table-cell>
          <table:table-cell table:style-name="ce21" table:number-columns-repeated="5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21" table:number-columns-repeated="6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21" table:number-columns-repeated="7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style-name="ce21" table:number-columns-repeated="2"/>
          <table:table-cell table:style-name="ce21" office:value-type="string" calcext:value-type="string">
            <text:p>X15</text:p>
          </table:table-cell>
          <table:table-cell table:style-name="ce21" table:number-columns-repeated="12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21" table:number-columns-repeated="32"/>
          <table:table-cell table:style-name="ce21" office:value-type="string" calcext:value-type="string">
            <text:p>Y7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1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style-name="Default" table:number-columns-repeated="2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3"/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5"/>
          <table:table-cell table:style-name="ce96" table:number-columns-repeated="7"/>
          <table:table-cell table:style-name="ce97" table:number-columns-repeated="3"/>
          <table:table-cell table:style-name="ce97" office:value-type="string" calcext:value-type="string">
            <text:p>Y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90"/>
          <table:table-cell table:style-name="ce21" table:number-columns-repeated="3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90"/>
          <table:table-cell table:style-name="ce97" table:number-columns-repeated="3"/>
          <table:table-cell table:style-name="ce97" office:value-type="string" calcext:value-type="string">
            <text:p>Y1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90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90"/>
          <table:table-cell table:style-name="ce97" office:value-type="string" calcext:value-type="string">
            <text:p>Y2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63"/>
          <table:table-cell table:style-name="ce54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63"/>
          <table:table-cell table:style-name="ce96"/>
          <table:table-cell table:style-name="ce97" table:number-columns-repeated="6"/>
          <table:table-cell table:style-name="ce97" office:value-type="string" calcext:value-type="string">
            <text:p>Y3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3"/>
          <table:table-cell table:style-name="ce54" table:number-columns-repeated="3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63"/>
          <table:table-cell table:style-name="ce96" table:number-columns-repeated="3"/>
          <table:table-cell table:style-name="ce97" table:number-columns-repeated="7"/>
          <table:table-cell table:style-name="ce97" office:value-type="string" calcext:value-type="string">
            <text:p>Y4</text:p>
          </table:table-cell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90"/>
          <table:table-cell table:style-name="ce21"/>
          <table:table-cell table:style-name="ce21" office:value-type="string" calcext:value-type="string">
            <text:p>Y5</text:p>
          </table:table-cell>
          <table:table-cell table:style-name="Default" table:number-columns-repeated="7"/>
          <table:table-cell table:number-columns-repeated="6"/>
          <table:table-cell table:style-name="ce90"/>
          <table:table-cell table:style-name="ce97"/>
          <table:table-cell table:style-name="ce97" office:value-type="string" calcext:value-type="string">
            <text:p>Y5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0"/>
          <table:table-cell table:style-name="ce21" table:number-columns-repeated="6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90"/>
          <table:table-cell table:style-name="ce97" table:number-columns-repeated="6"/>
          <table:table-cell table:style-name="ce97" office:value-type="string" calcext:value-type="string">
            <text:p>Y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90"/>
          <table:table-cell table:style-name="ce21" table:number-columns-repeated="15"/>
          <table:table-cell table:style-name="ce21" office:value-type="string" calcext:value-type="string">
            <text:p>Y7</text:p>
          </table:table-cell>
          <table:table-cell table:style-name="ce97" table:number-columns-repeated="15"/>
          <table:table-cell table:style-name="ce97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21" table:number-columns-repeated="11"/>
          <table:table-cell table:style-name="ce21" office:value-type="string" calcext:value-type="string">
            <text:p>Y8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8</text:p>
          </table:table-cell>
          <table:table-cell table:number-columns-repeated="985"/>
        </table:table-row>
        <table:table-row table:style-name="ro1">
          <table:table-cell table:number-columns-repeated="19"/>
          <table:table-cell table:style-name="ce21" table:number-columns-repeated="4"/>
          <table:table-cell table:style-name="ce21" office:value-type="string" calcext:value-type="string">
            <text:p>Y9</text:p>
          </table:table-cell>
          <table:table-cell table:number-columns-repeated="11"/>
          <table:table-cell table:style-name="ce97" table:number-columns-repeated="4"/>
          <table:table-cell table:style-name="ce97" office:value-type="string" calcext:value-type="string">
            <text:p>Y9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number-columns-repeated="14"/>
          <table:table-cell table:style-name="ce97"/>
          <table:table-cell table:style-name="ce97" office:value-type="string" calcext:value-type="string">
            <text:p>Y0a</text:p>
          </table:table-cell>
          <table:table-cell table:number-columns-repeated="983"/>
        </table:table-row>
        <table:table-row table:style-name="ro1">
          <table:table-cell table:number-columns-repeated="17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number-columns-repeated="7"/>
          <table:table-cell table:style-name="ce97" table:number-columns-repeated="8"/>
          <table:table-cell table:style-name="ce97" office:value-type="string" calcext:value-type="string">
            <text:p>Y0b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21" table:number-columns-repeated="11"/>
          <table:table-cell table:style-name="ce21" office:value-type="string" calcext:value-type="string">
            <text:p>Y0c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0c</text:p>
          </table:table-cell>
          <table:table-cell table:number-columns-repeated="981"/>
        </table:table-row>
        <table:table-row table:style-name="ro1">
          <table:table-cell table:number-columns-repeated="25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number-columns-repeated="13"/>
          <table:table-cell table:style-name="ce97" table:number-columns-repeated="2"/>
          <table:table-cell table:style-name="ce97" office:value-type="string" calcext:value-type="string">
            <text:p>Y0d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number-columns-repeated="8"/>
          <table:table-cell table:style-name="ce97" table:number-columns-repeated="7"/>
          <table:table-cell table:style-name="ce97" office:value-type="string" calcext:value-type="string">
            <text:p>Y1e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21" table:number-columns-repeated="16"/>
          <table:table-cell table:style-name="ce98" office:value-type="string" calcext:value-type="string">
            <text:p>Y0f</text:p>
          </table:table-cell>
          <table:table-cell table:style-name="ce97" table:number-columns-repeated="15"/>
          <table:table-cell table:style-name="ce97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20"/>
          <table:table-cell table:style-name="ce21" table:number-columns-repeated="10"/>
          <table:table-cell table:style-name="ce21" office:value-type="string" calcext:value-type="string">
            <text:p>Y10</text:p>
          </table:table-cell>
          <table:table-cell table:number-columns-repeated="5"/>
          <table:table-cell table:style-name="ce97" table:number-columns-repeated="10"/>
          <table:table-cell table:style-name="ce97" office:value-type="string" calcext:value-type="string">
            <text:p>Y2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21" table:number-columns-repeated="9"/>
          <table:table-cell table:number-columns-repeated="7"/>
          <table:table-cell table:style-name="ce21" table:number-columns-repeated="8"/>
          <table:table-cell table:style-name="ce21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1</text:p>
          </table:table-cell>
          <table:table-cell table:number-columns-repeated="4"/>
          <table:table-cell table:style-name="Default" table:number-columns-repeated="8"/>
          <table:table-cell table:style-name="ce21" table:number-columns-repeated="3"/>
          <table:table-cell table:style-name="ce21" office:value-type="string" calcext:value-type="string">
            <text:p>Y11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0</text:p>
          </table:table-cell>
          <table:table-cell table:number-columns-repeated="3"/>
          <table:table-cell table:style-name="ce54" table:number-columns-repeated="8"/>
          <table:table-cell table:style-name="ce21" table:number-columns-repeated="4"/>
          <table:table-cell table:style-name="ce21" office:value-type="string" calcext:value-type="string">
            <text:p>Y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3</text:p>
          </table:table-cell>
          <table:table-cell table:number-columns-repeated="2"/>
          <table:table-cell table:style-name="Default" table:number-columns-repeated="6"/>
          <table:table-cell table:style-name="ce54" table:number-columns-repeated="2"/>
          <table:table-cell table:style-name="ce21" table:number-columns-repeated="5"/>
          <table:table-cell table:style-name="ce21" office:value-type="string" calcext:value-type="string">
            <text:p>Y13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2</text:p>
          </table:table-cell>
          <table:table-cell/>
          <table:table-cell table:style-name="Default" table:number-columns-repeated="12"/>
          <table:table-cell table:style-name="ce21" table:number-columns-repeated="2"/>
          <table:table-cell table:style-name="ce21" office:value-type="string" calcext:value-type="string">
            <text:p>Y12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05</text:p>
          </table:table-cell>
          <table:table-cell table:style-name="Default" table:number-columns-repeated="14"/>
          <table:table-cell table:style-name="ce21"/>
          <table:table-cell table:style-name="ce21" office:value-type="string" calcext:value-type="string">
            <text:p>Y15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04</text:p>
          </table:table-cell>
          <table:table-cell/>
          <table:table-cell table:style-name="Default" table:number-columns-repeated="2"/>
          <table:table-cell table:style-name="ce54" table:number-columns-repeated="4"/>
          <table:table-cell table:style-name="ce21" table:number-columns-repeated="8"/>
          <table:table-cell table:style-name="ce21" office:value-type="string" calcext:value-type="string">
            <text:p>Y14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91" table:number-columns-repeated="15"/>
          <table:table-cell table:style-name="ce91" office:value-type="string" calcext:value-type="string">
            <text:p>Y07</text:p>
          </table:table-cell>
          <table:table-cell table:style-name="ce21" table:number-columns-repeated="15"/>
          <table:table-cell table:style-name="ce21" office:value-type="string" calcext:value-type="string">
            <text:p>Y1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21" table:number-columns-repeated="8"/>
          <table:table-cell table:style-name="ce21" office:value-type="string" calcext:value-type="string">
            <text:p>Y06</text:p>
          </table:table-cell>
          <table:table-cell table:number-columns-repeated="7"/>
          <table:table-cell table:style-name="ce21" table:number-columns-repeated="8"/>
          <table:table-cell table:style-name="ce21" office:value-type="string" calcext:value-type="string">
            <text:p>Y1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09</text:p>
          </table:table-cell>
          <table:table-cell table:number-columns-repeated="5"/>
          <table:table-cell table:style-name="Default" table:number-columns-repeated="8"/>
          <table:table-cell table:style-name="ce21" table:number-columns-repeated="2"/>
          <table:table-cell table:style-name="ce21" office:value-type="string" calcext:value-type="string">
            <text:p>Y19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08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8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b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1b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a</text:p>
          </table:table-cell>
          <table:table-cell table:number-columns-repeated="8"/>
          <table:table-cell table:style-name="Default" table:number-columns-repeated="6"/>
          <table:table-cell table:style-name="ce21"/>
          <table:table-cell table:style-name="ce21" office:value-type="string" calcext:value-type="string">
            <text:p>Y1a</text:p>
          </table:table-cell>
          <table:table-cell table:number-columns-repeated="981"/>
        </table:table-row>
        <table:table-row table:style-name="ro1">
          <table:table-cell table:number-columns-repeated="27"/>
          <table:table-cell table:style-name="ce21" office:value-type="string" calcext:value-type="string">
            <text:p>Y0d</text:p>
          </table:table-cell>
          <table:table-cell table:number-columns-repeated="5"/>
          <table:table-cell table:style-name="Default" table:number-columns-repeated="10"/>
          <table:table-cell table:style-name="ce21" office:value-type="string" calcext:value-type="string">
            <text:p>Y1d</text:p>
          </table:table-cell>
          <table:table-cell table:number-columns-repeated="980"/>
        </table:table-row>
        <table:table-row table:style-name="ro1">
          <table:table-cell table:number-columns-repeated="17"/>
          <table:table-cell table:style-name="ce21" table:number-columns-repeated="11"/>
          <table:table-cell table:style-name="ce21" office:value-type="string" calcext:value-type="string">
            <text:p>Y0c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c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f</text:p>
          </table:table-cell>
          <table:table-cell/>
          <table:table-cell table:style-name="ce21" table:number-columns-repeated="14"/>
          <table:table-cell table:style-name="ce21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e</text:p>
          </table:table-cell>
          <table:table-cell table:style-name="Default" table:number-columns-repeated="8"/>
          <table:table-cell table:style-name="ce21" table:number-columns-repeated="7"/>
          <table:table-cell table:style-name="ce21" office:value-type="string" calcext:value-type="string">
            <text:p>Y1e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1</text:p>
          </table:table-cell>
          <table:table-cell table:number-columns-repeated="4"/>
          <table:table-cell table:style-name="Default" table:number-columns-repeated="8"/>
          <table:table-cell table:style-name="ce21" table:number-columns-repeated="3"/>
          <table:table-cell table:style-name="ce21" office:value-type="string" calcext:value-type="string">
            <text:p>Y21</text:p>
          </table:table-cell>
          <table:table-cell table:number-columns-repeated="976"/>
        </table:table-row>
        <table:table-row table:style-name="ro1" table:number-rows-repeated="104830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1:56:26.716660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1.4.2$Linux_X86_64 LibreOffice_project/10m0$Build-2</meta:generator>
    <dc:date>2016-12-13T13:03:26.238305394</dc:date>
    <meta:editing-duration>P9DT21H9M59S</meta:editing-duration>
    <meta:editing-cycles>299</meta:editing-cycles>
    <meta:print-date>2016-06-12T01:59:12.454667705</meta:print-date>
    <meta:document-statistic meta:table-count="4" meta:cell-count="7160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